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47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1.408cm"/>
    </style:style>
    <style:style style:name="co7" style:family="table-column">
      <style:table-column-properties fo:break-before="auto" style:column-width="11.317cm"/>
    </style:style>
    <style:style style:name="co8" style:family="table-column">
      <style:table-column-properties fo:break-before="auto" style:column-width="6.422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3.944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4.427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1.748cm"/>
    </style:style>
    <style:style style:name="co17" style:family="table-column">
      <style:table-column-properties fo:break-before="auto" style:column-width="1.201cm"/>
    </style:style>
    <style:style style:name="co18" style:family="table-column">
      <style:table-column-properties fo:break-before="auto" style:column-width="6.068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2.925cm"/>
    </style:style>
    <style:style style:name="co21" style:family="table-column">
      <style:table-column-properties fo:break-before="auto" style:column-width="4.893cm"/>
    </style:style>
    <style:style style:name="co22" style:family="table-column">
      <style:table-column-properties fo:break-before="auto" style:column-width="5.5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number-columns-repeated="1024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ID</text:p>
          </table:table-cell>
          <table:table-cell office:value-type="string">
            <text:p>Mandant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A2];&quot;','&quot;;[.B2];&quot;','&quot;;[.C2];&quot;','&quot;;[.D2];&quot;');&quot;)" office:value-type="string" office:string-value="insert  into authoritys (id, mandant, oid, auth_authority) values ('2','2','2','ADMIN');">
            <text:p>insert <text:s/>into authoritys (id, mandant, oid, auth_authority) values ('2','2','2','ADMIN');</text:p>
          </table:table-cell>
        </table:table-row>
        <table:table-row table:style-name="ro1">
          <table:table-cell table:number-columns-repeated="5"/>
        </table:table-row>
      </table:table>
      <table:table table:name="USERS_AUTHORITIES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5"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1">
          <table:table-cell office:value-type="string">
            <text:p>ID</text:p>
          </table:table-cell>
          <table:table-cell office:value-type="string">
            <text:p>mandant</text:p>
          </table:table-cell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  mandant,perm_permission,oid) values ('&quot;;[.A2];&quot;','&quot;;[.B2];&quot;','&quot;;[.C2];&quot;','&quot;;[.D2];&quot;');&quot;)" office:value-type="string" office:string-value="insert  into permissions (id,  mandant,perm_permission,oid) values ('1000','2','PERM_newAdresse','1000');">
            <text:p>insert <text:s/>into permissions (id, <text:s/>mandant,perm_permission,oid) values ('1000','2','PERM_newAdresse','1000');</text:p>
          </table:table-cell>
          <table:table-cell table:number-columns-repeated="5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">
            <text:p>2</text:p>
          </table:table-cell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  mandant,perm_permission,oid) values ('&quot;;[.A3];&quot;','&quot;;[.B3];&quot;','&quot;;[.C3];&quot;','&quot;;[.D3];&quot;');&quot;)" office:value-type="string" office:string-value="insert  into permissions (id,  mandant,perm_permission,oid) values ('1001','2','PERM_queryAdresse','1001');">
            <text:p>insert <text:s/>into permissions (id, <text:s/>mandant,perm_permission,oid) values ('1001','2','PERM_queryAdresse','1001');</text:p>
          </table:table-cell>
          <table:table-cell table:number-columns-repeated="5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  mandant,perm_permission,oid) values ('&quot;;[.A4];&quot;','&quot;;[.B4];&quot;','&quot;;[.C4];&quot;','&quot;;[.D4];&quot;');&quot;)" office:value-type="string" office:string-value="insert  into permissions (id,  mandant,perm_permission,oid) values ('1002','2','PERM_copyAdresse','1002');">
            <text:p>insert <text:s/>into permissions (id, <text:s/>mandant,perm_permission,oid) values ('1002','2','PERM_copyAdresse','1002');</text:p>
          </table:table-cell>
          <table:table-cell table:number-columns-repeated="5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">
            <text:p>2</text:p>
          </table:table-cell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  mandant,perm_permission,oid) values ('&quot;;[.A5];&quot;','&quot;;[.B5];&quot;','&quot;;[.C5];&quot;','&quot;;[.D5];&quot;');&quot;)" office:value-type="string" office:string-value="insert  into permissions (id,  mandant,perm_permission,oid) values ('1003','2','PERM_readAdresse','1003');">
            <text:p>insert <text:s/>into permissions (id, <text:s/>mandant,perm_permission,oid) values ('1003','2','PERM_readAdresse','1003');</text:p>
          </table:table-cell>
          <table:table-cell table:number-columns-repeated="5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">
            <text:p>2</text:p>
          </table:table-cell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  mandant,perm_permission,oid) values ('&quot;;[.A6];&quot;','&quot;;[.B6];&quot;','&quot;;[.C6];&quot;','&quot;;[.D6];&quot;');&quot;)" office:value-type="string" office:string-value="insert  into permissions (id,  mandant,perm_permission,oid) values ('1004','2','PERM_updateAdresse','1004');">
            <text:p>insert <text:s/>into permissions (id, <text:s/>mandant,perm_permission,oid) values ('1004','2','PERM_updateAdresse','1004');</text:p>
          </table:table-cell>
          <table:table-cell table:number-columns-repeated="5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">
            <text:p>2</text:p>
          </table:table-cell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  mandant,perm_permission,oid) values ('&quot;;[.A7];&quot;','&quot;;[.B7];&quot;','&quot;;[.C7];&quot;','&quot;;[.D7];&quot;');&quot;)" office:value-type="string" office:string-value="insert  into permissions (id,  mandant,perm_permission,oid) values ('1005','2','PERM_saveAdresse','1005');">
            <text:p>insert <text:s/>into permissions (id, <text:s/>mandant,perm_permission,oid) values ('1005','2','PERM_saveAdresse','1005');</text:p>
          </table:table-cell>
          <table:table-cell table:number-columns-repeated="5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">
            <text:p>2</text:p>
          </table:table-cell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  mandant,perm_permission,oid) values ('&quot;;[.A8];&quot;','&quot;;[.B8];&quot;','&quot;;[.C8];&quot;','&quot;;[.D8];&quot;');&quot;)" office:value-type="string" office:string-value="insert  into permissions (id,  mandant,perm_permission,oid) values ('1006','2','PERM_deleteAdresse','1006');">
            <text:p>insert <text:s/>into permissions (id, <text:s/>mandant,perm_permission,oid) values ('1006','2','PERM_deleteAdresse','1006');</text:p>
          </table:table-cell>
          <table:table-cell table:number-columns-repeated="5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">
            <text:p>2</text:p>
          </table:table-cell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  mandant,perm_permission,oid) values ('&quot;;[.A9];&quot;','&quot;;[.B9];&quot;','&quot;;[.C9];&quot;','&quot;;[.D9];&quot;');&quot;)" office:value-type="string" office:string-value="insert  into permissions (id,  mandant,perm_permission,oid) values ('1007','2','PERM_queryAccount','1007');">
            <text:p>insert <text:s/>into permissions (id, <text:s/>mandant,perm_permission,oid) values ('1007','2','PERM_queryAccount','1007');</text:p>
          </table:table-cell>
          <table:table-cell table:number-columns-repeated="5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2">
            <text:p>2</text:p>
          </table:table-cell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  mandant,perm_permission,oid) values ('&quot;;[.A10];&quot;','&quot;;[.B10];&quot;','&quot;;[.C10];&quot;','&quot;;[.D10];&quot;');&quot;)" office:value-type="string" office:string-value="insert  into permissions (id,  mandant,perm_permission,oid) values ('1008','2','PERM_newAccount','1008');">
            <text:p>insert <text:s/>into permissions (id, <text:s/>mandant,perm_permission,oid) values ('1008','2','PERM_newAccount','1008');</text:p>
          </table:table-cell>
          <table:table-cell table:number-columns-repeated="5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">
            <text:p>2</text:p>
          </table:table-cell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  mandant,perm_permission,oid) values ('&quot;;[.A11];&quot;','&quot;;[.B11];&quot;','&quot;;[.C11];&quot;','&quot;;[.D11];&quot;');&quot;)" office:value-type="string" office:string-value="insert  into permissions (id,  mandant,perm_permission,oid) values ('1009','2','PERM_readAccount','1009');">
            <text:p>insert <text:s/>into permissions (id, <text:s/>mandant,perm_permission,oid) values ('1009','2','PERM_readAccount','1009');</text:p>
          </table:table-cell>
          <table:table-cell table:number-columns-repeated="5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  mandant,perm_permission,oid) values ('&quot;;[.A12];&quot;','&quot;;[.B12];&quot;','&quot;;[.C12];&quot;','&quot;;[.D12];&quot;');&quot;)" office:value-type="string" office:string-value="insert  into permissions (id,  mandant,perm_permission,oid) values ('1010','2','PERM_updateAccount','1010');">
            <text:p>insert <text:s/>into permissions (id, <text:s/>mandant,perm_permission,oid) values ('1010','2','PERM_updateAccount','1010');</text:p>
          </table:table-cell>
          <table:table-cell table:number-columns-repeated="5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">
            <text:p>2</text:p>
          </table:table-cell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  mandant,perm_permission,oid) values ('&quot;;[.A13];&quot;','&quot;;[.B13];&quot;','&quot;;[.C13];&quot;','&quot;;[.D13];&quot;');&quot;)" office:value-type="string" office:string-value="insert  into permissions (id,  mandant,perm_permission,oid) values ('1011','2','PERM_saveAccount','1011');">
            <text:p>insert <text:s/>into permissions (id, <text:s/>mandant,perm_permission,oid) values ('1011','2','PERM_saveAccount','1011');</text:p>
          </table:table-cell>
          <table:table-cell table:number-columns-repeated="5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">
            <text:p>2</text:p>
          </table:table-cell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  mandant,perm_permission,oid) values ('&quot;;[.A14];&quot;','&quot;;[.B14];&quot;','&quot;;[.C14];&quot;','&quot;;[.D14];&quot;');&quot;)" office:value-type="string" office:string-value="insert  into permissions (id,  mandant,perm_permission,oid) values ('1012','2','PERM_deleteAccount','1012');">
            <text:p>insert <text:s/>into permissions (id, <text:s/>mandant,perm_permission,oid) values ('1012','2','PERM_deleteAccount','1012');</text:p>
          </table:table-cell>
          <table:table-cell table:number-columns-repeated="5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">
            <text:p>2</text:p>
          </table:table-cell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  mandant,perm_permission,oid) values ('&quot;;[.A15];&quot;','&quot;;[.B15];&quot;','&quot;;[.C15];&quot;','&quot;;[.D15];&quot;');&quot;)" office:value-type="string" office:string-value="insert  into permissions (id,  mandant,perm_permission,oid) values ('1013','2','PERM_newAuthority','1013');">
            <text:p>insert <text:s/>into permissions (id, <text:s/>mandant,perm_permission,oid) values ('1013','2','PERM_newAuthority','1013');</text:p>
          </table:table-cell>
          <table:table-cell table:number-columns-repeated="5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2">
            <text:p>2</text:p>
          </table:table-cell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  mandant,perm_permission,oid) values ('&quot;;[.A16];&quot;','&quot;;[.B16];&quot;','&quot;;[.C16];&quot;','&quot;;[.D16];&quot;');&quot;)" office:value-type="string" office:string-value="insert  into permissions (id,  mandant,perm_permission,oid) values ('1014','2','PERM_queryAuthority','1014');">
            <text:p>insert <text:s/>into permissions (id, <text:s/>mandant,perm_permission,oid) values ('1014','2','PERM_queryAuthority','1014');</text:p>
          </table:table-cell>
          <table:table-cell table:number-columns-repeated="5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  mandant,perm_permission,oid) values ('&quot;;[.A17];&quot;','&quot;;[.B17];&quot;','&quot;;[.C17];&quot;','&quot;;[.D17];&quot;');&quot;)" office:value-type="string" office:string-value="insert  into permissions (id,  mandant,perm_permission,oid) values ('1015','2','PERM_readAuthority','1015');">
            <text:p>insert <text:s/>into permissions (id, <text:s/>mandant,perm_permission,oid) values ('1015','2','PERM_readAuthority','1015');</text:p>
          </table:table-cell>
          <table:table-cell table:number-columns-repeated="5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2">
            <text:p>2</text:p>
          </table:table-cell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  mandant,perm_permission,oid) values ('&quot;;[.A18];&quot;','&quot;;[.B18];&quot;','&quot;;[.C18];&quot;','&quot;;[.D18];&quot;');&quot;)" office:value-type="string" office:string-value="insert  into permissions (id,  mandant,perm_permission,oid) values ('1016','2','PERM_updateAuthority','1016');">
            <text:p>insert <text:s/>into permissions (id, <text:s/>mandant,perm_permission,oid) values ('1016','2','PERM_updateAuthority','1016');</text:p>
          </table:table-cell>
          <table:table-cell table:number-columns-repeated="5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">
            <text:p>2</text:p>
          </table:table-cell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  mandant,perm_permission,oid) values ('&quot;;[.A19];&quot;','&quot;;[.B19];&quot;','&quot;;[.C19];&quot;','&quot;;[.D19];&quot;');&quot;)" office:value-type="string" office:string-value="insert  into permissions (id,  mandant,perm_permission,oid) values ('1017','2','PERM_saveAuthority','1017');">
            <text:p>insert <text:s/>into permissions (id, <text:s/>mandant,perm_permission,oid) values ('1017','2','PERM_saveAuthority','1017');</text:p>
          </table:table-cell>
          <table:table-cell table:number-columns-repeated="5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  mandant,perm_permission,oid) values ('&quot;;[.A20];&quot;','&quot;;[.B20];&quot;','&quot;;[.C20];&quot;','&quot;;[.D20];&quot;');&quot;)" office:value-type="string" office:string-value="insert  into permissions (id,  mandant,perm_permission,oid) values ('1018','2','PERM_deleteAuthority','1018');">
            <text:p>insert <text:s/>into permissions (id, <text:s/>mandant,perm_permission,oid) values ('1018','2','PERM_deleteAuthority','1018');</text:p>
          </table:table-cell>
          <table:table-cell table:number-columns-repeated="5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2">
            <text:p>2</text:p>
          </table:table-cell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  mandant,perm_permission,oid) values ('&quot;;[.A21];&quot;','&quot;;[.B21];&quot;','&quot;;[.C21];&quot;','&quot;;[.D21];&quot;');&quot;)" office:value-type="string" office:string-value="insert  into permissions (id,  mandant,perm_permission,oid) values ('1019','2','PERM_copyAuthority','1019');">
            <text:p>insert <text:s/>into permissions (id, <text:s/>mandant,perm_permission,oid) values ('1019','2','PERM_copyAuthority','1019');</text:p>
          </table:table-cell>
          <table:table-cell table:number-columns-repeated="5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">
            <text:p>2</text:p>
          </table:table-cell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  mandant,perm_permission,oid) values ('&quot;;[.A22];&quot;','&quot;;[.B22];&quot;','&quot;;[.C22];&quot;','&quot;;[.D22];&quot;');&quot;)" office:value-type="string" office:string-value="insert  into permissions (id,  mandant,perm_permission,oid) values ('1020','2','PERM_queryAuthorityPermission','1020');">
            <text:p>insert <text:s/>into permissions (id, <text:s/>mandant,perm_permission,oid) values ('1020','2','PERM_queryAuthorityPermission','1020');</text:p>
          </table:table-cell>
          <table:table-cell table:number-columns-repeated="5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">
            <text:p>2</text:p>
          </table:table-cell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  mandant,perm_permission,oid) values ('&quot;;[.A23];&quot;','&quot;;[.B23];&quot;','&quot;;[.C23];&quot;','&quot;;[.D23];&quot;');&quot;)" office:value-type="string" office:string-value="insert  into permissions (id,  mandant,perm_permission,oid) values ('1021','2','PERM_readByAuthorityAuthorityPermission','1021');">
            <text:p>insert <text:s/>into permissions (id, <text:s/>mandant,perm_permission,oid) values ('1021','2','PERM_readByAuthorityAuthorityPermission','1021');</text:p>
          </table:table-cell>
          <table:table-cell table:number-columns-repeated="5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">
            <text:p>2</text:p>
          </table:table-cell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  mandant,perm_permission,oid) values ('&quot;;[.A24];&quot;','&quot;;[.B24];&quot;','&quot;;[.C24];&quot;','&quot;;[.D24];&quot;');&quot;)" office:value-type="string" office:string-value="insert  into permissions (id,  mandant,perm_permission,oid) values ('1022','2','PERM_readAuthorityPermission','1022');">
            <text:p>insert <text:s/>into permissions (id, <text:s/>mandant,perm_permission,oid) values ('1022','2','PERM_readAuthorityPermission','1022');</text:p>
          </table:table-cell>
          <table:table-cell table:number-columns-repeated="5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">
            <text:p>2</text:p>
          </table:table-cell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  mandant,perm_permission,oid) values ('&quot;;[.A25];&quot;','&quot;;[.B25];&quot;','&quot;;[.C25];&quot;','&quot;;[.D25];&quot;');&quot;)" office:value-type="string" office:string-value="insert  into permissions (id,  mandant,perm_permission,oid) values ('1023','2','PERM_saveAuthorityPermission','1023');">
            <text:p>insert <text:s/>into permissions (id, <text:s/>mandant,perm_permission,oid) values ('1023','2','PERM_saveAuthorityPermission','1023');</text:p>
          </table:table-cell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  mandant,perm_permission,oid) values ('&quot;;[.A26];&quot;','&quot;;[.B26];&quot;','&quot;;[.C26];&quot;','&quot;;[.D26];&quot;');&quot;)" office:value-type="string" office:string-value="insert  into permissions (id,  mandant,perm_permission,oid) values ('1024','2','PERM_deleteAuthorityPermission','1024');">
            <text:p>insert <text:s/>into permissions (id, <text:s/>mandant,perm_permission,oid) values ('1024','2','PERM_deleteAuthorityPermission','1024');</text:p>
          </table:table-cell>
          <table:table-cell table:number-columns-repeated="5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  mandant,perm_permission,oid) values ('&quot;;[.A27];&quot;','&quot;;[.B27];&quot;','&quot;;[.C27];&quot;','&quot;;[.D27];&quot;');&quot;)" office:value-type="string" office:string-value="insert  into permissions (id,  mandant,perm_permission,oid) values ('1025','2','PERM_queryBuerger','1025');">
            <text:p>insert <text:s/>into permissions (id, <text:s/>mandant,perm_permission,oid) values ('1025','2','PERM_queryBuerger','1025');</text:p>
          </table:table-cell>
          <table:table-cell table:number-columns-repeated="5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">
            <text:p>2</text:p>
          </table:table-cell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  mandant,perm_permission,oid) values ('&quot;;[.A28];&quot;','&quot;;[.B28];&quot;','&quot;;[.C28];&quot;','&quot;;[.D28];&quot;');&quot;)" office:value-type="string" office:string-value="insert  into permissions (id,  mandant,perm_permission,oid) values ('1026','2','PERM_newBuerger','1026');">
            <text:p>insert <text:s/>into permissions (id, <text:s/>mandant,perm_permission,oid) values ('1026','2','PERM_newBuerger','1026');</text:p>
          </table:table-cell>
          <table:table-cell table:number-columns-repeated="5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  mandant,perm_permission,oid) values ('&quot;;[.A29];&quot;','&quot;;[.B29];&quot;','&quot;;[.C29];&quot;','&quot;;[.D29];&quot;');&quot;)" office:value-type="string" office:string-value="insert  into permissions (id,  mandant,perm_permission,oid) values ('1027','2','PERM_copyBuerger','1027');">
            <text:p>insert <text:s/>into permissions (id, <text:s/>mandant,perm_permission,oid) values ('1027','2','PERM_copyBuerger','1027');</text:p>
          </table:table-cell>
          <table:table-cell table:number-columns-repeated="5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  mandant,perm_permission,oid) values ('&quot;;[.A30];&quot;','&quot;;[.B30];&quot;','&quot;;[.C30];&quot;','&quot;;[.D30];&quot;');&quot;)" office:value-type="string" office:string-value="insert  into permissions (id,  mandant,perm_permission,oid) values ('1028','2','PERM_readBuerger','1028');">
            <text:p>insert <text:s/>into permissions (id, <text:s/>mandant,perm_permission,oid) values ('1028','2','PERM_readBuerger','1028');</text:p>
          </table:table-cell>
          <table:table-cell table:number-columns-repeated="5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">
            <text:p>2</text:p>
          </table:table-cell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  mandant,perm_permission,oid) values ('&quot;;[.A31];&quot;','&quot;;[.B31];&quot;','&quot;;[.C31];&quot;','&quot;;[.D31];&quot;');&quot;)" office:value-type="string" office:string-value="insert  into permissions (id,  mandant,perm_permission,oid) values ('1029','2','PERM_updateBuerger','1029');">
            <text:p>insert <text:s/>into permissions (id, <text:s/>mandant,perm_permission,oid) values ('1029','2','PERM_updateBuerger','1029');</text:p>
          </table:table-cell>
          <table:table-cell table:number-columns-repeated="5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  mandant,perm_permission,oid) values ('&quot;;[.A32];&quot;','&quot;;[.B32];&quot;','&quot;;[.C32];&quot;','&quot;;[.D32];&quot;');&quot;)" office:value-type="string" office:string-value="insert  into permissions (id,  mandant,perm_permission,oid) values ('1030','2','PERM_saveBuerger','1030');">
            <text:p>insert <text:s/>into permissions (id, <text:s/>mandant,perm_permission,oid) values ('1030','2','PERM_saveBuerger','1030');</text:p>
          </table:table-cell>
          <table:table-cell table:number-columns-repeated="5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">
            <text:p>2</text:p>
          </table:table-cell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  mandant,perm_permission,oid) values ('&quot;;[.A33];&quot;','&quot;;[.B33];&quot;','&quot;;[.C33];&quot;','&quot;;[.D33];&quot;');&quot;)" office:value-type="string" office:string-value="insert  into permissions (id,  mandant,perm_permission,oid) values ('1031','2','PERM_deleteBuerger','1031');">
            <text:p>insert <text:s/>into permissions (id, <text:s/>mandant,perm_permission,oid) values ('1031','2','PERM_deleteBuerger','1031');</text:p>
          </table:table-cell>
          <table:table-cell table:number-columns-repeated="5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">
            <text:p>2</text:p>
          </table:table-cell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  mandant,perm_permission,oid) values ('&quot;;[.A34];&quot;','&quot;;[.B34];&quot;','&quot;;[.C34];&quot;','&quot;;[.D34];&quot;');&quot;)" office:value-type="string" office:string-value="insert  into permissions (id,  mandant,perm_permission,oid) values ('1032','2','PERM_readBuergerWohnungen','1032');">
            <text:p>insert <text:s/>into permissions (id, <text:s/>mandant,perm_permission,oid) values ('1032','2','PERM_readBuergerWohnungen','1032');</text:p>
          </table:table-cell>
          <table:table-cell table:number-columns-repeated="5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2">
            <text:p>2</text:p>
          </table:table-cell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  mandant,perm_permission,oid) values ('&quot;;[.A35];&quot;','&quot;;[.B35];&quot;','&quot;;[.C35];&quot;','&quot;;[.D35];&quot;');&quot;)" office:value-type="string" office:string-value="insert  into permissions (id,  mandant,perm_permission,oid) values ('1033','2','PERM_readBuergerKinder','1033');">
            <text:p>insert <text:s/>into permissions (id, <text:s/>mandant,perm_permission,oid) values ('1033','2','PERM_readBuergerKinder','1033');</text:p>
          </table:table-cell>
          <table:table-cell table:number-columns-repeated="5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">
            <text:p>2</text:p>
          </table:table-cell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  mandant,perm_permission,oid) values ('&quot;;[.A36];&quot;','&quot;;[.B36];&quot;','&quot;;[.C36];&quot;','&quot;;[.D36];&quot;');&quot;)" office:value-type="string" office:string-value="insert  into permissions (id,  mandant,perm_permission,oid) values ('1034','2','PERM_createKindBuerger','1034');">
            <text:p>insert <text:s/>into permissions (id, <text:s/>mandant,perm_permission,oid) values ('1034','2','PERM_createKindBuerger','1034');</text:p>
          </table:table-cell>
          <table:table-cell table:number-columns-repeated="5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  mandant,perm_permission,oid) values ('&quot;;[.A37];&quot;','&quot;;[.B37];&quot;','&quot;;[.C37];&quot;','&quot;;[.D37];&quot;');&quot;)" office:value-type="string" office:string-value="insert  into permissions (id,  mandant,perm_permission,oid) values ('1035','2','PERM_addKindBuerger','1035');">
            <text:p>insert <text:s/>into permissions (id, <text:s/>mandant,perm_permission,oid) values ('1035','2','PERM_addKindBuerger','1035');</text:p>
          </table:table-cell>
          <table:table-cell table:number-columns-repeated="5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">
            <text:p>2</text:p>
          </table:table-cell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  mandant,perm_permission,oid) values ('&quot;;[.A38];&quot;','&quot;;[.B38];&quot;','&quot;;[.C38];&quot;','&quot;;[.D38];&quot;');&quot;)" office:value-type="string" office:string-value="insert  into permissions (id,  mandant,perm_permission,oid) values ('1036','2','PERM_addWohnungBuerger','1036');">
            <text:p>insert <text:s/>into permissions (id, <text:s/>mandant,perm_permission,oid) values ('1036','2','PERM_addWohnungBuerger','1036');</text:p>
          </table:table-cell>
          <table:table-cell table:number-columns-repeated="5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">
            <text:p>2</text:p>
          </table:table-cell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  mandant,perm_permission,oid) values ('&quot;;[.A39];&quot;','&quot;;[.B39];&quot;','&quot;;[.C39];&quot;','&quot;;[.D39];&quot;');&quot;)" office:value-type="string" office:string-value="insert  into permissions (id,  mandant,perm_permission,oid) values ('1037','2','PERM_createWhonungBuerger','1037');">
            <text:p>insert <text:s/>into permissions (id, <text:s/>mandant,perm_permission,oid) values ('1037','2','PERM_createWhonungBuerger','1037');</text:p>
          </table:table-cell>
          <table:table-cell table:number-columns-repeated="5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  mandant,perm_permission,oid) values ('&quot;;[.A40];&quot;','&quot;;[.B40];&quot;','&quot;;[.C40];&quot;','&quot;;[.D40];&quot;');&quot;)" office:value-type="string" office:string-value="insert  into permissions (id,  mandant,perm_permission,oid) values ('1038','2','PERM_readBuergerStaatsangehoerigkeiten','1038');">
            <text:p>insert <text:s/>into permissions (id, <text:s/>mandant,perm_permission,oid) values ('1038','2','PERM_readBuergerStaatsangehoerigkeiten','1038');</text:p>
          </table:table-cell>
          <table:table-cell table:number-columns-repeated="5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">
            <text:p>2</text:p>
          </table:table-cell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  mandant,perm_permission,oid) values ('&quot;;[.A41];&quot;','&quot;;[.B41];&quot;','&quot;;[.C41];&quot;','&quot;;[.D41];&quot;');&quot;)" office:value-type="string" office:string-value="insert  into permissions (id,  mandant,perm_permission,oid) values ('1039','2','PERM_addStaatangehoerigkeitBuerger','1039');">
            <text:p>insert <text:s/>into permissions (id, <text:s/>mandant,perm_permission,oid) values ('1039','2','PERM_addStaatangehoerigkeitBuerger','1039');</text:p>
          </table:table-cell>
          <table:table-cell table:number-columns-repeated="5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  mandant,perm_permission,oid) values ('&quot;;[.A42];&quot;','&quot;;[.B42];&quot;','&quot;;[.C42];&quot;','&quot;;[.D42];&quot;');&quot;)" office:value-type="string" office:string-value="insert  into permissions (id,  mandant,perm_permission,oid) values ('1040','2','PERM_addPassBuerger','1040');">
            <text:p>insert <text:s/>into permissions (id, <text:s/>mandant,perm_permission,oid) values ('1040','2','PERM_addPassBuerger','1040');</text:p>
          </table:table-cell>
          <table:table-cell table:number-columns-repeated="5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  mandant,perm_permission,oid) values ('&quot;;[.A43];&quot;','&quot;;[.B43];&quot;','&quot;;[.C43];&quot;','&quot;;[.D43];&quot;');&quot;)" office:value-type="string" office:string-value="insert  into permissions (id,  mandant,perm_permission,oid) values ('1041','2','PERM_readBuergerPass','1041');">
            <text:p>insert <text:s/>into permissions (id, <text:s/>mandant,perm_permission,oid) values ('1041','2','PERM_readBuergerPass','1041');</text:p>
          </table:table-cell>
          <table:table-cell table:number-columns-repeated="5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">
            <text:p>2</text:p>
          </table:table-cell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  mandant,perm_permission,oid) values ('&quot;;[.A44];&quot;','&quot;;[.B44];&quot;','&quot;;[.C44];&quot;','&quot;;[.D44];&quot;');&quot;)" office:value-type="string" office:string-value="insert  into permissions (id,  mandant,perm_permission,oid) values ('1042','2','PERM_queryCompanyBaseInfo','1042');">
            <text:p>insert <text:s/>into permissions (id, <text:s/>mandant,perm_permission,oid) values ('1042','2','PERM_queryCompanyBaseInfo','1042');</text:p>
          </table:table-cell>
          <table:table-cell table:number-columns-repeated="5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2">
            <text:p>2</text:p>
          </table:table-cell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  mandant,perm_permission,oid) values ('&quot;;[.A45];&quot;','&quot;;[.B45];&quot;','&quot;;[.C45];&quot;','&quot;;[.D45];&quot;');&quot;)" office:value-type="string" office:string-value="insert  into permissions (id,  mandant,perm_permission,oid) values ('1043','2','PERM_newCompanyBaseInfo','1043');">
            <text:p>insert <text:s/>into permissions (id, <text:s/>mandant,perm_permission,oid) values ('1043','2','PERM_newCompanyBaseInfo','1043');</text:p>
          </table:table-cell>
          <table:table-cell table:number-columns-repeated="5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">
            <text:p>2</text:p>
          </table:table-cell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  mandant,perm_permission,oid) values ('&quot;;[.A46];&quot;','&quot;;[.B46];&quot;','&quot;;[.C46];&quot;','&quot;;[.D46];&quot;');&quot;)" office:value-type="string" office:string-value="insert  into permissions (id,  mandant,perm_permission,oid) values ('1044','2','PERM_readCompanyBaseInfo','1044');">
            <text:p>insert <text:s/>into permissions (id, <text:s/>mandant,perm_permission,oid) values ('1044','2','PERM_readCompanyBaseInfo','1044');</text:p>
          </table:table-cell>
          <table:table-cell table:number-columns-repeated="5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  mandant,perm_permission,oid) values ('&quot;;[.A47];&quot;','&quot;;[.B47];&quot;','&quot;;[.C47];&quot;','&quot;;[.D47];&quot;');&quot;)" office:value-type="string" office:string-value="insert  into permissions (id,  mandant,perm_permission,oid) values ('1045','2','PERM_updateCompanyBaseInfo','1045');">
            <text:p>insert <text:s/>into permissions (id, <text:s/>mandant,perm_permission,oid) values ('1045','2','PERM_updateCompanyBaseInfo','1045');</text:p>
          </table:table-cell>
          <table:table-cell table:number-columns-repeated="5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">
            <text:p>2</text:p>
          </table:table-cell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  mandant,perm_permission,oid) values ('&quot;;[.A48];&quot;','&quot;;[.B48];&quot;','&quot;;[.C48];&quot;','&quot;;[.D48];&quot;');&quot;)" office:value-type="string" office:string-value="insert  into permissions (id,  mandant,perm_permission,oid) values ('1046','2','PERM_saveCompanyBaseInfo','1046');">
            <text:p>insert <text:s/>into permissions (id, <text:s/>mandant,perm_permission,oid) values ('1046','2','PERM_saveCompanyBaseInfo','1046');</text:p>
          </table:table-cell>
          <table:table-cell table:number-columns-repeated="5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  mandant,perm_permission,oid) values ('&quot;;[.A49];&quot;','&quot;;[.B49];&quot;','&quot;;[.C49];&quot;','&quot;;[.D49];&quot;');&quot;)" office:value-type="string" office:string-value="insert  into permissions (id,  mandant,perm_permission,oid) values ('1047','2','PERM_deleteCompanyBaseInfo','1047');">
            <text:p>insert <text:s/>into permissions (id, <text:s/>mandant,perm_permission,oid) values ('1047','2','PERM_deleteCompanyBaseInfo','1047');</text:p>
          </table:table-cell>
          <table:table-cell table:number-columns-repeated="5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2">
            <text:p>2</text:p>
          </table:table-cell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  mandant,perm_permission,oid) values ('&quot;;[.A50];&quot;','&quot;;[.B50];&quot;','&quot;;[.C50];&quot;','&quot;;[.D50];&quot;');&quot;)" office:value-type="string" office:string-value="insert  into permissions (id,  mandant,perm_permission,oid) values ('1048','2','PERM_queryMandant','1048');">
            <text:p>insert <text:s/>into permissions (id, <text:s/>mandant,perm_permission,oid) values ('1048','2','PERM_queryMandant','1048');</text:p>
          </table:table-cell>
          <table:table-cell table:number-columns-repeated="5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">
            <text:p>2</text:p>
          </table:table-cell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  mandant,perm_permission,oid) values ('&quot;;[.A51];&quot;','&quot;;[.B51];&quot;','&quot;;[.C51];&quot;','&quot;;[.D51];&quot;');&quot;)" office:value-type="string" office:string-value="insert  into permissions (id,  mandant,perm_permission,oid) values ('1049','2','PERM_newMandant','1049');">
            <text:p>insert <text:s/>into permissions (id, <text:s/>mandant,perm_permission,oid) values ('1049','2','PERM_newMandant','1049');</text:p>
          </table:table-cell>
          <table:table-cell table:number-columns-repeated="5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  mandant,perm_permission,oid) values ('&quot;;[.A52];&quot;','&quot;;[.B52];&quot;','&quot;;[.C52];&quot;','&quot;;[.D52];&quot;');&quot;)" office:value-type="string" office:string-value="insert  into permissions (id,  mandant,perm_permission,oid) values ('1050','2','PERM_copyMandant','1050');">
            <text:p>insert <text:s/>into permissions (id, <text:s/>mandant,perm_permission,oid) values ('1050','2','PERM_copyMandant','1050');</text:p>
          </table:table-cell>
          <table:table-cell table:number-columns-repeated="5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2">
            <text:p>2</text:p>
          </table:table-cell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  mandant,perm_permission,oid) values ('&quot;;[.A53];&quot;','&quot;;[.B53];&quot;','&quot;;[.C53];&quot;','&quot;;[.D53];&quot;');&quot;)" office:value-type="string" office:string-value="insert  into permissions (id,  mandant,perm_permission,oid) values ('1051','2','PERM_readMandant','1051');">
            <text:p>insert <text:s/>into permissions (id, <text:s/>mandant,perm_permission,oid) values ('1051','2','PERM_readMandant','1051');</text:p>
          </table:table-cell>
          <table:table-cell table:number-columns-repeated="5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  mandant,perm_permission,oid) values ('&quot;;[.A54];&quot;','&quot;;[.B54];&quot;','&quot;;[.C54];&quot;','&quot;;[.D54];&quot;');&quot;)" office:value-type="string" office:string-value="insert  into permissions (id,  mandant,perm_permission,oid) values ('1052','2','PERM_updateMandant','1052');">
            <text:p>insert <text:s/>into permissions (id, <text:s/>mandant,perm_permission,oid) values ('1052','2','PERM_updateMandant','1052');</text:p>
          </table:table-cell>
          <table:table-cell table:number-columns-repeated="5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  mandant,perm_permission,oid) values ('&quot;;[.A55];&quot;','&quot;;[.B55];&quot;','&quot;;[.C55];&quot;','&quot;;[.D55];&quot;');&quot;)" office:value-type="string" office:string-value="insert  into permissions (id,  mandant,perm_permission,oid) values ('1053','2','PERM_saveMandant','1053');">
            <text:p>insert <text:s/>into permissions (id, <text:s/>mandant,perm_permission,oid) values ('1053','2','PERM_saveMandant','1053');</text:p>
          </table:table-cell>
          <table:table-cell table:number-columns-repeated="5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">
            <text:p>2</text:p>
          </table:table-cell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  mandant,perm_permission,oid) values ('&quot;;[.A56];&quot;','&quot;;[.B56];&quot;','&quot;;[.C56];&quot;','&quot;;[.D56];&quot;');&quot;)" office:value-type="string" office:string-value="insert  into permissions (id,  mandant,perm_permission,oid) values ('1054','2','PERM_deleteMandant','1054');">
            <text:p>insert <text:s/>into permissions (id, <text:s/>mandant,perm_permission,oid) values ('1054','2','PERM_deleteMandant','1054');</text:p>
          </table:table-cell>
          <table:table-cell table:number-columns-repeated="5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  mandant,perm_permission,oid) values ('&quot;;[.A57];&quot;','&quot;;[.B57];&quot;','&quot;;[.C57];&quot;','&quot;;[.D57];&quot;');&quot;)" office:value-type="string" office:string-value="insert  into permissions (id,  mandant,perm_permission,oid) values ('1055','2','PERM_queryPass','1055');">
            <text:p>insert <text:s/>into permissions (id, <text:s/>mandant,perm_permission,oid) values ('1055','2','PERM_queryPass','1055');</text:p>
          </table:table-cell>
          <table:table-cell table:number-columns-repeated="5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">
            <text:p>2</text:p>
          </table:table-cell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  mandant,perm_permission,oid) values ('&quot;;[.A58];&quot;','&quot;;[.B58];&quot;','&quot;;[.C58];&quot;','&quot;;[.D58];&quot;');&quot;)" office:value-type="string" office:string-value="insert  into permissions (id,  mandant,perm_permission,oid) values ('1056','2','PERM_newPass','1056');">
            <text:p>insert <text:s/>into permissions (id, <text:s/>mandant,perm_permission,oid) values ('1056','2','PERM_newPass','1056');</text:p>
          </table:table-cell>
          <table:table-cell table:number-columns-repeated="5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  mandant,perm_permission,oid) values ('&quot;;[.A59];&quot;','&quot;;[.B59];&quot;','&quot;;[.C59];&quot;','&quot;;[.D59];&quot;');&quot;)" office:value-type="string" office:string-value="insert  into permissions (id,  mandant,perm_permission,oid) values ('1057','2','PERM_copyPass','1057');">
            <text:p>insert <text:s/>into permissions (id, <text:s/>mandant,perm_permission,oid) values ('1057','2','PERM_copyPass','1057');</text:p>
          </table:table-cell>
          <table:table-cell table:number-columns-repeated="5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">
            <text:p>2</text:p>
          </table:table-cell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  mandant,perm_permission,oid) values ('&quot;;[.A60];&quot;','&quot;;[.B60];&quot;','&quot;;[.C60];&quot;','&quot;;[.D60];&quot;');&quot;)" office:value-type="string" office:string-value="insert  into permissions (id,  mandant,perm_permission,oid) values ('1058','2','PERM_readPass','1058');">
            <text:p>insert <text:s/>into permissions (id, <text:s/>mandant,perm_permission,oid) values ('1058','2','PERM_readPass','1058');</text:p>
          </table:table-cell>
          <table:table-cell table:number-columns-repeated="5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  mandant,perm_permission,oid) values ('&quot;;[.A61];&quot;','&quot;;[.B61];&quot;','&quot;;[.C61];&quot;','&quot;;[.D61];&quot;');&quot;)" office:value-type="string" office:string-value="insert  into permissions (id,  mandant,perm_permission,oid) values ('1059','2','PERM_updatePass','1059');">
            <text:p>insert <text:s/>into permissions (id, <text:s/>mandant,perm_permission,oid) values ('1059','2','PERM_updatePass','1059');</text:p>
          </table:table-cell>
          <table:table-cell table:number-columns-repeated="5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  mandant,perm_permission,oid) values ('&quot;;[.A62];&quot;','&quot;;[.B62];&quot;','&quot;;[.C62];&quot;','&quot;;[.D62];&quot;');&quot;)" office:value-type="string" office:string-value="insert  into permissions (id,  mandant,perm_permission,oid) values ('1060','2','PERM_savePass','1060');">
            <text:p>insert <text:s/>into permissions (id, <text:s/>mandant,perm_permission,oid) values ('1060','2','PERM_savePass','1060');</text:p>
          </table:table-cell>
          <table:table-cell table:number-columns-repeated="5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  mandant,perm_permission,oid) values ('&quot;;[.A63];&quot;','&quot;;[.B63];&quot;','&quot;;[.C63];&quot;','&quot;;[.D63];&quot;');&quot;)" office:value-type="string" office:string-value="insert  into permissions (id,  mandant,perm_permission,oid) values ('1061','2','PERM_deletePass','1061');">
            <text:p>insert <text:s/>into permissions (id, <text:s/>mandant,perm_permission,oid) values ('1061','2','PERM_deletePass','1061');</text:p>
          </table:table-cell>
          <table:table-cell table:number-columns-repeated="5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  mandant,perm_permission,oid) values ('&quot;;[.A64];&quot;','&quot;;[.B64];&quot;','&quot;;[.C64];&quot;','&quot;;[.D64];&quot;');&quot;)" office:value-type="string" office:string-value="insert  into permissions (id,  mandant,perm_permission,oid) values ('1062','2','PERM_addStaatangehoerigkeitPass','1062');">
            <text:p>insert <text:s/>into permissions (id, <text:s/>mandant,perm_permission,oid) values ('1062','2','PERM_addStaatangehoerigkeitPass','1062');</text:p>
          </table:table-cell>
          <table:table-cell table:number-columns-repeated="5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">
            <text:p>2</text:p>
          </table:table-cell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  mandant,perm_permission,oid) values ('&quot;;[.A65];&quot;','&quot;;[.B65];&quot;','&quot;;[.C65];&quot;','&quot;;[.D65];&quot;');&quot;)" office:value-type="string" office:string-value="insert  into permissions (id,  mandant,perm_permission,oid) values ('1063','2','PERM_readPassStaatsangehoerigkeiten','1063');">
            <text:p>insert <text:s/>into permissions (id, <text:s/>mandant,perm_permission,oid) values ('1063','2','PERM_readPassStaatsangehoerigkeiten','1063');</text:p>
          </table:table-cell>
          <table:table-cell table:number-columns-repeated="5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2">
            <text:p>2</text:p>
          </table:table-cell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  mandant,perm_permission,oid) values ('&quot;;[.A66];&quot;','&quot;;[.B66];&quot;','&quot;;[.C66];&quot;','&quot;;[.D66];&quot;');&quot;)" office:value-type="string" office:string-value="insert  into permissions (id,  mandant,perm_permission,oid) values ('1064','2','PERM_queryPermission','1064');">
            <text:p>insert <text:s/>into permissions (id, <text:s/>mandant,perm_permission,oid) values ('1064','2','PERM_queryPermission','1064');</text:p>
          </table:table-cell>
          <table:table-cell table:number-columns-repeated="5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  mandant,perm_permission,oid) values ('&quot;;[.A67];&quot;','&quot;;[.B67];&quot;','&quot;;[.C67];&quot;','&quot;;[.D67];&quot;');&quot;)" office:value-type="string" office:string-value="insert  into permissions (id,  mandant,perm_permission,oid) values ('1065','2','PERM_readPermission','1065');">
            <text:p>insert <text:s/>into permissions (id, <text:s/>mandant,perm_permission,oid) values ('1065','2','PERM_readPermission','1065');</text:p>
          </table:table-cell>
          <table:table-cell table:number-columns-repeated="5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">
            <text:p>2</text:p>
          </table:table-cell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  mandant,perm_permission,oid) values ('&quot;;[.A68];&quot;','&quot;;[.B68];&quot;','&quot;;[.C68];&quot;','&quot;;[.D68];&quot;');&quot;)" office:value-type="string" office:string-value="insert  into permissions (id,  mandant,perm_permission,oid) values ('1066','2','PERM_savePermission','1066');">
            <text:p>insert <text:s/>into permissions (id, <text:s/>mandant,perm_permission,oid) values ('1066','2','PERM_savePermission','1066');</text:p>
          </table:table-cell>
          <table:table-cell table:number-columns-repeated="5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">
            <text:p>2</text:p>
          </table:table-cell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  mandant,perm_permission,oid) values ('&quot;;[.A69];&quot;','&quot;;[.B69];&quot;','&quot;;[.C69];&quot;','&quot;;[.D69];&quot;');&quot;)" office:value-type="string" office:string-value="insert  into permissions (id,  mandant,perm_permission,oid) values ('1067','2','PERM_deletePermission','1067');">
            <text:p>insert <text:s/>into permissions (id, <text:s/>mandant,perm_permission,oid) values ('1067','2','PERM_deletePermission','1067');</text:p>
          </table:table-cell>
          <table:table-cell table:number-columns-repeated="5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  mandant,perm_permission,oid) values ('&quot;;[.A70];&quot;','&quot;;[.B70];&quot;','&quot;;[.C70];&quot;','&quot;;[.D70];&quot;');&quot;)" office:value-type="string" office:string-value="insert  into permissions (id,  mandant,perm_permission,oid) values ('1068','2','PERM_getPrincipal','1068');">
            <text:p>insert <text:s/>into permissions (id, <text:s/>mandant,perm_permission,oid) values ('1068','2','PERM_getPrincipal','1068');</text:p>
          </table:table-cell>
          <table:table-cell table:number-columns-repeated="5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2">
            <text:p>2</text:p>
          </table:table-cell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  mandant,perm_permission,oid) values ('&quot;;[.A71];&quot;','&quot;;[.B71];&quot;','&quot;;[.C71];&quot;','&quot;;[.D71];&quot;');&quot;)" office:value-type="string" office:string-value="insert  into permissions (id,  mandant,perm_permission,oid) values ('1069','2','PERM_queryStaatsangehoerigkeit','1069');">
            <text:p>insert <text:s/>into permissions (id, <text:s/>mandant,perm_permission,oid) values ('1069','2','PERM_queryStaatsangehoerigkeit','1069');</text:p>
          </table:table-cell>
          <table:table-cell table:number-columns-repeated="5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  mandant,perm_permission,oid) values ('&quot;;[.A72];&quot;','&quot;;[.B72];&quot;','&quot;;[.C72];&quot;','&quot;;[.D72];&quot;');&quot;)" office:value-type="string" office:string-value="insert  into permissions (id,  mandant,perm_permission,oid) values ('1070','2','PERM_createStaatsangehoerigkeit','1070');">
            <text:p>insert <text:s/>into permissions (id, <text:s/>mandant,perm_permission,oid) values ('1070','2','PERM_createStaatsangehoerigkeit','1070');</text:p>
          </table:table-cell>
          <table:table-cell table:number-columns-repeated="5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2">
            <text:p>2</text:p>
          </table:table-cell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  mandant,perm_permission,oid) values ('&quot;;[.A73];&quot;','&quot;;[.B73];&quot;','&quot;;[.C73];&quot;','&quot;;[.D73];&quot;');&quot;)" office:value-type="string" office:string-value="insert  into permissions (id,  mandant,perm_permission,oid) values ('1071','2','PERM_readStaatsangehoerigkeit','1071');">
            <text:p>insert <text:s/>into permissions (id, <text:s/>mandant,perm_permission,oid) values ('1071','2','PERM_readStaatsangehoerigkeit','1071');</text:p>
          </table:table-cell>
          <table:table-cell table:number-columns-repeated="5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">
            <text:p>2</text:p>
          </table:table-cell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  mandant,perm_permission,oid) values ('&quot;;[.A74];&quot;','&quot;;[.B74];&quot;','&quot;;[.C74];&quot;','&quot;;[.D74];&quot;');&quot;)" office:value-type="string" office:string-value="insert  into permissions (id,  mandant,perm_permission,oid) values ('1072','2','PERM_deleteStaatsangehoerigkeit','1072');">
            <text:p>insert <text:s/>into permissions (id, <text:s/>mandant,perm_permission,oid) values ('1072','2','PERM_deleteStaatsangehoerigkeit','1072');</text:p>
          </table:table-cell>
          <table:table-cell table:number-columns-repeated="5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2">
            <text:p>2</text:p>
          </table:table-cell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  mandant,perm_permission,oid) values ('&quot;;[.A75];&quot;','&quot;;[.B75];&quot;','&quot;;[.C75];&quot;','&quot;;[.D75];&quot;');&quot;)" office:value-type="string" office:string-value="insert  into permissions (id,  mandant,perm_permission,oid) values ('1073','2','PERM_queryUserAuthority','1073');">
            <text:p>insert <text:s/>into permissions (id, <text:s/>mandant,perm_permission,oid) values ('1073','2','PERM_queryUserAuthority','1073');</text:p>
          </table:table-cell>
          <table:table-cell table:number-columns-repeated="5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2">
            <text:p>2</text:p>
          </table:table-cell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  mandant,perm_permission,oid) values ('&quot;;[.A76];&quot;','&quot;;[.B76];&quot;','&quot;;[.C76];&quot;','&quot;;[.D76];&quot;');&quot;)" office:value-type="string" office:string-value="insert  into permissions (id,  mandant,perm_permission,oid) values ('1074','2','PERM_readByUsernameUserAuthority','1074');">
            <text:p>insert <text:s/>into permissions (id, <text:s/>mandant,perm_permission,oid) values ('1074','2','PERM_readByUsernameUserAuthority','1074');</text:p>
          </table:table-cell>
          <table:table-cell table:number-columns-repeated="5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2">
            <text:p>2</text:p>
          </table:table-cell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  mandant,perm_permission,oid) values ('&quot;;[.A77];&quot;','&quot;;[.B77];&quot;','&quot;;[.C77];&quot;','&quot;;[.D77];&quot;');&quot;)" office:value-type="string" office:string-value="insert  into permissions (id,  mandant,perm_permission,oid) values ('1075','2','PERM_readUserAuthority','1075');">
            <text:p>insert <text:s/>into permissions (id, <text:s/>mandant,perm_permission,oid) values ('1075','2','PERM_readUserAuthority','1075');</text:p>
          </table:table-cell>
          <table:table-cell table:number-columns-repeated="5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  mandant,perm_permission,oid) values ('&quot;;[.A78];&quot;','&quot;;[.B78];&quot;','&quot;;[.C78];&quot;','&quot;;[.D78];&quot;');&quot;)" office:value-type="string" office:string-value="insert  into permissions (id,  mandant,perm_permission,oid) values ('1076','2','PERM_saveUserAuthority','1076');">
            <text:p>insert <text:s/>into permissions (id, <text:s/>mandant,perm_permission,oid) values ('1076','2','PERM_saveUserAuthority','1076');</text:p>
          </table:table-cell>
          <table:table-cell table:number-columns-repeated="5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2">
            <text:p>2</text:p>
          </table:table-cell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  mandant,perm_permission,oid) values ('&quot;;[.A79];&quot;','&quot;;[.B79];&quot;','&quot;;[.C79];&quot;','&quot;;[.D79];&quot;');&quot;)" office:value-type="string" office:string-value="insert  into permissions (id,  mandant,perm_permission,oid) values ('1077','2','PERM_deleteUserAuthority','1077');">
            <text:p>insert <text:s/>into permissions (id, <text:s/>mandant,perm_permission,oid) values ('1077','2','PERM_deleteUserAuthority','1077');</text:p>
          </table:table-cell>
          <table:table-cell table:number-columns-repeated="5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2">
            <text:p>2</text:p>
          </table:table-cell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  mandant,perm_permission,oid) values ('&quot;;[.A80];&quot;','&quot;;[.B80];&quot;','&quot;;[.C80];&quot;','&quot;;[.D80];&quot;');&quot;)" office:value-type="string" office:string-value="insert  into permissions (id,  mandant,perm_permission,oid) values ('1078','2','PERM_queryUser','1078');">
            <text:p>insert <text:s/>into permissions (id, <text:s/>mandant,perm_permission,oid) values ('1078','2','PERM_queryUser','1078');</text:p>
          </table:table-cell>
          <table:table-cell table:number-columns-repeated="5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">
            <text:p>2</text:p>
          </table:table-cell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  mandant,perm_permission,oid) values ('&quot;;[.A81];&quot;','&quot;;[.B81];&quot;','&quot;;[.C81];&quot;','&quot;;[.D81];&quot;');&quot;)" office:value-type="string" office:string-value="insert  into permissions (id,  mandant,perm_permission,oid) values ('1079','2','PERM_newUser','1079');">
            <text:p>insert <text:s/>into permissions (id, <text:s/>mandant,perm_permission,oid) values ('1079','2','PERM_newUser','1079');</text:p>
          </table:table-cell>
          <table:table-cell table:number-columns-repeated="5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">
            <text:p>2</text:p>
          </table:table-cell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  mandant,perm_permission,oid) values ('&quot;;[.A82];&quot;','&quot;;[.B82];&quot;','&quot;;[.C82];&quot;','&quot;;[.D82];&quot;');&quot;)" office:value-type="string" office:string-value="insert  into permissions (id,  mandant,perm_permission,oid) values ('1080','2','PERM_readUser','1080');">
            <text:p>insert <text:s/>into permissions (id, <text:s/>mandant,perm_permission,oid) values ('1080','2','PERM_readUser','1080');</text:p>
          </table:table-cell>
          <table:table-cell table:number-columns-repeated="5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2">
            <text:p>2</text:p>
          </table:table-cell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  mandant,perm_permission,oid) values ('&quot;;[.A83];&quot;','&quot;;[.B83];&quot;','&quot;;[.C83];&quot;','&quot;;[.D83];&quot;');&quot;)" office:value-type="string" office:string-value="insert  into permissions (id,  mandant,perm_permission,oid) values ('1081','2','PERM_readUsername','1081');">
            <text:p>insert <text:s/>into permissions (id, <text:s/>mandant,perm_permission,oid) values ('1081','2','PERM_readUsername','1081');</text:p>
          </table:table-cell>
          <table:table-cell table:number-columns-repeated="5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  mandant,perm_permission,oid) values ('&quot;;[.A84];&quot;','&quot;;[.B84];&quot;','&quot;;[.C84];&quot;','&quot;;[.D84];&quot;');&quot;)" office:value-type="string" office:string-value="insert  into permissions (id,  mandant,perm_permission,oid) values ('1082','2','PERM_updateUser','1082');">
            <text:p>insert <text:s/>into permissions (id, <text:s/>mandant,perm_permission,oid) values ('1082','2','PERM_updateUser','1082');</text:p>
          </table:table-cell>
          <table:table-cell table:number-columns-repeated="5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2">
            <text:p>2</text:p>
          </table:table-cell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  mandant,perm_permission,oid) values ('&quot;;[.A85];&quot;','&quot;;[.B85];&quot;','&quot;;[.C85];&quot;','&quot;;[.D85];&quot;');&quot;)" office:value-type="string" office:string-value="insert  into permissions (id,  mandant,perm_permission,oid) values ('1083','2','PERM_saveUser','1083');">
            <text:p>insert <text:s/>into permissions (id, <text:s/>mandant,perm_permission,oid) values ('1083','2','PERM_saveUser','1083');</text:p>
          </table:table-cell>
          <table:table-cell table:number-columns-repeated="5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2">
            <text:p>2</text:p>
          </table:table-cell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  mandant,perm_permission,oid) values ('&quot;;[.A86];&quot;','&quot;;[.B86];&quot;','&quot;;[.C86];&quot;','&quot;;[.D86];&quot;');&quot;)" office:value-type="string" office:string-value="insert  into permissions (id,  mandant,perm_permission,oid) values ('1084','2','PERM_deleteUser','1084');">
            <text:p>insert <text:s/>into permissions (id, <text:s/>mandant,perm_permission,oid) values ('1084','2','PERM_deleteUser','1084');</text:p>
          </table:table-cell>
          <table:table-cell table:number-columns-repeated="5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">
            <text:p>2</text:p>
          </table:table-cell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  mandant,perm_permission,oid) values ('&quot;;[.A87];&quot;','&quot;;[.B87];&quot;','&quot;;[.C87];&quot;','&quot;;[.D87];&quot;');&quot;)" office:value-type="string" office:string-value="insert  into permissions (id,  mandant,perm_permission,oid) values ('1085','2','PERM_addMandantUser','1085');">
            <text:p>insert <text:s/>into permissions (id, <text:s/>mandant,perm_permission,oid) values ('1085','2','PERM_addMandantUser','1085');</text:p>
          </table:table-cell>
          <table:table-cell table:number-columns-repeated="5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2">
            <text:p>2</text:p>
          </table:table-cell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  mandant,perm_permission,oid) values ('&quot;;[.A88];&quot;','&quot;;[.B88];&quot;','&quot;;[.C88];&quot;','&quot;;[.D88];&quot;');&quot;)" office:value-type="string" office:string-value="insert  into permissions (id,  mandant,perm_permission,oid) values ('1086','2','PERM_copyUser','1086');">
            <text:p>insert <text:s/>into permissions (id, <text:s/>mandant,perm_permission,oid) values ('1086','2','PERM_copyUser','1086');</text:p>
          </table:table-cell>
          <table:table-cell table:number-columns-repeated="5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2">
            <text:p>2</text:p>
          </table:table-cell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  mandant,perm_permission,oid) values ('&quot;;[.A89];&quot;','&quot;;[.B89];&quot;','&quot;;[.C89];&quot;','&quot;;[.D89];&quot;');&quot;)" office:value-type="string" office:string-value="insert  into permissions (id,  mandant,perm_permission,oid) values ('1087','2','PERM_queryWohnung','1087');">
            <text:p>insert <text:s/>into permissions (id, <text:s/>mandant,perm_permission,oid) values ('1087','2','PERM_queryWohnung','1087');</text:p>
          </table:table-cell>
          <table:table-cell table:number-columns-repeated="5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2">
            <text:p>2</text:p>
          </table:table-cell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  mandant,perm_permission,oid) values ('&quot;;[.A90];&quot;','&quot;;[.B90];&quot;','&quot;;[.C90];&quot;','&quot;;[.D90];&quot;');&quot;)" office:value-type="string" office:string-value="insert  into permissions (id,  mandant,perm_permission,oid) values ('1088','2','PERM_newWohnung','1088');">
            <text:p>insert <text:s/>into permissions (id, <text:s/>mandant,perm_permission,oid) values ('1088','2','PERM_newWohnung','1088');</text:p>
          </table:table-cell>
          <table:table-cell table:number-columns-repeated="5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2">
            <text:p>2</text:p>
          </table:table-cell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  mandant,perm_permission,oid) values ('&quot;;[.A91];&quot;','&quot;;[.B91];&quot;','&quot;;[.C91];&quot;','&quot;;[.D91];&quot;');&quot;)" office:value-type="string" office:string-value="insert  into permissions (id,  mandant,perm_permission,oid) values ('1089','2','PERM_copyWohnung','1089');">
            <text:p>insert <text:s/>into permissions (id, <text:s/>mandant,perm_permission,oid) values ('1089','2','PERM_copyWohnung','1089');</text:p>
          </table:table-cell>
          <table:table-cell table:number-columns-repeated="5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">
            <text:p>2</text:p>
          </table:table-cell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  mandant,perm_permission,oid) values ('&quot;;[.A92];&quot;','&quot;;[.B92];&quot;','&quot;;[.C92];&quot;','&quot;;[.D92];&quot;');&quot;)" office:value-type="string" office:string-value="insert  into permissions (id,  mandant,perm_permission,oid) values ('1090','2','PERM_readWohnung','1090');">
            <text:p>insert <text:s/>into permissions (id, <text:s/>mandant,perm_permission,oid) values ('1090','2','PERM_readWohnung','1090');</text:p>
          </table:table-cell>
          <table:table-cell table:number-columns-repeated="5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2">
            <text:p>2</text:p>
          </table:table-cell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  mandant,perm_permission,oid) values ('&quot;;[.A93];&quot;','&quot;;[.B93];&quot;','&quot;;[.C93];&quot;','&quot;;[.D93];&quot;');&quot;)" office:value-type="string" office:string-value="insert  into permissions (id,  mandant,perm_permission,oid) values ('1091','2','PERM_updateWohnung','1091');">
            <text:p>insert <text:s/>into permissions (id, <text:s/>mandant,perm_permission,oid) values ('1091','2','PERM_updateWohnung','1091');</text:p>
          </table:table-cell>
          <table:table-cell table:number-columns-repeated="5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">
            <text:p>2</text:p>
          </table:table-cell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  mandant,perm_permission,oid) values ('&quot;;[.A94];&quot;','&quot;;[.B94];&quot;','&quot;;[.C94];&quot;','&quot;;[.D94];&quot;');&quot;)" office:value-type="string" office:string-value="insert  into permissions (id,  mandant,perm_permission,oid) values ('1092','2','PERM_saveWohnung','1092');">
            <text:p>insert <text:s/>into permissions (id, <text:s/>mandant,perm_permission,oid) values ('1092','2','PERM_saveWohnung','1092');</text:p>
          </table:table-cell>
          <table:table-cell table:number-columns-repeated="5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2">
            <text:p>2</text:p>
          </table:table-cell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  mandant,perm_permission,oid) values ('&quot;;[.A95];&quot;','&quot;;[.B95];&quot;','&quot;;[.C95];&quot;','&quot;;[.D95];&quot;');&quot;)" office:value-type="string" office:string-value="insert  into permissions (id,  mandant,perm_permission,oid) values ('1093','2','PERM_deleteWohnung','1093');">
            <text:p>insert <text:s/>into permissions (id, <text:s/>mandant,perm_permission,oid) values ('1093','2','PERM_deleteWohnung','1093');</text:p>
          </table:table-cell>
          <table:table-cell table:number-columns-repeated="5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2">
            <text:p>2</text:p>
          </table:table-cell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  mandant,perm_permission,oid) values ('&quot;;[.A96];&quot;','&quot;;[.B96];&quot;','&quot;;[.C96];&quot;','&quot;;[.D96];&quot;');&quot;)" office:value-type="string" office:string-value="insert  into permissions (id,  mandant,perm_permission,oid) values ('1094','2','PERM_readWohnungAdresse','1094');">
            <text:p>insert <text:s/>into permissions (id, <text:s/>mandant,perm_permission,oid) values ('1094','2','PERM_readWohnungAdresse','1094');</text:p>
          </table:table-cell>
          <table:table-cell table:number-columns-repeated="5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  mandant,perm_permission,oid) values ('&quot;;[.A97];&quot;','&quot;;[.B97];&quot;','&quot;;[.C97];&quot;','&quot;;[.D97];&quot;');&quot;)" office:value-type="string" office:string-value="insert  into permissions (id,  mandant,perm_permission,oid) values ('1095','2','PERM_addAdresseWohnung','1095');">
            <text:p>insert <text:s/>into permissions (id, <text:s/>mandant,perm_permission,oid) values ('1095','2','PERM_addAdresseWohnung','1095');</text:p>
          </table:table-cell>
          <table:table-cell table:number-columns-repeated="5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2">
            <text:p>2</text:p>
          </table:table-cell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  mandant,perm_permission,oid) values ('&quot;;[.A98];&quot;','&quot;;[.B98];&quot;','&quot;;[.C98];&quot;','&quot;;[.D98];&quot;');&quot;)" office:value-type="string" office:string-value="insert  into permissions (id,  mandant,perm_permission,oid) values ('1096','2','PERM_releaseWohnungBuerger','1096');">
            <text:p>insert <text:s/>into permissions (id, <text:s/>mandant,perm_permission,oid) values ('1096','2','PERM_releaseWohnungBuerger','109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2">
            <text:p>2</text:p>
          </table:table-cell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  mandant,perm_permission,oid) values ('&quot;;[.A99];&quot;','&quot;;[.B99];&quot;','&quot;;[.C99];&quot;','&quot;;[.D99];&quot;');&quot;)" office:value-type="string" office:string-value="insert  into permissions (id,  mandant,perm_permission,oid) values ('1097','2','PERM_releaseWohnungAllBuerger','1097');">
            <text:p>insert <text:s/>into permissions (id, <text:s/>mandant,perm_permission,oid) values ('1097','2','PERM_releaseWohnungAllBuerger','109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2">
            <text:p>2</text:p>
          </table:table-cell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  mandant,perm_permission,oid) values ('&quot;;[.A100];&quot;','&quot;;[.B100];&quot;','&quot;;[.C100];&quot;','&quot;;[.D100];&quot;');&quot;)" office:value-type="string" office:string-value="insert  into permissions (id,  mandant,perm_permission,oid) values ('1098','2','PERM_readWohnungBuerger','1098');">
            <text:p>insert <text:s/>into permissions (id, <text:s/>mandant,perm_permission,oid) values ('1098','2','PERM_readWohnungBuerger','109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">
            <text:p>2</text:p>
          </table:table-cell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  mandant,perm_permission,oid) values ('&quot;;[.A101];&quot;','&quot;;[.B101];&quot;','&quot;;[.C101];&quot;','&quot;;[.D101];&quot;');&quot;)" office:value-type="string" office:string-value="insert  into permissions (id,  mandant,perm_permission,oid) values ('1099','2','PERM_releaseBuergerElternteil','1099');">
            <text:p>insert <text:s/>into permissions (id, <text:s/>mandant,perm_permission,oid) values ('1099','2','PERM_releaseBuergerElternteil','109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  mandant,perm_permission,oid) values ('&quot;;[.A102];&quot;','&quot;;[.B102];&quot;','&quot;;[.C102];&quot;','&quot;;[.D102];&quot;');&quot;)" office:value-type="string" office:string-value="insert  into permissions (id,  mandant,perm_permission,oid) values ('1100','2','PERM_releaseBuergerEltern','1100');">
            <text:p>insert <text:s/>into permissions (id, <text:s/>mandant,perm_permission,oid) values ('1100','2','PERM_releaseBuergerEltern','110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2">
            <text:p>2</text:p>
          </table:table-cell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  mandant,perm_permission,oid) values ('&quot;;[.A103];&quot;','&quot;;[.B103];&quot;','&quot;;[.C103];&quot;','&quot;;[.D103];&quot;');&quot;)" office:value-type="string" office:string-value="insert  into permissions (id,  mandant,perm_permission,oid) values ('1101','2','PERM_readEltern','1101');">
            <text:p>insert <text:s/>into permissions (id, <text:s/>mandant,perm_permission,oid) values ('1101','2','PERM_readEltern','1101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2">
            <text:p>2</text:p>
          </table:table-cell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  mandant,perm_permission,oid) values ('&quot;;[.A104];&quot;','&quot;;[.B104];&quot;','&quot;;[.C104];&quot;','&quot;;[.D104];&quot;');&quot;)" office:value-type="string" office:string-value="insert  into permissions (id,  mandant,perm_permission,oid) values ('1102','2','PERM_newSachbearbeiter','1102');">
            <text:p>insert <text:s/>into permissions (id, <text:s/>mandant,perm_permission,oid) values ('1102','2','PERM_newSachbearbeiter','1102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2">
            <text:p>2</text:p>
          </table:table-cell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  mandant,perm_permission,oid) values ('&quot;;[.A105];&quot;','&quot;;[.B105];&quot;','&quot;;[.C105];&quot;','&quot;;[.D105];&quot;');&quot;)" office:value-type="string" office:string-value="insert  into permissions (id,  mandant,perm_permission,oid) values ('1103','2','PERM_querySachbearbeiter','1103');">
            <text:p>insert <text:s/>into permissions (id, <text:s/>mandant,perm_permission,oid) values ('1103','2','PERM_querySachbearbeiter','1103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2">
            <text:p>2</text:p>
          </table:table-cell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  mandant,perm_permission,oid) values ('&quot;;[.A106];&quot;','&quot;;[.B106];&quot;','&quot;;[.C106];&quot;','&quot;;[.D106];&quot;');&quot;)" office:value-type="string" office:string-value="insert  into permissions (id,  mandant,perm_permission,oid) values ('1104','2','PERM_copySachbearbeiter','1104');">
            <text:p>insert <text:s/>into permissions (id, <text:s/>mandant,perm_permission,oid) values ('1104','2','PERM_copySachbearbeiter','1104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">
            <text:p>2</text:p>
          </table:table-cell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  mandant,perm_permission,oid) values ('&quot;;[.A107];&quot;','&quot;;[.B107];&quot;','&quot;;[.C107];&quot;','&quot;;[.D107];&quot;');&quot;)" office:value-type="string" office:string-value="insert  into permissions (id,  mandant,perm_permission,oid) values ('1105','2','PERM_readSachbearbeiter','1105');">
            <text:p>insert <text:s/>into permissions (id, <text:s/>mandant,perm_permission,oid) values ('1105','2','PERM_readSachbearbeiter','1105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2">
            <text:p>2</text:p>
          </table:table-cell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  mandant,perm_permission,oid) values ('&quot;;[.A108];&quot;','&quot;;[.B108];&quot;','&quot;;[.C108];&quot;','&quot;;[.D108];&quot;');&quot;)" office:value-type="string" office:string-value="insert  into permissions (id,  mandant,perm_permission,oid) values ('1106','2','PERM_updateSachbearbeiter','1106');">
            <text:p>insert <text:s/>into permissions (id, <text:s/>mandant,perm_permission,oid) values ('1106','2','PERM_updateSachbearbeiter','110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2">
            <text:p>2</text:p>
          </table:table-cell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  mandant,perm_permission,oid) values ('&quot;;[.A109];&quot;','&quot;;[.B109];&quot;','&quot;;[.C109];&quot;','&quot;;[.D109];&quot;');&quot;)" office:value-type="string" office:string-value="insert  into permissions (id,  mandant,perm_permission,oid) values ('1107','2','PERM_saveSachbearbeiter','1107');">
            <text:p>insert <text:s/>into permissions (id, <text:s/>mandant,perm_permission,oid) values ('1107','2','PERM_saveSachbearbeiter','110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2">
            <text:p>2</text:p>
          </table:table-cell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  mandant,perm_permission,oid) values ('&quot;;[.A110];&quot;','&quot;;[.B110];&quot;','&quot;;[.C110];&quot;','&quot;;[.D110];&quot;');&quot;)" office:value-type="string" office:string-value="insert  into permissions (id,  mandant,perm_permission,oid) values ('1108','2','PERM_deleteSachbearbeiter','1108');">
            <text:p>insert <text:s/>into permissions (id, <text:s/>mandant,perm_permission,oid) values ('1108','2','PERM_deleteSachbearbeiter','110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2">
            <text:p>2</text:p>
          </table:table-cell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  mandant,perm_permission,oid) values ('&quot;;[.A111];&quot;','&quot;;[.B111];&quot;','&quot;;[.C111];&quot;','&quot;;[.D111];&quot;');&quot;)" office:value-type="string" office:string-value="insert  into permissions (id,  mandant,perm_permission,oid) values ('1109','2','PERM_readSachbearbeiterBuerger','1109');">
            <text:p>insert <text:s/>into permissions (id, <text:s/>mandant,perm_permission,oid) values ('1109','2','PERM_readSachbearbeiterBuerger','110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2">
            <text:p>2</text:p>
          </table:table-cell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  mandant,perm_permission,oid) values ('&quot;;[.A112];&quot;','&quot;;[.B112];&quot;','&quot;;[.C112];&quot;','&quot;;[.D112];&quot;');&quot;)" office:value-type="string" office:string-value="insert  into permissions (id,  mandant,perm_permission,oid) values ('1110','2','PERM_releaseSachbearbeiterBuerger','1110');">
            <text:p>insert <text:s/>into permissions (id, <text:s/>mandant,perm_permission,oid) values ('1110','2','PERM_releaseSachbearbeiterBuerger','111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2">
            <text:p>2</text:p>
          </table:table-cell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  mandant,perm_permission,oid) values ('&quot;;[.A113];&quot;','&quot;;[.B113];&quot;','&quot;;[.C113];&quot;','&quot;;[.D113];&quot;');&quot;)" office:value-type="string" office:string-value="insert  into permissions (id,  mandant,perm_permission,oid) values ('1111','2','PERM_releaseSachbearbeiterAllBuerger','1111');">
            <text:p>insert <text:s/>into permissions (id, <text:s/>mandant,perm_permission,oid) values ('1111','2','PERM_releaseSachbearbeiterAllBuerger','1111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2">
            <text:p>2</text:p>
          </table:table-cell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  mandant,perm_permission,oid) values ('&quot;;[.A114];&quot;','&quot;;[.B114];&quot;','&quot;;[.C114];&quot;','&quot;;[.D114];&quot;');&quot;)" office:value-type="string" office:string-value="insert  into permissions (id,  mandant,perm_permission,oid) values ('1112','2','PERM_releaseSachbearbeiterUser','1112');">
            <text:p>insert <text:s/>into permissions (id, <text:s/>mandant,perm_permission,oid) values ('1112','2','PERM_releaseSachbearbeiterUser','1112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2">
            <text:p>2</text:p>
          </table:table-cell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  mandant,perm_permission,oid) values ('&quot;;[.A115];&quot;','&quot;;[.B115];&quot;','&quot;;[.C115];&quot;','&quot;;[.D115];&quot;');&quot;)" office:value-type="string" office:string-value="insert  into permissions (id,  mandant,perm_permission,oid) values ('1113','2','PERM_createBuergerSachbearbeiter','1113');">
            <text:p>insert <text:s/>into permissions (id, <text:s/>mandant,perm_permission,oid) values ('1113','2','PERM_createBuergerSachbearbeiter','1113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2">
            <text:p>2</text:p>
          </table:table-cell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  mandant,perm_permission,oid) values ('&quot;;[.A116];&quot;','&quot;;[.B116];&quot;','&quot;;[.C116];&quot;','&quot;;[.D116];&quot;');&quot;)" office:value-type="string" office:string-value="insert  into permissions (id,  mandant,perm_permission,oid) values ('1114','2','PERM_addBuergerSachbearbeiter','1114');">
            <text:p>insert <text:s/>into permissions (id, <text:s/>mandant,perm_permission,oid) values ('1114','2','PERM_addBuergerSachbearbeiter','1114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">
            <text:p>2</text:p>
          </table:table-cell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  mandant,perm_permission,oid) values ('&quot;;[.A117];&quot;','&quot;;[.B117];&quot;','&quot;;[.C117];&quot;','&quot;;[.D117];&quot;');&quot;)" office:value-type="string" office:string-value="insert  into permissions (id,  mandant,perm_permission,oid) values ('1115','2','PERM_createUserSachbearbeiter','1115');">
            <text:p>insert <text:s/>into permissions (id, <text:s/>mandant,perm_permission,oid) values ('1115','2','PERM_createUserSachbearbeiter','1115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2">
            <text:p>2</text:p>
          </table:table-cell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  mandant,perm_permission,oid) values ('&quot;;[.A118];&quot;','&quot;;[.B118];&quot;','&quot;;[.C118];&quot;','&quot;;[.D118];&quot;');&quot;)" office:value-type="string" office:string-value="insert  into permissions (id,  mandant,perm_permission,oid) values ('1116','2','PERM_addUserSachbearbeiter','1116');">
            <text:p>insert <text:s/>into permissions (id, <text:s/>mandant,perm_permission,oid) values ('1116','2','PERM_addUserSachbearbeiter','111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  mandant,perm_permission,oid) values ('&quot;;[.A119];&quot;','&quot;;[.B119];&quot;','&quot;;[.C119];&quot;','&quot;;[.D119];&quot;');&quot;)" office:value-type="string" office:string-value="insert  into permissions (id,  mandant,perm_permission,oid) values ('1117','2','PERM_readSachbearbeiterUser','1117');">
            <text:p>insert <text:s/>into permissions (id, <text:s/>mandant,perm_permission,oid) values ('1117','2','PERM_readSachbearbeiterUser','111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2">
            <text:p>2</text:p>
          </table:table-cell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  mandant,perm_permission,oid) values ('&quot;;[.A120];&quot;','&quot;;[.B120];&quot;','&quot;;[.C120];&quot;','&quot;;[.D120];&quot;');&quot;)" office:value-type="string" office:string-value="insert  into permissions (id,  mandant,perm_permission,oid) values ('1118','2','PERM_readBuergerSachbearbeiter','1118');">
            <text:p>insert <text:s/>into permissions (id, <text:s/>mandant,perm_permission,oid) values ('1118','2','PERM_readBuergerSachbearbeiter','111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2">
            <text:p>2</text:p>
          </table:table-cell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  mandant,perm_permission,oid) values ('&quot;;[.A121];&quot;','&quot;;[.B121];&quot;','&quot;;[.C121];&quot;','&quot;;[.D121];&quot;');&quot;)" office:value-type="string" office:string-value="insert  into permissions (id,  mandant,perm_permission,oid) values ('1119','2','PERM_addSachbearbeiterBuerger','1119');">
            <text:p>insert <text:s/>into permissions (id, <text:s/>mandant,perm_permission,oid) values ('1119','2','PERM_addSachbearbeiterBuerger','111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  mandant,perm_permission,oid) values ('&quot;;[.A122];&quot;','&quot;;[.B122];&quot;','&quot;;[.C122];&quot;','&quot;;[.D122];&quot;');&quot;)" office:value-type="string" office:string-value="insert  into permissions (id,  mandant,perm_permission,oid) values ('1120','2','PERM_createSachbearbeiterBuerger','1120');">
            <text:p>insert <text:s/>into permissions (id, <text:s/>mandant,perm_permission,oid) values ('1120','2','PERM_createSachbearbeiterBuerger','112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2">
            <text:p>2</text:p>
          </table:table-cell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  mandant,perm_permission,oid) values ('&quot;;[.A123];&quot;','&quot;;[.B123];&quot;','&quot;;[.C123];&quot;','&quot;;[.D123];&quot;');&quot;)" office:value-type="string" office:string-value="insert  into permissions (id,  mandant,perm_permission,oid) values ('1121','2','PERM_releaseBuergerAllSachbearbeiter','1121');">
            <text:p>insert <text:s/>into permissions (id, <text:s/>mandant,perm_permission,oid) values ('1121','2','PERM_releaseBuergerAllSachbearbeiter','1121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8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ce5"/>
        <table:table-column table:style-name="co7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table:style-name="Default" office:value-type="string">
            <text:p>Geburtsdatum</text:p>
          </table:table-cell>
          <table:table-cell table:style-name="Default" office:value-type="string">
            <text:p>NDANT_REF</text:p>
          </table:table-cell>
          <table:table-cell table:number-columns-repeated="2"/>
          <table:table-cell table:style-name="Default" office:value-type="string">
            <text:p>SQL</text:p>
          </table:table-cell>
          <table:table-cell/>
        </table:table-row>
        <table:table-row table:style-name="ro1">
          <table:table-cell office:value-type="string">
            <text:p>M2_B001</text:p>
          </table:table-cell>
          <table:table-cell office:value-type="float" office:value="2000">
            <text:p>2000</text:p>
          </table:table-cell>
          <table:table-cell office:value-type="string">
            <text:p>OIDM2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>
            <text:p>public final static String M2_B001 = "OIDM2_BUERGER001";</text:p>
          </table:table-cell>
        </table:table-row>
        <table:table-row table:style-name="ro1">
          <table:table-cell office:value-type="string">
            <text:p>M2_B002</text:p>
          </table:table-cell>
          <table:table-cell office:value-type="float" office:value="2001">
            <text:p>2001</text:p>
          </table:table-cell>
          <table:table-cell office:value-type="string">
            <text:p>OIDM2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>
            <text:p>public final static String M2_B002 = "OIDM2_BUERGER002";</text:p>
          </table:table-cell>
        </table:table-row>
        <table:table-row table:style-name="ro1">
          <table:table-cell office:value-type="string">
            <text:p>M2_B003</text:p>
          </table:table-cell>
          <table:table-cell office:value-type="float" office:value="2002">
            <text:p>2002</text:p>
          </table:table-cell>
          <table:table-cell office:value-type="string">
            <text:p>OIDM2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>
            <text:p>public final static String M2_B003 = "OIDM2_BUERGER003";</text:p>
          </table:table-cell>
        </table:table-row>
        <table:table-row table:style-name="ro1">
          <table:table-cell office:value-type="string">
            <text:p>M2_B004</text:p>
          </table:table-cell>
          <table:table-cell office:value-type="float" office:value="2003">
            <text:p>2003</text:p>
          </table:table-cell>
          <table:table-cell office:value-type="string">
            <text:p>OIDM2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>
            <text:p>public final static String M2_B004 = "OIDM2_BUERGER004";</text:p>
          </table:table-cell>
        </table:table-row>
        <table:table-row table:style-name="ro1">
          <table:table-cell office:value-type="string">
            <text:p>M2_B005</text:p>
          </table:table-cell>
          <table:table-cell office:value-type="float" office:value="2004">
            <text:p>2004</text:p>
          </table:table-cell>
          <table:table-cell office:value-type="string">
            <text:p>OIDM2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>
            <text:p>public final static String M2_B005 = "OIDM2_BUERGER005";</text:p>
          </table:table-cell>
        </table:table-row>
        <table:table-row table:style-name="ro1">
          <table:table-cell office:value-type="string">
            <text:p>M2_B006</text:p>
          </table:table-cell>
          <table:table-cell office:value-type="float" office:value="2005">
            <text:p>2005</text:p>
          </table:table-cell>
          <table:table-cell office:value-type="string">
            <text:p>OIDM2_BUERGER006</text:p>
          </table:table-cell>
          <table:table-cell office:value-type="string">
            <text:p>Paula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>
            <text:p>public final static String M2_B006 = "OIDM2_BUERGER006";</text:p>
          </table:table-cell>
        </table:table-row>
        <table:table-row table:style-name="ro1">
          <table:table-cell office:value-type="string">
            <text:p>M2_B007</text:p>
          </table:table-cell>
          <table:table-cell office:value-type="float" office:value="2006">
            <text:p>2006</text:p>
          </table:table-cell>
          <table:table-cell office:value-type="string">
            <text:p>OIDM2_BUERGER007</text:p>
          </table:table-cell>
          <table:table-cell office:value-type="string">
            <text:p>Paula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>
            <text:p>public final static String M2_B007 = "OIDM2_BUERGER007";</text:p>
          </table:table-cell>
        </table:table-row>
        <table:table-row table:style-name="ro1">
          <table:table-cell office:value-type="string">
            <text:p>M2_B008</text:p>
          </table:table-cell>
          <table:table-cell office:value-type="float" office:value="2007">
            <text:p>2007</text:p>
          </table:table-cell>
          <table:table-cell office:value-type="string">
            <text:p>OIDM2_BUERGER008</text:p>
          </table:table-cell>
          <table:table-cell office:value-type="string">
            <text:p>Paula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>
            <text:p>public final static String M2_B008 = "OIDM2_BUERGER008";</text:p>
          </table:table-cell>
        </table:table-row>
        <table:table-row table:style-name="ro1">
          <table:table-cell office:value-type="string">
            <text:p>M2_B009</text:p>
          </table:table-cell>
          <table:table-cell office:value-type="float" office:value="2008">
            <text:p>2008</text:p>
          </table:table-cell>
          <table:table-cell office:value-type="string">
            <text:p>OIDM2_BUERGER009</text:p>
          </table:table-cell>
          <table:table-cell office:value-type="string">
            <text:p>Paula004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>
            <text:p>public final static String M2_B009 = "OIDM2_BUERGER009";</text:p>
          </table:table-cell>
        </table:table-row>
        <table:table-row table:style-name="ro1">
          <table:table-cell office:value-type="string">
            <text:p>M2_B010</text:p>
          </table:table-cell>
          <table:table-cell office:value-type="float" office:value="2009">
            <text:p>2009</text:p>
          </table:table-cell>
          <table:table-cell office:value-type="string">
            <text:p>OIDM2_BUERGER01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>
            <text:p>public final static String M2_B010 = "OIDM2_BUERGER010";</text:p>
          </table:table-cell>
        </table:table-row>
        <table:table-row table:style-name="ro1">
          <table:table-cell office:value-type="string">
            <text:p>M2_B011</text:p>
          </table:table-cell>
          <table:table-cell office:value-type="float" office:value="2010">
            <text:p>2010</text:p>
          </table:table-cell>
          <table:table-cell office:value-type="string">
            <text:p>OIDM2_BUERGER01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>
            <text:p>public final static String M2_B011 = "OIDM2_BUERGER011";</text:p>
          </table:table-cell>
        </table:table-row>
        <table:table-row table:style-name="ro1">
          <table:table-cell office:value-type="string">
            <text:p>M2_B012</text:p>
          </table:table-cell>
          <table:table-cell office:value-type="float" office:value="2011">
            <text:p>2011</text:p>
          </table:table-cell>
          <table:table-cell office:value-type="string">
            <text:p>OIDM2_BUERGER01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>
            <text:p>public final static String M2_B012 = "OIDM2_BUERGER012";</text:p>
          </table:table-cell>
        </table:table-row>
        <table:table-row table:style-name="ro1">
          <table:table-cell office:value-type="string">
            <text:p>M2_B013</text:p>
          </table:table-cell>
          <table:table-cell office:value-type="float" office:value="2012">
            <text:p>2012</text:p>
          </table:table-cell>
          <table:table-cell office:value-type="string">
            <text:p>OIDM2_BUERGER01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>
            <text:p>public final static String M2_B013 = "OIDM2_BUERGER013";</text:p>
          </table:table-cell>
        </table:table-row>
        <table:table-row table:style-name="ro1">
          <table:table-cell office:value-type="string">
            <text:p>M2_B014</text:p>
          </table:table-cell>
          <table:table-cell office:value-type="float" office:value="2013">
            <text:p>2013</text:p>
          </table:table-cell>
          <table:table-cell office:value-type="string">
            <text:p>OIDM2_BUERGER01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>
            <text:p>public final static String M2_B014 = "OIDM2_BUERGER014";</text:p>
          </table:table-cell>
        </table:table-row>
        <table:table-row table:style-name="ro1">
          <table:table-cell office:value-type="string">
            <text:p>M2_B015</text:p>
          </table:table-cell>
          <table:table-cell office:value-type="float" office:value="2014">
            <text:p>2014</text:p>
          </table:table-cell>
          <table:table-cell office:value-type="string">
            <text:p>OIDM2_BUERGER01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>
            <text:p>public final static String M2_B015 = "OIDM2_BUERGER015";</text:p>
          </table:table-cell>
        </table:table-row>
        <table:table-row table:style-name="ro1">
          <table:table-cell office:value-type="string">
            <text:p>M2_B016</text:p>
          </table:table-cell>
          <table:table-cell office:value-type="float" office:value="2015">
            <text:p>2015</text:p>
          </table:table-cell>
          <table:table-cell office:value-type="string">
            <text:p>OIDM2_BUERGER01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>
            <text:p>public final static String M2_B016 = "OIDM2_BUERGER016";</text:p>
          </table:table-cell>
        </table:table-row>
        <table:table-row table:style-name="ro1">
          <table:table-cell office:value-type="string">
            <text:p>M2_B017</text:p>
          </table:table-cell>
          <table:table-cell office:value-type="float" office:value="2016">
            <text:p>2016</text:p>
          </table:table-cell>
          <table:table-cell office:value-type="string">
            <text:p>OIDM2_BUERGER01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>
            <text:p>public final static String M2_B017 = "OIDM2_BUERGER017";</text:p>
          </table:table-cell>
        </table:table-row>
        <table:table-row table:style-name="ro1">
          <table:table-cell office:value-type="string">
            <text:p>M2_B018</text:p>
          </table:table-cell>
          <table:table-cell office:value-type="float" office:value="2017">
            <text:p>2017</text:p>
          </table:table-cell>
          <table:table-cell office:value-type="string">
            <text:p>OIDM2_BUERGER01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>
            <text:p>public final static String M2_B018 = "OIDM2_BUERGER018";</text:p>
          </table:table-cell>
        </table:table-row>
        <table:table-row table:style-name="ro1">
          <table:table-cell office:value-type="string">
            <text:p>M2_B019</text:p>
          </table:table-cell>
          <table:table-cell office:value-type="float" office:value="2018">
            <text:p>2018</text:p>
          </table:table-cell>
          <table:table-cell office:value-type="string">
            <text:p>OIDM2_BUERGER01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>
            <text:p>public final static String M2_B019 = "OIDM2_BUERGER019";</text:p>
          </table:table-cell>
        </table:table-row>
        <table:table-row table:style-name="ro1">
          <table:table-cell office:value-type="string">
            <text:p>M2_B020</text:p>
          </table:table-cell>
          <table:table-cell office:value-type="float" office:value="2019">
            <text:p>2019</text:p>
          </table:table-cell>
          <table:table-cell office:value-type="string">
            <text:p>OIDM2_BUERGER02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>
            <text:p>public final static String M2_B020 = "OIDM2_BUERGER020";</text:p>
          </table:table-cell>
        </table:table-row>
        <table:table-row table:style-name="ro1">
          <table:table-cell office:value-type="string">
            <text:p>M2_B021</text:p>
          </table:table-cell>
          <table:table-cell office:value-type="float" office:value="2020">
            <text:p>2020</text:p>
          </table:table-cell>
          <table:table-cell office:value-type="string">
            <text:p>OIDM2_BUERGER02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>
            <text:p>public final static String M2_B021 = "OIDM2_BUERGER021";</text:p>
          </table:table-cell>
        </table:table-row>
        <table:table-row table:style-name="ro1">
          <table:table-cell office:value-type="string">
            <text:p>M2_B022</text:p>
          </table:table-cell>
          <table:table-cell office:value-type="float" office:value="2021">
            <text:p>2021</text:p>
          </table:table-cell>
          <table:table-cell office:value-type="string">
            <text:p>OIDM2_BUERGER02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>
            <text:p>public final static String M2_B022 = "OIDM2_BUERGER022";</text:p>
          </table:table-cell>
        </table:table-row>
        <table:table-row table:style-name="ro1">
          <table:table-cell office:value-type="string">
            <text:p>M2_B023</text:p>
          </table:table-cell>
          <table:table-cell office:value-type="float" office:value="2022">
            <text:p>2022</text:p>
          </table:table-cell>
          <table:table-cell office:value-type="string">
            <text:p>OIDM2_BUERGER02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>
            <text:p>public final static String M2_B023 = "OIDM2_BUERGER023";</text:p>
          </table:table-cell>
        </table:table-row>
        <table:table-row table:style-name="ro1">
          <table:table-cell office:value-type="string">
            <text:p>M2_B024</text:p>
          </table:table-cell>
          <table:table-cell office:value-type="float" office:value="2023">
            <text:p>2023</text:p>
          </table:table-cell>
          <table:table-cell office:value-type="string">
            <text:p>OIDM2_BUERGER02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>
            <text:p>public final static String M2_B024 = "OIDM2_BUERGER024";</text:p>
          </table:table-cell>
        </table:table-row>
        <table:table-row table:style-name="ro1">
          <table:table-cell office:value-type="string">
            <text:p>M2_B025</text:p>
          </table:table-cell>
          <table:table-cell office:value-type="float" office:value="2024">
            <text:p>2024</text:p>
          </table:table-cell>
          <table:table-cell office:value-type="string">
            <text:p>OIDM2_BUERGER02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>
            <text:p>public final static String M2_B025 = "OIDM2_BUERGER025";</text:p>
          </table:table-cell>
        </table:table-row>
        <table:table-row table:style-name="ro1">
          <table:table-cell office:value-type="string">
            <text:p>M2_B026</text:p>
          </table:table-cell>
          <table:table-cell office:value-type="float" office:value="2025">
            <text:p>2025</text:p>
          </table:table-cell>
          <table:table-cell office:value-type="string">
            <text:p>OIDM2_BUERGER02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>
            <text:p>public final static String M2_B026 = "OIDM2_BUERGER026";</text:p>
          </table:table-cell>
        </table:table-row>
        <table:table-row table:style-name="ro1">
          <table:table-cell office:value-type="string">
            <text:p>M2_B027</text:p>
          </table:table-cell>
          <table:table-cell office:value-type="float" office:value="2026">
            <text:p>2026</text:p>
          </table:table-cell>
          <table:table-cell office:value-type="string">
            <text:p>OIDM2_BUERGER02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>
            <text:p>public final static String M2_B027 = "OIDM2_BUERGER027";</text:p>
          </table:table-cell>
        </table:table-row>
        <table:table-row table:style-name="ro1">
          <table:table-cell office:value-type="string">
            <text:p>M2_B028</text:p>
          </table:table-cell>
          <table:table-cell office:value-type="float" office:value="2027">
            <text:p>2027</text:p>
          </table:table-cell>
          <table:table-cell office:value-type="string">
            <text:p>OIDM2_BUERGER02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>
            <text:p>public final static String M2_B028 = "OIDM2_BUERGER028";</text:p>
          </table:table-cell>
        </table:table-row>
        <table:table-row table:style-name="ro1">
          <table:table-cell office:value-type="string">
            <text:p>M2_B029</text:p>
          </table:table-cell>
          <table:table-cell office:value-type="float" office:value="2028">
            <text:p>2028</text:p>
          </table:table-cell>
          <table:table-cell office:value-type="string">
            <text:p>OIDM2_BUERGER02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>
            <text:p>public final static String M2_B029 = "OIDM2_BUERGER029";</text:p>
          </table:table-cell>
        </table:table-row>
        <table:table-row table:style-name="ro1">
          <table:table-cell office:value-type="string">
            <text:p>M2_B030</text:p>
          </table:table-cell>
          <table:table-cell office:value-type="float" office:value="2029">
            <text:p>2029</text:p>
          </table:table-cell>
          <table:table-cell office:value-type="string">
            <text:p>OIDM2_BUERGER03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>
            <text:p>public final static String M2_B030 = "OIDM2_BUERGER030";</text:p>
          </table:table-cell>
        </table:table-row>
        <table:table-row table:style-name="ro1">
          <table:table-cell office:value-type="string">
            <text:p>M3_B001</text:p>
          </table:table-cell>
          <table:table-cell office:value-type="float" office:value="2030">
            <text:p>2030</text:p>
          </table:table-cell>
          <table:table-cell office:value-type="string">
            <text:p>OIDM3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>
            <text:p>public final static String M3_B001 = "OIDM3_BUERGER001";</text:p>
          </table:table-cell>
        </table:table-row>
        <table:table-row table:style-name="ro1">
          <table:table-cell office:value-type="string">
            <text:p>M3_B002</text:p>
          </table:table-cell>
          <table:table-cell office:value-type="float" office:value="2031">
            <text:p>2031</text:p>
          </table:table-cell>
          <table:table-cell office:value-type="string">
            <text:p>OIDM3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>
            <text:p>public final static String M3_B002 = "OIDM3_BUERGER002";</text:p>
          </table:table-cell>
        </table:table-row>
        <table:table-row table:style-name="ro1">
          <table:table-cell office:value-type="string">
            <text:p>M3_B003</text:p>
          </table:table-cell>
          <table:table-cell office:value-type="float" office:value="2032">
            <text:p>2032</text:p>
          </table:table-cell>
          <table:table-cell office:value-type="string">
            <text:p>OIDM3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>
            <text:p>public final static String M3_B003 = "OIDM3_BUERGER003";</text:p>
          </table:table-cell>
        </table:table-row>
        <table:table-row table:style-name="ro1">
          <table:table-cell office:value-type="string">
            <text:p>M3_B004</text:p>
          </table:table-cell>
          <table:table-cell office:value-type="float" office:value="2033">
            <text:p>2033</text:p>
          </table:table-cell>
          <table:table-cell office:value-type="string">
            <text:p>OIDM3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>
            <text:p>public final static String M3_B004 = "OIDM3_BUERGER004";</text:p>
          </table:table-cell>
        </table:table-row>
        <table:table-row table:style-name="ro1">
          <table:table-cell office:value-type="string">
            <text:p>M3_B005</text:p>
          </table:table-cell>
          <table:table-cell office:value-type="float" office:value="2034">
            <text:p>2034</text:p>
          </table:table-cell>
          <table:table-cell office:value-type="string">
            <text:p>OIDM3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>
            <text:p>public final static String M3_B005 = "OIDM3_BUERGER005";</text:p>
          </table:table-cell>
        </table:table-row>
        <table:table-row table:style-name="ro1">
          <table:table-cell office:value-type="string">
            <text:p>M3_B006</text:p>
          </table:table-cell>
          <table:table-cell office:value-type="float" office:value="2035">
            <text:p>2035</text:p>
          </table:table-cell>
          <table:table-cell office:value-type="string">
            <text:p>OIDM3_BUERGER006</text:p>
          </table:table-cell>
          <table:table-cell office:value-type="string">
            <text:p>Peter006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>
            <text:p>public final static String M3_B006 = "OIDM3_BUERGER006";</text:p>
          </table:table-cell>
        </table:table-row>
        <table:table-row table:style-name="ro1">
          <table:table-cell office:value-type="string">
            <text:p>M3_B007</text:p>
          </table:table-cell>
          <table:table-cell office:value-type="float" office:value="2036">
            <text:p>2036</text:p>
          </table:table-cell>
          <table:table-cell office:value-type="string">
            <text:p>OIDM3_BUERGER007</text:p>
          </table:table-cell>
          <table:table-cell office:value-type="string">
            <text:p>Peter007</text:p>
          </table:table-cell>
          <table:table-cell office:value-type="string">
            <text:p>Test</text:p>
          </table:table-cell>
          <table:table-cell table:style-name="ce9"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>
            <text:p>public final static String M3_B007 = "OIDM3_BUERGER007";</text:p>
          </table:table-cell>
        </table:table-row>
        <table:table-row table:style-name="ro1">
          <table:table-cell office:value-type="string">
            <text:p>M3_B008</text:p>
          </table:table-cell>
          <table:table-cell office:value-type="float" office:value="2037">
            <text:p>2037</text:p>
          </table:table-cell>
          <table:table-cell office:value-type="string">
            <text:p>OIDM3_BUERGER008</text:p>
          </table:table-cell>
          <table:table-cell office:value-type="string">
            <text:p>Gabi001</text:p>
          </table:table-cell>
          <table:table-cell office:value-type="string">
            <text:p>Schmid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>
            <text:p>public final static String M3_B008 = "OIDM3_BUERGER008";</text:p>
          </table:table-cell>
        </table:table-row>
        <table:table-row table:style-name="ro1">
          <table:table-cell office:value-type="string">
            <text:p>M3_B009</text:p>
          </table:table-cell>
          <table:table-cell office:value-type="float" office:value="2038">
            <text:p>2038</text:p>
          </table:table-cell>
          <table:table-cell office:value-type="string">
            <text:p>OIDM3_BUERGER009</text:p>
          </table:table-cell>
          <table:table-cell office:value-type="string">
            <text:p>Gabi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>
            <text:p>public final static String M3_B009 = "OIDM3_BUERGER009";</text:p>
          </table:table-cell>
        </table:table-row>
        <table:table-row table:style-name="ro1">
          <table:table-cell office:value-type="string">
            <text:p>M3_B010</text:p>
          </table:table-cell>
          <table:table-cell office:value-type="float" office:value="2039">
            <text:p>2039</text:p>
          </table:table-cell>
          <table:table-cell office:value-type="string">
            <text:p>OIDM3_BUERGER010</text:p>
          </table:table-cell>
          <table:table-cell office:value-type="string">
            <text:p>Gabi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ce5"/>
        <table:table-column table:style-name="co1" table:number-columns-repeated="26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PASS_PASSNUMMER</text:p>
          </table:table-cell>
          <table:table-cell office:value-type="string">
            <text:p>PASS_TYP</text:p>
          </table:table-cell>
          <table:table-cell office:value-type="string">
            <text:p>PASS_KODE</text:p>
          </table:table-cell>
          <table:table-cell table:style-name="Default" office:value-type="string">
            <text:p>PASS_GROESSE</text:p>
          </table:table-cell>
          <table:table-cell office:value-type="string">
            <text:p>PASS_AUGENFARBE</text:p>
          </table:table-cell>
          <table:table-cell table:style-name="Default" office:value-type="string">
            <text:p>PASS_AUSTELLUNGSDATUM</text:p>
          </table:table-cell>
          <table:table-cell table:style-name="Default" office:value-type="string">
            <text:p>PASS_GUELTIG_BIS</text:p>
          </table:table-cell>
          <table:table-cell office:value-type="string">
            <text:p>PASS_BEHOERD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M2_P001</text:p>
          </table:table-cell>
          <table:table-cell office:value-type="float" office:value="3000">
            <text:p>3000</text:p>
          </table:table-cell>
          <table:table-cell office:value-type="string">
            <text:p>OIDM2_PASS001</text:p>
          </table:table-cell>
          <table:table-cell office:value-type="string">
            <text:p>DE-598589647</text:p>
          </table:table-cell>
          <table:table-cell office:value-type="string">
            <text:p>Reisepass</text:p>
          </table:table-cell>
          <table:table-cell office:value-type="string">
            <text:p>DE471178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">
            <text:p>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>
            <text:p>public final static String M2_P001 = "OIDM2_PASS001";</text:p>
          </table:table-cell>
        </table:table-row>
        <table:table-row table:style-name="ro1">
          <table:table-cell office:value-type="string">
            <text:p>M2_P002</text:p>
          </table:table-cell>
          <table:table-cell office:value-type="float" office:value="3001">
            <text:p>3001</text:p>
          </table:table-cell>
          <table:table-cell office:value-type="string">
            <text:p>OIDM2_PASS002</text:p>
          </table:table-cell>
          <table:table-cell office:value-type="string">
            <text:p>DE-598589646</text:p>
          </table:table-cell>
          <table:table-cell office:value-type="string">
            <text:p>Reisepass</text:p>
          </table:table-cell>
          <table:table-cell office:value-type="string">
            <text:p>DE471179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];&quot;','&quot;;[.C3];&quot;','&quot;;[.D3];&quot;','&quot;;[.E3];&quot;','&quot;;[.F3];&quot;','&quot;;[.G3];&quot;','&quot;;[.H3];&quot;','&quot;;[.I3];&quot;','&quot;;[.J3];&quot;','&quot;;[.K3];&quot;','&quot;;[.L3];&quot;');&quot;)" office:value-type="string" office:string-value="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">
            <text:p>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>
            <text:p>public final static String M2_P002 = "OIDM2_PASS002";</text:p>
          </table:table-cell>
        </table:table-row>
        <table:table-row table:style-name="ro1">
          <table:table-cell office:value-type="string">
            <text:p>M2_P003</text:p>
          </table:table-cell>
          <table:table-cell office:value-type="float" office:value="3002">
            <text:p>3002</text:p>
          </table:table-cell>
          <table:table-cell office:value-type="string">
            <text:p>OIDM2_PASS003</text:p>
          </table:table-cell>
          <table:table-cell office:value-type="string">
            <text:p>DE-598589645</text:p>
          </table:table-cell>
          <table:table-cell office:value-type="string">
            <text:p>Reisepass</text:p>
          </table:table-cell>
          <table:table-cell office:value-type="string">
            <text:p>DE471180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];&quot;','&quot;;[.C4];&quot;','&quot;;[.D4];&quot;','&quot;;[.E4];&quot;','&quot;;[.F4];&quot;','&quot;;[.G4];&quot;','&quot;;[.H4];&quot;','&quot;;[.I4];&quot;','&quot;;[.J4];&quot;','&quot;;[.K4];&quot;','&quot;;[.L4];&quot;');&quot;)" office:value-type="string" office:string-value="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">
            <text:p>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>
            <text:p>public final static String M2_P003 = "OIDM2_PASS003";</text:p>
          </table:table-cell>
        </table:table-row>
        <table:table-row table:style-name="ro1">
          <table:table-cell office:value-type="string">
            <text:p>M2_P004</text:p>
          </table:table-cell>
          <table:table-cell office:value-type="float" office:value="3003">
            <text:p>3003</text:p>
          </table:table-cell>
          <table:table-cell office:value-type="string">
            <text:p>OIDM2_PASS004</text:p>
          </table:table-cell>
          <table:table-cell office:value-type="string">
            <text:p>DE-598589644</text:p>
          </table:table-cell>
          <table:table-cell office:value-type="string">
            <text:p>Reisepass</text:p>
          </table:table-cell>
          <table:table-cell office:value-type="string">
            <text:p>DE47118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];&quot;','&quot;;[.C5];&quot;','&quot;;[.D5];&quot;','&quot;;[.E5];&quot;','&quot;;[.F5];&quot;','&quot;;[.G5];&quot;','&quot;;[.H5];&quot;','&quot;;[.I5];&quot;','&quot;;[.J5];&quot;','&quot;;[.K5];&quot;','&quot;;[.L5];&quot;');&quot;)" office:value-type="string" office:string-value="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">
            <text:p>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>
            <text:p>public final static String M2_P004 = "OIDM2_PASS004";</text:p>
          </table:table-cell>
        </table:table-row>
        <table:table-row table:style-name="ro1">
          <table:table-cell office:value-type="string">
            <text:p>M2_P005</text:p>
          </table:table-cell>
          <table:table-cell office:value-type="float" office:value="3004">
            <text:p>3004</text:p>
          </table:table-cell>
          <table:table-cell office:value-type="string">
            <text:p>OIDM2_PASS005</text:p>
          </table:table-cell>
          <table:table-cell office:value-type="string">
            <text:p>DE-598589643</text:p>
          </table:table-cell>
          <table:table-cell office:value-type="string">
            <text:p>Reisepass</text:p>
          </table:table-cell>
          <table:table-cell office:value-type="string">
            <text:p>DE471182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6];&quot;','&quot;;[.C6];&quot;','&quot;;[.D6];&quot;','&quot;;[.E6];&quot;','&quot;;[.F6];&quot;','&quot;;[.G6];&quot;','&quot;;[.H6];&quot;','&quot;;[.I6];&quot;','&quot;;[.J6];&quot;','&quot;;[.K6];&quot;','&quot;;[.L6];&quot;');&quot;)" office:value-type="string" office:string-value="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">
            <text:p>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>
            <text:p>public final static String M2_P005 = "OIDM2_PASS005";</text:p>
          </table:table-cell>
        </table:table-row>
        <table:table-row table:style-name="ro1">
          <table:table-cell office:value-type="string">
            <text:p>M2_P006</text:p>
          </table:table-cell>
          <table:table-cell office:value-type="float" office:value="3005">
            <text:p>3005</text:p>
          </table:table-cell>
          <table:table-cell office:value-type="string">
            <text:p>OIDM2_PASS006</text:p>
          </table:table-cell>
          <table:table-cell office:value-type="string">
            <text:p>DE-598589642</text:p>
          </table:table-cell>
          <table:table-cell office:value-type="string">
            <text:p>Reisepass</text:p>
          </table:table-cell>
          <table:table-cell office:value-type="string">
            <text:p>DE471183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7];&quot;','&quot;;[.C7];&quot;','&quot;;[.D7];&quot;','&quot;;[.E7];&quot;','&quot;;[.F7];&quot;','&quot;;[.G7];&quot;','&quot;;[.H7];&quot;','&quot;;[.I7];&quot;','&quot;;[.J7];&quot;','&quot;;[.K7];&quot;','&quot;;[.L7];&quot;');&quot;)" office:value-type="string" office:string-value="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">
            <text:p>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>
            <text:p>public final static String M2_P006 = "OIDM2_PASS006";</text:p>
          </table:table-cell>
        </table:table-row>
        <table:table-row table:style-name="ro1">
          <table:table-cell office:value-type="string">
            <text:p>M2_P007</text:p>
          </table:table-cell>
          <table:table-cell office:value-type="float" office:value="3006">
            <text:p>3006</text:p>
          </table:table-cell>
          <table:table-cell office:value-type="string">
            <text:p>OIDM2_PASS007</text:p>
          </table:table-cell>
          <table:table-cell office:value-type="string">
            <text:p>DE-598589641</text:p>
          </table:table-cell>
          <table:table-cell office:value-type="string">
            <text:p>Reisepass</text:p>
          </table:table-cell>
          <table:table-cell office:value-type="string">
            <text:p>DE471184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8];&quot;','&quot;;[.C8];&quot;','&quot;;[.D8];&quot;','&quot;;[.E8];&quot;','&quot;;[.F8];&quot;','&quot;;[.G8];&quot;','&quot;;[.H8];&quot;','&quot;;[.I8];&quot;','&quot;;[.J8];&quot;','&quot;;[.K8];&quot;','&quot;;[.L8];&quot;');&quot;)" office:value-type="string" office:string-value="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">
            <text:p>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>
            <text:p>public final static String M2_P007 = "OIDM2_PASS007";</text:p>
          </table:table-cell>
        </table:table-row>
        <table:table-row table:style-name="ro1">
          <table:table-cell office:value-type="string">
            <text:p>M2_P008</text:p>
          </table:table-cell>
          <table:table-cell office:value-type="float" office:value="3007">
            <text:p>3007</text:p>
          </table:table-cell>
          <table:table-cell office:value-type="string">
            <text:p>OIDM2_PASS008</text:p>
          </table:table-cell>
          <table:table-cell office:value-type="string">
            <text:p>DE-598589640</text:p>
          </table:table-cell>
          <table:table-cell office:value-type="string">
            <text:p>Reisepass</text:p>
          </table:table-cell>
          <table:table-cell office:value-type="string">
            <text:p>DE47118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9];&quot;','&quot;;[.C9];&quot;','&quot;;[.D9];&quot;','&quot;;[.E9];&quot;','&quot;;[.F9];&quot;','&quot;;[.G9];&quot;','&quot;;[.H9];&quot;','&quot;;[.I9];&quot;','&quot;;[.J9];&quot;','&quot;;[.K9];&quot;','&quot;;[.L9];&quot;');&quot;)" office:value-type="string" office:string-value="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">
            <text:p>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>
            <text:p>public final static String M2_P008 = "OIDM2_PASS008";</text:p>
          </table:table-cell>
        </table:table-row>
        <table:table-row table:style-name="ro1">
          <table:table-cell office:value-type="string">
            <text:p>M2_P009</text:p>
          </table:table-cell>
          <table:table-cell office:value-type="float" office:value="3008">
            <text:p>3008</text:p>
          </table:table-cell>
          <table:table-cell office:value-type="string">
            <text:p>OIDM2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18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0];&quot;','&quot;;[.C10];&quot;','&quot;;[.D10];&quot;','&quot;;[.E10];&quot;','&quot;;[.F10];&quot;','&quot;;[.G10];&quot;','&quot;;[.H10];&quot;','&quot;;[.I10];&quot;','&quot;;[.J10];&quot;','&quot;;[.K10];&quot;','&quot;;[.L10];&quot;');&quot;)" office:value-type="string" office:string-value="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">
            <text:p>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>
            <text:p>public final static String M2_P009 = "OIDM2_PASS009";</text:p>
          </table:table-cell>
        </table:table-row>
        <table:table-row table:style-name="ro1">
          <table:table-cell office:value-type="string">
            <text:p>M2_P010</text:p>
          </table:table-cell>
          <table:table-cell office:value-type="float" office:value="3009">
            <text:p>3009</text:p>
          </table:table-cell>
          <table:table-cell office:value-type="string">
            <text:p>OIDM2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18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1];&quot;','&quot;;[.C11];&quot;','&quot;;[.D11];&quot;','&quot;;[.E11];&quot;','&quot;;[.F11];&quot;','&quot;;[.G11];&quot;','&quot;;[.H11];&quot;','&quot;;[.I11];&quot;','&quot;;[.J11];&quot;','&quot;;[.K11];&quot;','&quot;;[.L11];&quot;');&quot;)" office:value-type="string" office:string-value="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">
            <text:p>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>
            <text:p>public final static String M2_P010 = "OIDM2_PASS010";</text:p>
          </table:table-cell>
        </table:table-row>
        <table:table-row table:style-name="ro1">
          <table:table-cell office:value-type="string">
            <text:p>M2_P011</text:p>
          </table:table-cell>
          <table:table-cell office:value-type="float" office:value="3010">
            <text:p>3010</text:p>
          </table:table-cell>
          <table:table-cell office:value-type="string">
            <text:p>OIDM2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18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2];&quot;','&quot;;[.C12];&quot;','&quot;;[.D12];&quot;','&quot;;[.E12];&quot;','&quot;;[.F12];&quot;','&quot;;[.G12];&quot;','&quot;;[.H12];&quot;','&quot;;[.I12];&quot;','&quot;;[.J12];&quot;','&quot;;[.K12];&quot;','&quot;;[.L12];&quot;');&quot;)" office:value-type="string" office:string-value="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">
            <text:p>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>
            <text:p>public final static String M2_P011 = "OIDM2_PASS011";</text:p>
          </table:table-cell>
        </table:table-row>
        <table:table-row table:style-name="ro1">
          <table:table-cell office:value-type="string">
            <text:p>M2_P012</text:p>
          </table:table-cell>
          <table:table-cell office:value-type="float" office:value="3011">
            <text:p>3011</text:p>
          </table:table-cell>
          <table:table-cell office:value-type="string">
            <text:p>OIDM2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18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3];&quot;','&quot;;[.C13];&quot;','&quot;;[.D13];&quot;','&quot;;[.E13];&quot;','&quot;;[.F13];&quot;','&quot;;[.G13];&quot;','&quot;;[.H13];&quot;','&quot;;[.I13];&quot;','&quot;;[.J13];&quot;','&quot;;[.K13];&quot;','&quot;;[.L13];&quot;');&quot;)" office:value-type="string" office:string-value="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">
            <text:p>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>
            <text:p>public final static String M2_P012 = "OIDM2_PASS012";</text:p>
          </table:table-cell>
        </table:table-row>
        <table:table-row table:style-name="ro1">
          <table:table-cell office:value-type="string">
            <text:p>M2_P013</text:p>
          </table:table-cell>
          <table:table-cell office:value-type="float" office:value="3012">
            <text:p>3012</text:p>
          </table:table-cell>
          <table:table-cell office:value-type="string">
            <text:p>OIDM2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19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4];&quot;','&quot;;[.C14];&quot;','&quot;;[.D14];&quot;','&quot;;[.E14];&quot;','&quot;;[.F14];&quot;','&quot;;[.G14];&quot;','&quot;;[.H14];&quot;','&quot;;[.I14];&quot;','&quot;;[.J14];&quot;','&quot;;[.K14];&quot;','&quot;;[.L14];&quot;');&quot;)" office:value-type="string" office:string-value="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">
            <text:p>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>
            <text:p>public final static String M2_P013 = "OIDM2_PASS013";</text:p>
          </table:table-cell>
        </table:table-row>
        <table:table-row table:style-name="ro1">
          <table:table-cell office:value-type="string">
            <text:p>M2_P014</text:p>
          </table:table-cell>
          <table:table-cell office:value-type="float" office:value="3013">
            <text:p>3013</text:p>
          </table:table-cell>
          <table:table-cell office:value-type="string">
            <text:p>OIDM2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19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5];&quot;','&quot;;[.C15];&quot;','&quot;;[.D15];&quot;','&quot;;[.E15];&quot;','&quot;;[.F15];&quot;','&quot;;[.G15];&quot;','&quot;;[.H15];&quot;','&quot;;[.I15];&quot;','&quot;;[.J15];&quot;','&quot;;[.K15];&quot;','&quot;;[.L15];&quot;');&quot;)" office:value-type="string" office:string-value="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">
            <text:p>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>
            <text:p>public final static String M2_P014 = "OIDM2_PASS014";</text:p>
          </table:table-cell>
        </table:table-row>
        <table:table-row table:style-name="ro1">
          <table:table-cell office:value-type="string">
            <text:p>M2_P015</text:p>
          </table:table-cell>
          <table:table-cell office:value-type="float" office:value="3014">
            <text:p>3014</text:p>
          </table:table-cell>
          <table:table-cell office:value-type="string">
            <text:p>OIDM2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19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6];&quot;','&quot;;[.C16];&quot;','&quot;;[.D16];&quot;','&quot;;[.E16];&quot;','&quot;;[.F16];&quot;','&quot;;[.G16];&quot;','&quot;;[.H16];&quot;','&quot;;[.I16];&quot;','&quot;;[.J16];&quot;','&quot;;[.K16];&quot;','&quot;;[.L16];&quot;');&quot;)" office:value-type="string" office:string-value="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">
            <text:p>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>
            <text:p>public final static String M2_P015 = "OIDM2_PASS015";</text:p>
          </table:table-cell>
        </table:table-row>
        <table:table-row table:style-name="ro1">
          <table:table-cell office:value-type="string">
            <text:p>M2_P016</text:p>
          </table:table-cell>
          <table:table-cell office:value-type="float" office:value="3015">
            <text:p>3015</text:p>
          </table:table-cell>
          <table:table-cell office:value-type="string">
            <text:p>OIDM2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19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7];&quot;','&quot;;[.C17];&quot;','&quot;;[.D17];&quot;','&quot;;[.E17];&quot;','&quot;;[.F17];&quot;','&quot;;[.G17];&quot;','&quot;;[.H17];&quot;','&quot;;[.I17];&quot;','&quot;;[.J17];&quot;','&quot;;[.K17];&quot;','&quot;;[.L17];&quot;');&quot;)" office:value-type="string" office:string-value="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">
            <text:p>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>
            <text:p>public final static String M2_P016 = "OIDM2_PASS016";</text:p>
          </table:table-cell>
        </table:table-row>
        <table:table-row table:style-name="ro1">
          <table:table-cell office:value-type="string">
            <text:p>M2_P017</text:p>
          </table:table-cell>
          <table:table-cell office:value-type="float" office:value="3016">
            <text:p>3016</text:p>
          </table:table-cell>
          <table:table-cell office:value-type="string">
            <text:p>OIDM2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19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8];&quot;','&quot;;[.C18];&quot;','&quot;;[.D18];&quot;','&quot;;[.E18];&quot;','&quot;;[.F18];&quot;','&quot;;[.G18];&quot;','&quot;;[.H18];&quot;','&quot;;[.I18];&quot;','&quot;;[.J18];&quot;','&quot;;[.K18];&quot;','&quot;;[.L18];&quot;');&quot;)" office:value-type="string" office:string-value="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">
            <text:p>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>
            <text:p>public final static String M2_P017 = "OIDM2_PASS017";</text:p>
          </table:table-cell>
        </table:table-row>
        <table:table-row table:style-name="ro1">
          <table:table-cell office:value-type="string">
            <text:p>M2_P018</text:p>
          </table:table-cell>
          <table:table-cell office:value-type="float" office:value="3017">
            <text:p>3017</text:p>
          </table:table-cell>
          <table:table-cell office:value-type="string">
            <text:p>OID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19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9];&quot;','&quot;;[.C19];&quot;','&quot;;[.D19];&quot;','&quot;;[.E19];&quot;','&quot;;[.F19];&quot;','&quot;;[.G19];&quot;','&quot;;[.H19];&quot;','&quot;;[.I19];&quot;','&quot;;[.J19];&quot;','&quot;;[.K19];&quot;','&quot;;[.L19];&quot;');&quot;)" office:value-type="string" office:string-value="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">
            <text:p>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>
            <text:p>public final static String M2_P018 = "OIDM2_PASS018";</text:p>
          </table:table-cell>
        </table:table-row>
        <table:table-row table:style-name="ro1">
          <table:table-cell office:value-type="string">
            <text:p>M2_P019</text:p>
          </table:table-cell>
          <table:table-cell office:value-type="float" office:value="3018">
            <text:p>3018</text:p>
          </table:table-cell>
          <table:table-cell office:value-type="string">
            <text:p>OIDM2_PASS019</text:p>
          </table:table-cell>
          <table:table-cell office:value-type="string">
            <text:p>DE-598589629</text:p>
          </table:table-cell>
          <table:table-cell office:value-type="string">
            <text:p>Reisepass</text:p>
          </table:table-cell>
          <table:table-cell office:value-type="string">
            <text:p>DE47119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0];&quot;','&quot;;[.C20];&quot;','&quot;;[.D20];&quot;','&quot;;[.E20];&quot;','&quot;;[.F20];&quot;','&quot;;[.G20];&quot;','&quot;;[.H20];&quot;','&quot;;[.I20];&quot;','&quot;;[.J20];&quot;','&quot;;[.K20];&quot;','&quot;;[.L20];&quot;');&quot;)" office:value-type="string" office:string-value="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">
            <text:p>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>
            <text:p>public final static String M2_P019 = "OIDM2_PASS019";</text:p>
          </table:table-cell>
        </table:table-row>
        <table:table-row table:style-name="ro1">
          <table:table-cell office:value-type="string">
            <text:p>M2_P020</text:p>
          </table:table-cell>
          <table:table-cell office:value-type="float" office:value="3019">
            <text:p>3019</text:p>
          </table:table-cell>
          <table:table-cell office:value-type="string">
            <text:p>OIDM2_PASS020</text:p>
          </table:table-cell>
          <table:table-cell office:value-type="string">
            <text:p>DE-598589628</text:p>
          </table:table-cell>
          <table:table-cell office:value-type="string">
            <text:p>Reisepass</text:p>
          </table:table-cell>
          <table:table-cell office:value-type="string">
            <text:p>DE47119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1];&quot;','&quot;;[.C21];&quot;','&quot;;[.D21];&quot;','&quot;;[.E21];&quot;','&quot;;[.F21];&quot;','&quot;;[.G21];&quot;','&quot;;[.H21];&quot;','&quot;;[.I21];&quot;','&quot;;[.J21];&quot;','&quot;;[.K21];&quot;','&quot;;[.L21];&quot;');&quot;)" office:value-type="string" office:string-value="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">
            <text:p>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>
            <text:p>public final static String M2_P020 = "OIDM2_PASS020";</text:p>
          </table:table-cell>
        </table:table-row>
        <table:table-row table:style-name="ro1">
          <table:table-cell office:value-type="string">
            <text:p>M2_P021</text:p>
          </table:table-cell>
          <table:table-cell office:value-type="float" office:value="3020">
            <text:p>3020</text:p>
          </table:table-cell>
          <table:table-cell office:value-type="string">
            <text:p>OIDM2_PASS021</text:p>
          </table:table-cell>
          <table:table-cell office:value-type="string">
            <text:p>DE-598589627</text:p>
          </table:table-cell>
          <table:table-cell office:value-type="string">
            <text:p>Reisepass</text:p>
          </table:table-cell>
          <table:table-cell office:value-type="string">
            <text:p>DE47119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>
            <text:p>public final static String M2_P021 = "OIDM2_PASS021";</text:p>
          </table:table-cell>
        </table:table-row>
        <table:table-row table:style-name="ro1">
          <table:table-cell office:value-type="string">
            <text:p>M2_P022</text:p>
          </table:table-cell>
          <table:table-cell office:value-type="float" office:value="3021">
            <text:p>3021</text:p>
          </table:table-cell>
          <table:table-cell office:value-type="string">
            <text:p>OIDM2_PASS022</text:p>
          </table:table-cell>
          <table:table-cell office:value-type="string">
            <text:p>DE-598589626</text:p>
          </table:table-cell>
          <table:table-cell office:value-type="string">
            <text:p>Reisepass</text:p>
          </table:table-cell>
          <table:table-cell office:value-type="string">
            <text:p>DE47119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>
            <text:p>public final static String M2_P022 = "OIDM2_PASS022";</text:p>
          </table:table-cell>
        </table:table-row>
        <table:table-row table:style-name="ro1">
          <table:table-cell office:value-type="string">
            <text:p>M2_P023</text:p>
          </table:table-cell>
          <table:table-cell office:value-type="float" office:value="3022">
            <text:p>3022</text:p>
          </table:table-cell>
          <table:table-cell office:value-type="string">
            <text:p>OIDM2_PASS023</text:p>
          </table:table-cell>
          <table:table-cell office:value-type="string">
            <text:p>DE-598589625</text:p>
          </table:table-cell>
          <table:table-cell office:value-type="string">
            <text:p>Reisepass</text:p>
          </table:table-cell>
          <table:table-cell office:value-type="string">
            <text:p>DE47120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>
            <text:p>public final static String M2_P023 = "OIDM2_PASS023";</text:p>
          </table:table-cell>
        </table:table-row>
        <table:table-row table:style-name="ro1">
          <table:table-cell office:value-type="string">
            <text:p>M2_P024</text:p>
          </table:table-cell>
          <table:table-cell office:value-type="float" office:value="3023">
            <text:p>3023</text:p>
          </table:table-cell>
          <table:table-cell office:value-type="string">
            <text:p>OIDM2_PASS024</text:p>
          </table:table-cell>
          <table:table-cell office:value-type="string">
            <text:p>DE-598589624</text:p>
          </table:table-cell>
          <table:table-cell office:value-type="string">
            <text:p>Reisepass</text:p>
          </table:table-cell>
          <table:table-cell office:value-type="string">
            <text:p>DE47120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>
            <text:p>public final static String M2_P024 = "OIDM2_PASS024";</text:p>
          </table:table-cell>
        </table:table-row>
        <table:table-row table:style-name="ro1">
          <table:table-cell office:value-type="string">
            <text:p>M2_P025</text:p>
          </table:table-cell>
          <table:table-cell office:value-type="float" office:value="3024">
            <text:p>3024</text:p>
          </table:table-cell>
          <table:table-cell office:value-type="string">
            <text:p>OIDM2_PASS025</text:p>
          </table:table-cell>
          <table:table-cell office:value-type="string">
            <text:p>DE-598589623</text:p>
          </table:table-cell>
          <table:table-cell office:value-type="string">
            <text:p>Reisepass</text:p>
          </table:table-cell>
          <table:table-cell office:value-type="string">
            <text:p>DE47120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>
            <text:p>public final static String M2_P025 = "OIDM2_PASS025";</text:p>
          </table:table-cell>
        </table:table-row>
        <table:table-row table:style-name="ro1">
          <table:table-cell office:value-type="string">
            <text:p>M2_P026</text:p>
          </table:table-cell>
          <table:table-cell office:value-type="float" office:value="3025">
            <text:p>3025</text:p>
          </table:table-cell>
          <table:table-cell office:value-type="string">
            <text:p>OIDM2_PASS026</text:p>
          </table:table-cell>
          <table:table-cell office:value-type="string">
            <text:p>DE-598589622</text:p>
          </table:table-cell>
          <table:table-cell office:value-type="string">
            <text:p>Reisepass</text:p>
          </table:table-cell>
          <table:table-cell office:value-type="string">
            <text:p>DE47120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>
            <text:p>public final static String M2_P026 = "OIDM2_PASS026";</text:p>
          </table:table-cell>
        </table:table-row>
        <table:table-row table:style-name="ro1">
          <table:table-cell office:value-type="string">
            <text:p>M2_P027</text:p>
          </table:table-cell>
          <table:table-cell office:value-type="float" office:value="3026">
            <text:p>3026</text:p>
          </table:table-cell>
          <table:table-cell office:value-type="string">
            <text:p>OIDM2_PASS027</text:p>
          </table:table-cell>
          <table:table-cell office:value-type="string">
            <text:p>DE-598589621</text:p>
          </table:table-cell>
          <table:table-cell office:value-type="string">
            <text:p>Reisepass</text:p>
          </table:table-cell>
          <table:table-cell office:value-type="string">
            <text:p>DE47120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>
            <text:p>public final static String M2_P027 = "OIDM2_PASS027";</text:p>
          </table:table-cell>
        </table:table-row>
        <table:table-row table:style-name="ro1">
          <table:table-cell office:value-type="string">
            <text:p>M2_P028</text:p>
          </table:table-cell>
          <table:table-cell office:value-type="float" office:value="3027">
            <text:p>3027</text:p>
          </table:table-cell>
          <table:table-cell office:value-type="string">
            <text:p>OIDM2_PASS028</text:p>
          </table:table-cell>
          <table:table-cell office:value-type="string">
            <text:p>DE-598589620</text:p>
          </table:table-cell>
          <table:table-cell office:value-type="string">
            <text:p>Reisepass</text:p>
          </table:table-cell>
          <table:table-cell office:value-type="string">
            <text:p>DE47120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>
            <text:p>public final static String M2_P028 = "OIDM2_PASS028";</text:p>
          </table:table-cell>
        </table:table-row>
        <table:table-row table:style-name="ro1">
          <table:table-cell office:value-type="string">
            <text:p>M2_P029</text:p>
          </table:table-cell>
          <table:table-cell office:value-type="float" office:value="3028">
            <text:p>3028</text:p>
          </table:table-cell>
          <table:table-cell office:value-type="string">
            <text:p>OIDM2_PASS029</text:p>
          </table:table-cell>
          <table:table-cell office:value-type="string">
            <text:p>DE-598589619</text:p>
          </table:table-cell>
          <table:table-cell office:value-type="string">
            <text:p>Reisepass</text:p>
          </table:table-cell>
          <table:table-cell office:value-type="string">
            <text:p>DE47120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>
            <text:p>public final static String M2_P029 = "OIDM2_PASS029";</text:p>
          </table:table-cell>
        </table:table-row>
        <table:table-row table:style-name="ro1">
          <table:table-cell office:value-type="string">
            <text:p>M2_P030</text:p>
          </table:table-cell>
          <table:table-cell office:value-type="float" office:value="3029">
            <text:p>3029</text:p>
          </table:table-cell>
          <table:table-cell office:value-type="string">
            <text:p>OIDM2_PASS030</text:p>
          </table:table-cell>
          <table:table-cell office:value-type="string">
            <text:p>DE-598589618</text:p>
          </table:table-cell>
          <table:table-cell office:value-type="string">
            <text:p>Reisepass</text:p>
          </table:table-cell>
          <table:table-cell office:value-type="string">
            <text:p>DE47120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>
            <text:p>public final static String M2_P030 = "OIDM2_PASS030";</text:p>
          </table:table-cell>
        </table:table-row>
        <table:table-row table:style-name="ro1">
          <table:table-cell office:value-type="string">
            <text:p>M2_P031</text:p>
          </table:table-cell>
          <table:table-cell office:value-type="float" office:value="3030">
            <text:p>3030</text:p>
          </table:table-cell>
          <table:table-cell office:value-type="string">
            <text:p>OIDM2_PASS031</text:p>
          </table:table-cell>
          <table:table-cell office:value-type="string">
            <text:p>DE-598589617</text:p>
          </table:table-cell>
          <table:table-cell office:value-type="string">
            <text:p>Reisepass</text:p>
          </table:table-cell>
          <table:table-cell office:value-type="string">
            <text:p>DE47120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>
            <text:p>public final static String M2_P031 = "OIDM2_PASS031";</text:p>
          </table:table-cell>
        </table:table-row>
        <table:table-row table:style-name="ro1">
          <table:table-cell office:value-type="string">
            <text:p>M2_P032</text:p>
          </table:table-cell>
          <table:table-cell office:value-type="float" office:value="3031">
            <text:p>3031</text:p>
          </table:table-cell>
          <table:table-cell office:value-type="string">
            <text:p>OIDM2_PASS032</text:p>
          </table:table-cell>
          <table:table-cell office:value-type="string">
            <text:p>DE-598589616</text:p>
          </table:table-cell>
          <table:table-cell office:value-type="string">
            <text:p>Reisepass</text:p>
          </table:table-cell>
          <table:table-cell office:value-type="string">
            <text:p>DE47120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>
            <text:p>public final static String M2_P032 = "OIDM2_PASS032";</text:p>
          </table:table-cell>
        </table:table-row>
        <table:table-row table:style-name="ro1">
          <table:table-cell office:value-type="string">
            <text:p>M2_P033</text:p>
          </table:table-cell>
          <table:table-cell office:value-type="float" office:value="3032">
            <text:p>3032</text:p>
          </table:table-cell>
          <table:table-cell office:value-type="string">
            <text:p>OIDM2_PASS033</text:p>
          </table:table-cell>
          <table:table-cell office:value-type="string">
            <text:p>DE-598589615</text:p>
          </table:table-cell>
          <table:table-cell office:value-type="string">
            <text:p>Reisepass</text:p>
          </table:table-cell>
          <table:table-cell office:value-type="string">
            <text:p>DE47121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>
            <text:p>public final static String M2_P033 = "OIDM2_PASS033";</text:p>
          </table:table-cell>
        </table:table-row>
        <table:table-row table:style-name="ro1">
          <table:table-cell office:value-type="string">
            <text:p>M2_P034</text:p>
          </table:table-cell>
          <table:table-cell office:value-type="float" office:value="3033">
            <text:p>3033</text:p>
          </table:table-cell>
          <table:table-cell office:value-type="string">
            <text:p>OIDM2_PASS034</text:p>
          </table:table-cell>
          <table:table-cell office:value-type="string">
            <text:p>DE-598589614</text:p>
          </table:table-cell>
          <table:table-cell office:value-type="string">
            <text:p>Reisepass</text:p>
          </table:table-cell>
          <table:table-cell office:value-type="string">
            <text:p>DE47121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>
            <text:p>public final static String M2_P034 = "OIDM2_PASS034";</text:p>
          </table:table-cell>
        </table:table-row>
        <table:table-row table:style-name="ro1">
          <table:table-cell office:value-type="string">
            <text:p>M2_P035</text:p>
          </table:table-cell>
          <table:table-cell office:value-type="float" office:value="3034">
            <text:p>3034</text:p>
          </table:table-cell>
          <table:table-cell office:value-type="string">
            <text:p>OIDM2_PASS035</text:p>
          </table:table-cell>
          <table:table-cell office:value-type="string">
            <text:p>DE-598589613</text:p>
          </table:table-cell>
          <table:table-cell office:value-type="string">
            <text:p>Reisepass</text:p>
          </table:table-cell>
          <table:table-cell office:value-type="string">
            <text:p>DE47121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>
            <text:p>public final static String M2_P035 = "OIDM2_PASS035";</text:p>
          </table:table-cell>
        </table:table-row>
        <table:table-row table:style-name="ro1">
          <table:table-cell office:value-type="string">
            <text:p>M2_P036</text:p>
          </table:table-cell>
          <table:table-cell office:value-type="float" office:value="3035">
            <text:p>3035</text:p>
          </table:table-cell>
          <table:table-cell office:value-type="string">
            <text:p>OIDM2_PASS036</text:p>
          </table:table-cell>
          <table:table-cell office:value-type="string">
            <text:p>DE-598589612</text:p>
          </table:table-cell>
          <table:table-cell office:value-type="string">
            <text:p>Reisepass</text:p>
          </table:table-cell>
          <table:table-cell office:value-type="string">
            <text:p>DE47121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>
            <text:p>public final static String M2_P036 = "OIDM2_PASS036";</text:p>
          </table:table-cell>
        </table:table-row>
        <table:table-row table:style-name="ro1">
          <table:table-cell office:value-type="string">
            <text:p>M2_P037</text:p>
          </table:table-cell>
          <table:table-cell office:value-type="float" office:value="3036">
            <text:p>3036</text:p>
          </table:table-cell>
          <table:table-cell office:value-type="string">
            <text:p>OIDM2_PASS037</text:p>
          </table:table-cell>
          <table:table-cell office:value-type="string">
            <text:p>DE-598589611</text:p>
          </table:table-cell>
          <table:table-cell office:value-type="string">
            <text:p>Reisepass</text:p>
          </table:table-cell>
          <table:table-cell office:value-type="string">
            <text:p>DE47121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>
            <text:p>public final static String M2_P037 = "OIDM2_PASS037";</text:p>
          </table:table-cell>
        </table:table-row>
        <table:table-row table:style-name="ro1">
          <table:table-cell office:value-type="string">
            <text:p>M2_P038</text:p>
          </table:table-cell>
          <table:table-cell office:value-type="float" office:value="3037">
            <text:p>3037</text:p>
          </table:table-cell>
          <table:table-cell office:value-type="string">
            <text:p>OIDM2_PASS038</text:p>
          </table:table-cell>
          <table:table-cell office:value-type="string">
            <text:p>DE-598589610</text:p>
          </table:table-cell>
          <table:table-cell office:value-type="string">
            <text:p>Reisepass</text:p>
          </table:table-cell>
          <table:table-cell office:value-type="string">
            <text:p>DE47121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>
            <text:p>public final static String M2_P038 = "OIDM2_PASS038";</text:p>
          </table:table-cell>
        </table:table-row>
        <table:table-row table:style-name="ro1">
          <table:table-cell office:value-type="string">
            <text:p>M2_P039</text:p>
          </table:table-cell>
          <table:table-cell office:value-type="float" office:value="3038">
            <text:p>3038</text:p>
          </table:table-cell>
          <table:table-cell office:value-type="string">
            <text:p>OIDM2_PASS039</text:p>
          </table:table-cell>
          <table:table-cell office:value-type="string">
            <text:p>DE-598589609</text:p>
          </table:table-cell>
          <table:table-cell office:value-type="string">
            <text:p>Reisepass</text:p>
          </table:table-cell>
          <table:table-cell office:value-type="string">
            <text:p>DE47121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>
            <text:p>public final static String M2_P039 = "OIDM2_PASS039";</text:p>
          </table:table-cell>
        </table:table-row>
        <table:table-row table:style-name="ro1">
          <table:table-cell office:value-type="string">
            <text:p>M2_P040</text:p>
          </table:table-cell>
          <table:table-cell office:value-type="float" office:value="3039">
            <text:p>3039</text:p>
          </table:table-cell>
          <table:table-cell office:value-type="string">
            <text:p>OIDM2_PASS040</text:p>
          </table:table-cell>
          <table:table-cell office:value-type="string">
            <text:p>DE-598589608</text:p>
          </table:table-cell>
          <table:table-cell office:value-type="string">
            <text:p>Reisepass</text:p>
          </table:table-cell>
          <table:table-cell office:value-type="string">
            <text:p>DE47121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>
            <text:p>public final static String M2_P040 = "OIDM2_PASS040";</text:p>
          </table:table-cell>
        </table:table-row>
        <table:table-row table:style-name="ro1">
          <table:table-cell office:value-type="string">
            <text:p>M2_P041</text:p>
          </table:table-cell>
          <table:table-cell office:value-type="float" office:value="3040">
            <text:p>3040</text:p>
          </table:table-cell>
          <table:table-cell office:value-type="string">
            <text:p>OIDM2_PASS041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>
            <text:p>public final static String M2_P041 = "OIDM2_PASS041";</text:p>
          </table:table-cell>
        </table:table-row>
        <table:table-row table:style-name="ro1">
          <table:table-cell office:value-type="string">
            <text:p>M3_P001</text:p>
          </table:table-cell>
          <table:table-cell office:value-type="float" office:value="3041">
            <text:p>3041</text:p>
          </table:table-cell>
          <table:table-cell office:value-type="string">
            <text:p>OIDM3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21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>
            <text:p>public final static String M3_P001 = "OIDM3_PASS009";</text:p>
          </table:table-cell>
        </table:table-row>
        <table:table-row table:style-name="ro1">
          <table:table-cell office:value-type="string">
            <text:p>M3_P002</text:p>
          </table:table-cell>
          <table:table-cell office:value-type="float" office:value="3042">
            <text:p>3042</text:p>
          </table:table-cell>
          <table:table-cell office:value-type="string">
            <text:p>OIDM3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22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>
            <text:p>public final static String M3_P002 = "OIDM3_PASS010";</text:p>
          </table:table-cell>
        </table:table-row>
        <table:table-row table:style-name="ro1">
          <table:table-cell office:value-type="string">
            <text:p>M3_P003</text:p>
          </table:table-cell>
          <table:table-cell office:value-type="float" office:value="3043">
            <text:p>3043</text:p>
          </table:table-cell>
          <table:table-cell office:value-type="string">
            <text:p>OIDM3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22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>
            <text:p>public final static String M3_P003 = "OIDM3_PASS011";</text:p>
          </table:table-cell>
        </table:table-row>
        <table:table-row table:style-name="ro1">
          <table:table-cell office:value-type="string">
            <text:p>M3_P004</text:p>
          </table:table-cell>
          <table:table-cell office:value-type="float" office:value="3044">
            <text:p>3044</text:p>
          </table:table-cell>
          <table:table-cell office:value-type="string">
            <text:p>OIDM3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22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>
            <text:p>public final static String M3_P004 = "OIDM3_PASS012";</text:p>
          </table:table-cell>
        </table:table-row>
        <table:table-row table:style-name="ro1">
          <table:table-cell office:value-type="string">
            <text:p>M3_P005</text:p>
          </table:table-cell>
          <table:table-cell office:value-type="float" office:value="3045">
            <text:p>3045</text:p>
          </table:table-cell>
          <table:table-cell office:value-type="string">
            <text:p>OIDM3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22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>
            <text:p>public final static String M3_P005 = "OIDM3_PASS013";</text:p>
          </table:table-cell>
        </table:table-row>
        <table:table-row table:style-name="ro1">
          <table:table-cell office:value-type="string">
            <text:p>M3_P006</text:p>
          </table:table-cell>
          <table:table-cell office:value-type="float" office:value="3046">
            <text:p>3046</text:p>
          </table:table-cell>
          <table:table-cell office:value-type="string">
            <text:p>OIDM3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22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>
            <text:p>public final static String M3_P006 = "OIDM3_PASS014";</text:p>
          </table:table-cell>
        </table:table-row>
        <table:table-row table:style-name="ro1">
          <table:table-cell office:value-type="string">
            <text:p>M3_P007</text:p>
          </table:table-cell>
          <table:table-cell office:value-type="float" office:value="3047">
            <text:p>3047</text:p>
          </table:table-cell>
          <table:table-cell office:value-type="string">
            <text:p>OIDM3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22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>
            <text:p>public final static String M3_P007 = "OIDM3_PASS015";</text:p>
          </table:table-cell>
        </table:table-row>
        <table:table-row table:style-name="ro1">
          <table:table-cell office:value-type="string">
            <text:p>M3_P008</text:p>
          </table:table-cell>
          <table:table-cell office:value-type="float" office:value="3048">
            <text:p>3048</text:p>
          </table:table-cell>
          <table:table-cell office:value-type="string">
            <text:p>OIDM3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22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>
            <text:p>public final static String M3_P008 = "OIDM3_PASS016";</text:p>
          </table:table-cell>
        </table:table-row>
        <table:table-row table:style-name="ro1">
          <table:table-cell office:value-type="string">
            <text:p>M3_P009</text:p>
          </table:table-cell>
          <table:table-cell office:value-type="float" office:value="3049">
            <text:p>3049</text:p>
          </table:table-cell>
          <table:table-cell office:value-type="string">
            <text:p>OIDM3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22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>
            <text:p>public final static String M3_P009 = "OIDM3_PASS017";</text:p>
          </table:table-cell>
        </table:table-row>
        <table:table-row table:style-name="ro1">
          <table:table-cell office:value-type="string">
            <text:p>M3_P010</text:p>
          </table:table-cell>
          <table:table-cell office:value-type="float" office:value="3050">
            <text:p>3050</text:p>
          </table:table-cell>
          <table:table-cell office:value-type="string">
            <text:p>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22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>
            <text:p>public final static String M3_P010 = "M2_PASS018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17" table:default-cell-style-name="ce5"/>
        <table:table-row table:style-name="ro3">
          <table:table-cell office:value-type="string">
            <text:p>ELTERN_REF</text:p>
          </table:table-cell>
          <table:table-cell office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>
            <text:p>2005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8]" office:value-type="float" office:value="2026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9]" office:value-type="float" office:value="2027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30]" office:value-type="float" office:value="2028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>
            <text:p>insert into BUERGER_KINDER (BUERGER, KINDER) values ('2000','2028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4">
          <table:table-cell office:value-type="string">
            <text:p>BUERGER</text:p>
          </table:table-cell>
          <table:table-cell office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2]" office:value-type="float" office:value="3000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]" office:value-type="float" office:value="3001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4]" office:value-type="float" office:value="3002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5]" office:value-type="float" office:value="3003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6]" office:value-type="float" office:value="3004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7]" office:value-type="float" office:value="3005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8]" office:value-type="float" office:value="3006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9]" office:value-type="float" office:value="3007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Pass.B10]" office:value-type="float" office:value="3008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Pass.B11]" office:value-type="float" office:value="3009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>
            <text:p>2010</text:p>
          </table:table-cell>
          <table:table-cell table:formula="of:=[Pass.B12]" office:value-type="float" office:value="3010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>
            <text:p>2011</text:p>
          </table:table-cell>
          <table:table-cell table:formula="of:=[Pass.B13]" office:value-type="float" office:value="3011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>
            <text:p>2012</text:p>
          </table:table-cell>
          <table:table-cell table:formula="of:=[Pass.B14]" office:value-type="float" office:value="3012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Pass.B15]" office:value-type="float" office:value="3013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>
            <text:p>2014</text:p>
          </table:table-cell>
          <table:table-cell table:formula="of:=[Pass.B16]" office:value-type="float" office:value="3014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>
            <text:p>2015</text:p>
          </table:table-cell>
          <table:table-cell table:formula="of:=[Pass.B17]" office:value-type="float" office:value="3015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>
            <text:p>2016</text:p>
          </table:table-cell>
          <table:table-cell table:formula="of:=[Pass.B18]" office:value-type="float" office:value="3016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>
            <text:p>2017</text:p>
          </table:table-cell>
          <table:table-cell table:formula="of:=[Pass.B19]" office:value-type="float" office:value="3017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>
            <text:p>2018</text:p>
          </table:table-cell>
          <table:table-cell table:formula="of:=[Pass.B20]" office:value-type="float" office:value="3018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>
            <text:p>2019</text:p>
          </table:table-cell>
          <table:table-cell table:formula="of:=[Pass.B21]" office:value-type="float" office:value="3019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Pass.B22]" office:value-type="float" office:value="3020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Pass.B23]" office:value-type="float" office:value="3021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Pass.B24]" office:value-type="float" office:value="3022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Pass.B25]" office:value-type="float" office:value="3023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Pass.B26]" office:value-type="float" office:value="3024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Pass.B27]" office:value-type="float" office:value="3025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>
            <text:p>2026</text:p>
          </table:table-cell>
          <table:table-cell table:formula="of:=[Pass.B28]" office:value-type="float" office:value="3026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>
            <text:p>2027</text:p>
          </table:table-cell>
          <table:table-cell table:formula="of:=[Pass.B29]" office:value-type="float" office:value="3027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>
            <text:p>2028</text:p>
          </table:table-cell>
          <table:table-cell table:formula="of:=[Pass.B30]" office:value-type="float" office:value="3028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>
            <text:p>2029</text:p>
          </table:table-cell>
          <table:table-cell table:formula="of:=[Pass.B31]" office:value-type="float" office:value="3029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32]" office:value-type="float" office:value="3030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3]" office:value-type="float" office:value="3031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34]" office:value-type="float" office:value="3032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35]" office:value-type="float" office:value="3033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36]" office:value-type="float" office:value="3034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37]" office:value-type="float" office:value="3035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38]" office:value-type="float" office:value="3036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39]" office:value-type="float" office:value="3037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>
            <text:p>2000</text:p>
          </table:table-cell>
          <table:table-cell table:formula="of:=[Pass.B40]" office:value-type="float" office:value="3038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>
            <text:p>2001</text:p>
          </table:table-cell>
          <table:table-cell table:formula="of:=[Pass.B41]" office:value-type="float" office:value="3039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>
            <text:p>2002</text:p>
          </table:table-cell>
          <table:table-cell table:formula="of:=[Pass.B42]" office:value-type="float" office:value="3040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>
            <text:p>2030</text:p>
          </table:table-cell>
          <table:table-cell table:formula="of:=[Pass.B43]" office:value-type="float" office:value="3041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>
            <text:p>2031</text:p>
          </table:table-cell>
          <table:table-cell table:formula="of:=[Pass.B44]" office:value-type="float" office:value="3042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>
            <text:p>2032</text:p>
          </table:table-cell>
          <table:table-cell table:formula="of:=[Pass.B45]" office:value-type="float" office:value="3043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>
            <text:p>2033</text:p>
          </table:table-cell>
          <table:table-cell table:formula="of:=[Pass.B46]" office:value-type="float" office:value="3044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>
            <text:p>2034</text:p>
          </table:table-cell>
          <table:table-cell table:formula="of:=[Pass.B47]" office:value-type="float" office:value="3045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>
            <text:p>2035</text:p>
          </table:table-cell>
          <table:table-cell table:formula="of:=[Pass.B48]" office:value-type="float" office:value="3046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>
            <text:p>2036</text:p>
          </table:table-cell>
          <table:table-cell table:formula="of:=[Pass.B49]" office:value-type="float" office:value="3047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>
            <text:p>2037</text:p>
          </table:table-cell>
          <table:table-cell table:formula="of:=[Pass.B50]" office:value-type="float" office:value="3048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>
            <text:p>2038</text:p>
          </table:table-cell>
          <table:table-cell table:formula="of:=[Pass.B51]" office:value-type="float" office:value="3049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>
            <text:p>2039</text:p>
          </table:table-cell>
          <table:table-cell table:formula="of:=[Pass.B52]" office:value-type="float" office:value="3050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>
            <text:p>insert into BUERGER_PASS (BUERGER, PASS) values ('2039','3050');</text:p>
          </table:table-cell>
        </table:table-row>
      </table:table>
      <table:table table:name="Wohnunug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ce5"/>
        <table:table-column table:style-name="co1" table:number-columns-repeated="11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srichtung</text:p>
          </table:table-cell>
          <table:table-cell office:value-type="string">
            <text:p>stock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W001</text:p>
          </table:table-cell>
          <table:table-cell office:value-type="float" office:value="4000">
            <text:p>4000</text:p>
          </table:table-cell>
          <table:table-cell office:value-type="string">
            <text:p>OIDM2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];&quot;','&quot;;[.C2];&quot;','&quot;;[.D2];&quot;','&quot;;[.E2];&quot;','&quot;;[.F2];&quot;');&quot;)" office:value-type="string" office:string-value="insert into wohnungen (ID, OID, wohn_ausrichtung, wohn_stock, MANDANT) values ('4000','OIDM2_WOHNUNG001','West','erste','2');">
            <text:p>insert into wohnungen (ID, OID, wohn_ausrichtung, wohn_stock, MANDANT) values ('4000','OIDM2_WOHNUNG001','West','erste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W001 = &quot;OIDM2_WOHNUNG001&quot;;">
            <text:p>public final static String M2_W001 = "OIDM2_WOHNUNG001";</text:p>
          </table:table-cell>
        </table:table-row>
        <table:table-row table:style-name="ro1">
          <table:table-cell office:value-type="string">
            <text:p>M2_W002</text:p>
          </table:table-cell>
          <table:table-cell office:value-type="float" office:value="4001">
            <text:p>4001</text:p>
          </table:table-cell>
          <table:table-cell office:value-type="string">
            <text:p>OIDM2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3];&quot;','&quot;;[.C3];&quot;','&quot;;[.D3];&quot;','&quot;;[.E3];&quot;','&quot;;[.F3];&quot;');&quot;)" office:value-type="string" office:string-value="insert into wohnungen (ID, OID, wohn_ausrichtung, wohn_stock, MANDANT) values ('4001','OIDM2_WOHNUNG002','West','erste','2');">
            <text:p>insert into wohnungen (ID, OID, wohn_ausrichtung, wohn_stock, MANDANT) values ('4001','OIDM2_WOHNUNG002','West','erste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W002 = &quot;OIDM2_WOHNUNG002&quot;;">
            <text:p>public final static String M2_W002 = "OIDM2_WOHNUNG002";</text:p>
          </table:table-cell>
        </table:table-row>
        <table:table-row table:style-name="ro1">
          <table:table-cell office:value-type="string">
            <text:p>M2_W003</text:p>
          </table:table-cell>
          <table:table-cell office:value-type="float" office:value="4002">
            <text:p>4002</text:p>
          </table:table-cell>
          <table:table-cell office:value-type="string">
            <text:p>OIDM2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4];&quot;','&quot;;[.C4];&quot;','&quot;;[.D4];&quot;','&quot;;[.E4];&quot;','&quot;;[.F4];&quot;');&quot;)" office:value-type="string" office:string-value="insert into wohnungen (ID, OID, wohn_ausrichtung, wohn_stock, MANDANT) values ('4002','OIDM2_WOHNUNG003','West','erste','2');">
            <text:p>insert into wohnungen (ID, OID, wohn_ausrichtung, wohn_stock, MANDANT) values ('4002','OIDM2_WOHNUNG003','West','erste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W003 = &quot;OIDM2_WOHNUNG003&quot;;">
            <text:p>public final static String M2_W003 = "OIDM2_WOHNUNG003";</text:p>
          </table:table-cell>
        </table:table-row>
        <table:table-row table:style-name="ro1">
          <table:table-cell office:value-type="string">
            <text:p>M2_W004</text:p>
          </table:table-cell>
          <table:table-cell office:value-type="float" office:value="4003">
            <text:p>4003</text:p>
          </table:table-cell>
          <table:table-cell office:value-type="string">
            <text:p>OIDM2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5];&quot;','&quot;;[.C5];&quot;','&quot;;[.D5];&quot;','&quot;;[.E5];&quot;','&quot;;[.F5];&quot;');&quot;)" office:value-type="string" office:string-value="insert into wohnungen (ID, OID, wohn_ausrichtung, wohn_stock, MANDANT) values ('4003','OIDM2_WOHNUNG004','West','erste','2');">
            <text:p>insert into wohnungen (ID, OID, wohn_ausrichtung, wohn_stock, MANDANT) values ('4003','OIDM2_WOHNUNG004','West','erste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W004 = &quot;OIDM2_WOHNUNG004&quot;;">
            <text:p>public final static String M2_W004 = "OIDM2_WOHNUNG004";</text:p>
          </table:table-cell>
        </table:table-row>
        <table:table-row table:style-name="ro1">
          <table:table-cell office:value-type="string">
            <text:p>M2_W005</text:p>
          </table:table-cell>
          <table:table-cell office:value-type="float" office:value="4004">
            <text:p>4004</text:p>
          </table:table-cell>
          <table:table-cell office:value-type="string">
            <text:p>OIDM2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6];&quot;','&quot;;[.C6];&quot;','&quot;;[.D6];&quot;','&quot;;[.E6];&quot;','&quot;;[.F6];&quot;');&quot;)" office:value-type="string" office:string-value="insert into wohnungen (ID, OID, wohn_ausrichtung, wohn_stock, MANDANT) values ('4004','OIDM2_WOHNUNG005','West','erste','2');">
            <text:p>insert into wohnungen (ID, OID, wohn_ausrichtung, wohn_stock, MANDANT) values ('4004','OIDM2_WOHNUNG005','West','erste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W005 = &quot;OIDM2_WOHNUNG005&quot;;">
            <text:p>public final static String M2_W005 = "OIDM2_WOHNUNG005";</text:p>
          </table:table-cell>
        </table:table-row>
        <table:table-row table:style-name="ro1">
          <table:table-cell office:value-type="string">
            <text:p>M2_W006</text:p>
          </table:table-cell>
          <table:table-cell office:value-type="float" office:value="4005">
            <text:p>4005</text:p>
          </table:table-cell>
          <table:table-cell office:value-type="string">
            <text:p>OIDM2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7];&quot;','&quot;;[.C7];&quot;','&quot;;[.D7];&quot;','&quot;;[.E7];&quot;','&quot;;[.F7];&quot;');&quot;)" office:value-type="string" office:string-value="insert into wohnungen (ID, OID, wohn_ausrichtung, wohn_stock, MANDANT) values ('4005','OIDM2_WOHNUNG006','West','erste','2');">
            <text:p>insert into wohnungen (ID, OID, wohn_ausrichtung, wohn_stock, MANDANT) values ('4005','OIDM2_WOHNUNG006','West','erste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W006 = &quot;OIDM2_WOHNUNG006&quot;;">
            <text:p>public final static String M2_W006 = "OIDM2_WOHNUNG006";</text:p>
          </table:table-cell>
        </table:table-row>
        <table:table-row table:style-name="ro1">
          <table:table-cell office:value-type="string">
            <text:p>M2_W007</text:p>
          </table:table-cell>
          <table:table-cell office:value-type="float" office:value="4006">
            <text:p>4006</text:p>
          </table:table-cell>
          <table:table-cell office:value-type="string">
            <text:p>OIDM2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8];&quot;','&quot;;[.C8];&quot;','&quot;;[.D8];&quot;','&quot;;[.E8];&quot;','&quot;;[.F8];&quot;');&quot;)" office:value-type="string" office:string-value="insert into wohnungen (ID, OID, wohn_ausrichtung, wohn_stock, MANDANT) values ('4006','OIDM2_WOHNUNG007','West','erste','2');">
            <text:p>insert into wohnungen (ID, OID, wohn_ausrichtung, wohn_stock, MANDANT) values ('4006','OIDM2_WOHNUNG007','West','erste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W007 = &quot;OIDM2_WOHNUNG007&quot;;">
            <text:p>public final static String M2_W007 = "OIDM2_WOHNUNG007";</text:p>
          </table:table-cell>
        </table:table-row>
        <table:table-row table:style-name="ro1">
          <table:table-cell office:value-type="string">
            <text:p>M2_W008</text:p>
          </table:table-cell>
          <table:table-cell office:value-type="float" office:value="4007">
            <text:p>4007</text:p>
          </table:table-cell>
          <table:table-cell office:value-type="string">
            <text:p>OIDM2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9];&quot;','&quot;;[.C9];&quot;','&quot;;[.D9];&quot;','&quot;;[.E9];&quot;','&quot;;[.F9];&quot;');&quot;)" office:value-type="string" office:string-value="insert into wohnungen (ID, OID, wohn_ausrichtung, wohn_stock, MANDANT) values ('4007','OIDM2_WOHNUNG008','West','erste','2');">
            <text:p>insert into wohnungen (ID, OID, wohn_ausrichtung, wohn_stock, MANDANT) values ('4007','OIDM2_WOHNUNG008','West','erste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W008 = &quot;OIDM2_WOHNUNG008&quot;;">
            <text:p>public final static String M2_W008 = "OIDM2_WOHNUNG008";</text:p>
          </table:table-cell>
        </table:table-row>
        <table:table-row table:style-name="ro1">
          <table:table-cell office:value-type="string">
            <text:p>M2_W009</text:p>
          </table:table-cell>
          <table:table-cell office:value-type="float" office:value="4008">
            <text:p>4008</text:p>
          </table:table-cell>
          <table:table-cell office:value-type="string">
            <text:p>OIDM2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0];&quot;','&quot;;[.C10];&quot;','&quot;;[.D10];&quot;','&quot;;[.E10];&quot;','&quot;;[.F10];&quot;');&quot;)" office:value-type="string" office:string-value="insert into wohnungen (ID, OID, wohn_ausrichtung, wohn_stock, MANDANT) values ('4008','OIDM2_WOHNUNG009','West','erste','2');">
            <text:p>insert into wohnungen (ID, OID, wohn_ausrichtung, wohn_stock, MANDANT) values ('4008','OIDM2_WOHNUNG009','West','erste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W009 = &quot;OIDM2_WOHNUNG009&quot;;">
            <text:p>public final static String M2_W009 = "OIDM2_WOHNUNG009";</text:p>
          </table:table-cell>
        </table:table-row>
        <table:table-row table:style-name="ro1">
          <table:table-cell office:value-type="string">
            <text:p>M2_W010</text:p>
          </table:table-cell>
          <table:table-cell office:value-type="float" office:value="4009">
            <text:p>4009</text:p>
          </table:table-cell>
          <table:table-cell office:value-type="string">
            <text:p>OIDM2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1];&quot;','&quot;;[.C11];&quot;','&quot;;[.D11];&quot;','&quot;;[.E11];&quot;','&quot;;[.F11];&quot;');&quot;)" office:value-type="string" office:string-value="insert into wohnungen (ID, OID, wohn_ausrichtung, wohn_stock, MANDANT) values ('4009','OIDM2_WOHNUNG010','West','erste','2');">
            <text:p>insert into wohnungen (ID, OID, wohn_ausrichtung, wohn_stock, MANDANT) values ('4009','OIDM2_WOHNUNG010','West','erste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W010 = &quot;OIDM2_WOHNUNG010&quot;;">
            <text:p>public final static String M2_W010 = "OIDM2_WOHNUNG010";</text:p>
          </table:table-cell>
        </table:table-row>
        <table:table-row table:style-name="ro1">
          <table:table-cell office:value-type="string">
            <text:p>M2_W011</text:p>
          </table:table-cell>
          <table:table-cell office:value-type="float" office:value="4010">
            <text:p>4010</text:p>
          </table:table-cell>
          <table:table-cell office:value-type="string">
            <text:p>OIDM2_WOHNUNG01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2];&quot;','&quot;;[.C12];&quot;','&quot;;[.D12];&quot;','&quot;;[.E12];&quot;','&quot;;[.F12];&quot;');&quot;)" office:value-type="string" office:string-value="insert into wohnungen (ID, OID, wohn_ausrichtung, wohn_stock, MANDANT) values ('4010','OIDM2_WOHNUNG011','West','erste','2');">
            <text:p>insert into wohnungen (ID, OID, wohn_ausrichtung, wohn_stock, MANDANT) values ('4010','OIDM2_WOHNUNG011','West','erste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W011 = &quot;OIDM2_WOHNUNG011&quot;;">
            <text:p>public final static String M2_W011 = "OIDM2_WOHNUNG011";</text:p>
          </table:table-cell>
        </table:table-row>
        <table:table-row table:style-name="ro1">
          <table:table-cell office:value-type="string">
            <text:p>M2_W012</text:p>
          </table:table-cell>
          <table:table-cell office:value-type="float" office:value="4011">
            <text:p>4011</text:p>
          </table:table-cell>
          <table:table-cell office:value-type="string">
            <text:p>OIDM2_WOHNUNG01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3];&quot;','&quot;;[.C13];&quot;','&quot;;[.D13];&quot;','&quot;;[.E13];&quot;','&quot;;[.F13];&quot;');&quot;)" office:value-type="string" office:string-value="insert into wohnungen (ID, OID, wohn_ausrichtung, wohn_stock, MANDANT) values ('4011','OIDM2_WOHNUNG012','West','erste','2');">
            <text:p>insert into wohnungen (ID, OID, wohn_ausrichtung, wohn_stock, MANDANT) values ('4011','OIDM2_WOHNUNG012','West','erste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W012 = &quot;OIDM2_WOHNUNG012&quot;;">
            <text:p>public final static String M2_W012 = "OIDM2_WOHNUNG012";</text:p>
          </table:table-cell>
        </table:table-row>
        <table:table-row table:style-name="ro1">
          <table:table-cell office:value-type="string">
            <text:p>M2_W013</text:p>
          </table:table-cell>
          <table:table-cell office:value-type="float" office:value="4012">
            <text:p>4012</text:p>
          </table:table-cell>
          <table:table-cell office:value-type="string">
            <text:p>OIDM2_WOHNUNG01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4];&quot;','&quot;;[.C14];&quot;','&quot;;[.D14];&quot;','&quot;;[.E14];&quot;','&quot;;[.F14];&quot;');&quot;)" office:value-type="string" office:string-value="insert into wohnungen (ID, OID, wohn_ausrichtung, wohn_stock, MANDANT) values ('4012','OIDM2_WOHNUNG013','West','erste','2');">
            <text:p>insert into wohnungen (ID, OID, wohn_ausrichtung, wohn_stock, MANDANT) values ('4012','OIDM2_WOHNUNG013','West','erste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W013 = &quot;OIDM2_WOHNUNG013&quot;;">
            <text:p>public final static String M2_W013 = "OIDM2_WOHNUNG013";</text:p>
          </table:table-cell>
        </table:table-row>
        <table:table-row table:style-name="ro1">
          <table:table-cell office:value-type="string">
            <text:p>M2_W014</text:p>
          </table:table-cell>
          <table:table-cell office:value-type="float" office:value="4013">
            <text:p>4013</text:p>
          </table:table-cell>
          <table:table-cell office:value-type="string">
            <text:p>OIDM2_WOHNUNG01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5];&quot;','&quot;;[.C15];&quot;','&quot;;[.D15];&quot;','&quot;;[.E15];&quot;','&quot;;[.F15];&quot;');&quot;)" office:value-type="string" office:string-value="insert into wohnungen (ID, OID, wohn_ausrichtung, wohn_stock, MANDANT) values ('4013','OIDM2_WOHNUNG014','West','erste','2');">
            <text:p>insert into wohnungen (ID, OID, wohn_ausrichtung, wohn_stock, MANDANT) values ('4013','OIDM2_WOHNUNG014','West','erste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W014 = &quot;OIDM2_WOHNUNG014&quot;;">
            <text:p>public final static String M2_W014 = "OIDM2_WOHNUNG014";</text:p>
          </table:table-cell>
        </table:table-row>
        <table:table-row table:style-name="ro1">
          <table:table-cell office:value-type="string">
            <text:p>M2_W015</text:p>
          </table:table-cell>
          <table:table-cell office:value-type="float" office:value="4014">
            <text:p>4014</text:p>
          </table:table-cell>
          <table:table-cell office:value-type="string">
            <text:p>OIDM2_WOHNUNG01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6];&quot;','&quot;;[.C16];&quot;','&quot;;[.D16];&quot;','&quot;;[.E16];&quot;','&quot;;[.F16];&quot;');&quot;)" office:value-type="string" office:string-value="insert into wohnungen (ID, OID, wohn_ausrichtung, wohn_stock, MANDANT) values ('4014','OIDM2_WOHNUNG015','West','erste','2');">
            <text:p>insert into wohnungen (ID, OID, wohn_ausrichtung, wohn_stock, MANDANT) values ('4014','OIDM2_WOHNUNG015','West','erste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W015 = &quot;OIDM2_WOHNUNG015&quot;;">
            <text:p>public final static String M2_W015 = "OIDM2_WOHNUNG015";</text:p>
          </table:table-cell>
        </table:table-row>
        <table:table-row table:style-name="ro1">
          <table:table-cell office:value-type="string">
            <text:p>M2_W016</text:p>
          </table:table-cell>
          <table:table-cell office:value-type="float" office:value="4015">
            <text:p>4015</text:p>
          </table:table-cell>
          <table:table-cell office:value-type="string">
            <text:p>OIDM2_WOHNUNG01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7];&quot;','&quot;;[.C17];&quot;','&quot;;[.D17];&quot;','&quot;;[.E17];&quot;','&quot;;[.F17];&quot;');&quot;)" office:value-type="string" office:string-value="insert into wohnungen (ID, OID, wohn_ausrichtung, wohn_stock, MANDANT) values ('4015','OIDM2_WOHNUNG016','West','erste','2');">
            <text:p>insert into wohnungen (ID, OID, wohn_ausrichtung, wohn_stock, MANDANT) values ('4015','OIDM2_WOHNUNG016','West','erste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W016 = &quot;OIDM2_WOHNUNG016&quot;;">
            <text:p>public final static String M2_W016 = "OIDM2_WOHNUNG016";</text:p>
          </table:table-cell>
        </table:table-row>
        <table:table-row table:style-name="ro1">
          <table:table-cell office:value-type="string">
            <text:p>M2_W017</text:p>
          </table:table-cell>
          <table:table-cell office:value-type="float" office:value="4016">
            <text:p>4016</text:p>
          </table:table-cell>
          <table:table-cell office:value-type="string">
            <text:p>OIDM2_WOHNUNG01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8];&quot;','&quot;;[.C18];&quot;','&quot;;[.D18];&quot;','&quot;;[.E18];&quot;','&quot;;[.F18];&quot;');&quot;)" office:value-type="string" office:string-value="insert into wohnungen (ID, OID, wohn_ausrichtung, wohn_stock, MANDANT) values ('4016','OIDM2_WOHNUNG017','West','erste','2');">
            <text:p>insert into wohnungen (ID, OID, wohn_ausrichtung, wohn_stock, MANDANT) values ('4016','OIDM2_WOHNUNG017','West','erste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W017 = &quot;OIDM2_WOHNUNG017&quot;;">
            <text:p>public final static String M2_W017 = "OIDM2_WOHNUNG017";</text:p>
          </table:table-cell>
        </table:table-row>
        <table:table-row table:style-name="ro1">
          <table:table-cell office:value-type="string">
            <text:p>M2_W018</text:p>
          </table:table-cell>
          <table:table-cell office:value-type="float" office:value="4017">
            <text:p>4017</text:p>
          </table:table-cell>
          <table:table-cell office:value-type="string">
            <text:p>OIDM2_WOHNUNG01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9];&quot;','&quot;;[.C19];&quot;','&quot;;[.D19];&quot;','&quot;;[.E19];&quot;','&quot;;[.F19];&quot;');&quot;)" office:value-type="string" office:string-value="insert into wohnungen (ID, OID, wohn_ausrichtung, wohn_stock, MANDANT) values ('4017','OIDM2_WOHNUNG018','West','erste','2');">
            <text:p>insert into wohnungen (ID, OID, wohn_ausrichtung, wohn_stock, MANDANT) values ('4017','OIDM2_WOHNUNG018','West','erste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W018 = &quot;OIDM2_WOHNUNG018&quot;;">
            <text:p>public final static String M2_W018 = "OIDM2_WOHNUNG018";</text:p>
          </table:table-cell>
        </table:table-row>
        <table:table-row table:style-name="ro1">
          <table:table-cell office:value-type="string">
            <text:p>M2_W019</text:p>
          </table:table-cell>
          <table:table-cell office:value-type="float" office:value="4018">
            <text:p>4018</text:p>
          </table:table-cell>
          <table:table-cell office:value-type="string">
            <text:p>OIDM2_WOHNUNG01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0];&quot;','&quot;;[.C20];&quot;','&quot;;[.D20];&quot;','&quot;;[.E20];&quot;','&quot;;[.F20];&quot;');&quot;)" office:value-type="string" office:string-value="insert into wohnungen (ID, OID, wohn_ausrichtung, wohn_stock, MANDANT) values ('4018','OIDM2_WOHNUNG019','West','erste','2');">
            <text:p>insert into wohnungen (ID, OID, wohn_ausrichtung, wohn_stock, MANDANT) values ('4018','OIDM2_WOHNUNG019','West','erste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W019 = &quot;OIDM2_WOHNUNG019&quot;;">
            <text:p>public final static String M2_W019 = "OIDM2_WOHNUNG019";</text:p>
          </table:table-cell>
        </table:table-row>
        <table:table-row table:style-name="ro1">
          <table:table-cell office:value-type="string">
            <text:p>M2_W020</text:p>
          </table:table-cell>
          <table:table-cell office:value-type="float" office:value="4019">
            <text:p>4019</text:p>
          </table:table-cell>
          <table:table-cell office:value-type="string">
            <text:p>OIDM2_WOHNUNG02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1];&quot;','&quot;;[.C21];&quot;','&quot;;[.D21];&quot;','&quot;;[.E21];&quot;','&quot;;[.F21];&quot;');&quot;)" office:value-type="string" office:string-value="insert into wohnungen (ID, OID, wohn_ausrichtung, wohn_stock, MANDANT) values ('4019','OIDM2_WOHNUNG020','West','erste','2');">
            <text:p>insert into wohnungen (ID, OID, wohn_ausrichtung, wohn_stock, MANDANT) values ('4019','OIDM2_WOHNUNG020','West','erste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W020 = &quot;OIDM2_WOHNUNG020&quot;;">
            <text:p>public final static String M2_W020 = "OIDM2_WOHNUNG020";</text:p>
          </table:table-cell>
        </table:table-row>
        <table:table-row table:style-name="ro1">
          <table:table-cell office:value-type="string">
            <text:p>M3_W001</text:p>
          </table:table-cell>
          <table:table-cell office:value-type="float" office:value="4020">
            <text:p>4020</text:p>
          </table:table-cell>
          <table:table-cell office:value-type="string">
            <text:p>OIDM3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2];&quot;','&quot;;[.C22];&quot;','&quot;;[.D22];&quot;','&quot;;[.E22];&quot;','&quot;;[.F22];&quot;');&quot;)" office:value-type="string" office:string-value="insert into wohnungen (ID, OID, wohn_ausrichtung, wohn_stock, MANDANT) values ('4020','OIDM3_WOHNUNG001','West','erste','3');">
            <text:p>insert into wohnungen (ID, OID, wohn_ausrichtung, wohn_stock, MANDANT) values ('4020','OIDM3_WOHNUNG001','West','erste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W001 = &quot;OIDM3_WOHNUNG001&quot;;">
            <text:p>public final static String M3_W001 = "OIDM3_WOHNUNG001";</text:p>
          </table:table-cell>
        </table:table-row>
        <table:table-row table:style-name="ro1">
          <table:table-cell office:value-type="string">
            <text:p>M3_W002</text:p>
          </table:table-cell>
          <table:table-cell office:value-type="float" office:value="4021">
            <text:p>4021</text:p>
          </table:table-cell>
          <table:table-cell office:value-type="string">
            <text:p>OIDM3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3];&quot;','&quot;;[.C23];&quot;','&quot;;[.D23];&quot;','&quot;;[.E23];&quot;','&quot;;[.F23];&quot;');&quot;)" office:value-type="string" office:string-value="insert into wohnungen (ID, OID, wohn_ausrichtung, wohn_stock, MANDANT) values ('4021','OIDM3_WOHNUNG002','West','erste','3');">
            <text:p>insert into wohnungen (ID, OID, wohn_ausrichtung, wohn_stock, MANDANT) values ('4021','OIDM3_WOHNUNG002','West','erste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W002 = &quot;OIDM3_WOHNUNG002&quot;;">
            <text:p>public final static String M3_W002 = "OIDM3_WOHNUNG002";</text:p>
          </table:table-cell>
        </table:table-row>
        <table:table-row table:style-name="ro1">
          <table:table-cell office:value-type="string">
            <text:p>M3_W003</text:p>
          </table:table-cell>
          <table:table-cell office:value-type="float" office:value="4022">
            <text:p>4022</text:p>
          </table:table-cell>
          <table:table-cell office:value-type="string">
            <text:p>OIDM3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4];&quot;','&quot;;[.C24];&quot;','&quot;;[.D24];&quot;','&quot;;[.E24];&quot;','&quot;;[.F24];&quot;');&quot;)" office:value-type="string" office:string-value="insert into wohnungen (ID, OID, wohn_ausrichtung, wohn_stock, MANDANT) values ('4022','OIDM3_WOHNUNG003','West','erste','3');">
            <text:p>insert into wohnungen (ID, OID, wohn_ausrichtung, wohn_stock, MANDANT) values ('4022','OIDM3_WOHNUNG003','West','erste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W003 = &quot;OIDM3_WOHNUNG003&quot;;">
            <text:p>public final static String M3_W003 = "OIDM3_WOHNUNG003";</text:p>
          </table:table-cell>
        </table:table-row>
        <table:table-row table:style-name="ro1">
          <table:table-cell office:value-type="string">
            <text:p>M3_W004</text:p>
          </table:table-cell>
          <table:table-cell office:value-type="float" office:value="4023">
            <text:p>4023</text:p>
          </table:table-cell>
          <table:table-cell office:value-type="string">
            <text:p>OIDM3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5];&quot;','&quot;;[.C25];&quot;','&quot;;[.D25];&quot;','&quot;;[.E25];&quot;','&quot;;[.F25];&quot;');&quot;)" office:value-type="string" office:string-value="insert into wohnungen (ID, OID, wohn_ausrichtung, wohn_stock, MANDANT) values ('4023','OIDM3_WOHNUNG004','West','erste','3');">
            <text:p>insert into wohnungen (ID, OID, wohn_ausrichtung, wohn_stock, MANDANT) values ('4023','OIDM3_WOHNUNG004','West','erste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W004 = &quot;OIDM3_WOHNUNG004&quot;;">
            <text:p>public final static String M3_W004 = "OIDM3_WOHNUNG004";</text:p>
          </table:table-cell>
        </table:table-row>
        <table:table-row table:style-name="ro1">
          <table:table-cell office:value-type="string">
            <text:p>M3_W005</text:p>
          </table:table-cell>
          <table:table-cell office:value-type="float" office:value="4024">
            <text:p>4024</text:p>
          </table:table-cell>
          <table:table-cell office:value-type="string">
            <text:p>OIDM3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6];&quot;','&quot;;[.C26];&quot;','&quot;;[.D26];&quot;','&quot;;[.E26];&quot;','&quot;;[.F26];&quot;');&quot;)" office:value-type="string" office:string-value="insert into wohnungen (ID, OID, wohn_ausrichtung, wohn_stock, MANDANT) values ('4024','OIDM3_WOHNUNG005','West','erste','3');">
            <text:p>insert into wohnungen (ID, OID, wohn_ausrichtung, wohn_stock, MANDANT) values ('4024','OIDM3_WOHNUNG005','West','erste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W005 = &quot;OIDM3_WOHNUNG005&quot;;">
            <text:p>public final static String M3_W005 = "OIDM3_WOHNUNG005";</text:p>
          </table:table-cell>
        </table:table-row>
        <table:table-row table:style-name="ro1">
          <table:table-cell office:value-type="string">
            <text:p>M3_W006</text:p>
          </table:table-cell>
          <table:table-cell office:value-type="float" office:value="4025">
            <text:p>4025</text:p>
          </table:table-cell>
          <table:table-cell office:value-type="string">
            <text:p>OIDM3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7];&quot;','&quot;;[.C27];&quot;','&quot;;[.D27];&quot;','&quot;;[.E27];&quot;','&quot;;[.F27];&quot;');&quot;)" office:value-type="string" office:string-value="insert into wohnungen (ID, OID, wohn_ausrichtung, wohn_stock, MANDANT) values ('4025','OIDM3_WOHNUNG006','West','erste','3');">
            <text:p>insert into wohnungen (ID, OID, wohn_ausrichtung, wohn_stock, MANDANT) values ('4025','OIDM3_WOHNUNG006','West','erste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W006 = &quot;OIDM3_WOHNUNG006&quot;;">
            <text:p>public final static String M3_W006 = "OIDM3_WOHNUNG006";</text:p>
          </table:table-cell>
        </table:table-row>
        <table:table-row table:style-name="ro1">
          <table:table-cell office:value-type="string">
            <text:p>M3_W007</text:p>
          </table:table-cell>
          <table:table-cell office:value-type="float" office:value="4026">
            <text:p>4026</text:p>
          </table:table-cell>
          <table:table-cell office:value-type="string">
            <text:p>OIDM3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8];&quot;','&quot;;[.C28];&quot;','&quot;;[.D28];&quot;','&quot;;[.E28];&quot;','&quot;;[.F28];&quot;');&quot;)" office:value-type="string" office:string-value="insert into wohnungen (ID, OID, wohn_ausrichtung, wohn_stock, MANDANT) values ('4026','OIDM3_WOHNUNG007','West','erste','3');">
            <text:p>insert into wohnungen (ID, OID, wohn_ausrichtung, wohn_stock, MANDANT) values ('4026','OIDM3_WOHNUNG007','West','erste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W007 = &quot;OIDM3_WOHNUNG007&quot;;">
            <text:p>public final static String M3_W007 = "OIDM3_WOHNUNG007";</text:p>
          </table:table-cell>
        </table:table-row>
        <table:table-row table:style-name="ro1">
          <table:table-cell office:value-type="string">
            <text:p>M3_W008</text:p>
          </table:table-cell>
          <table:table-cell office:value-type="float" office:value="4027">
            <text:p>4027</text:p>
          </table:table-cell>
          <table:table-cell office:value-type="string">
            <text:p>OIDM3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9];&quot;','&quot;;[.C29];&quot;','&quot;;[.D29];&quot;','&quot;;[.E29];&quot;','&quot;;[.F29];&quot;');&quot;)" office:value-type="string" office:string-value="insert into wohnungen (ID, OID, wohn_ausrichtung, wohn_stock, MANDANT) values ('4027','OIDM3_WOHNUNG008','West','erste','3');">
            <text:p>insert into wohnungen (ID, OID, wohn_ausrichtung, wohn_stock, MANDANT) values ('4027','OIDM3_WOHNUNG008','West','erste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W008 = &quot;OIDM3_WOHNUNG008&quot;;">
            <text:p>public final static String M3_W008 = "OIDM3_WOHNUNG008";</text:p>
          </table:table-cell>
        </table:table-row>
        <table:table-row table:style-name="ro1">
          <table:table-cell office:value-type="string">
            <text:p>M3_W009</text:p>
          </table:table-cell>
          <table:table-cell office:value-type="float" office:value="4028">
            <text:p>4028</text:p>
          </table:table-cell>
          <table:table-cell office:value-type="string">
            <text:p>OIDM3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0];&quot;','&quot;;[.C30];&quot;','&quot;;[.D30];&quot;','&quot;;[.E30];&quot;','&quot;;[.F30];&quot;');&quot;)" office:value-type="string" office:string-value="insert into wohnungen (ID, OID, wohn_ausrichtung, wohn_stock, MANDANT) values ('4028','OIDM3_WOHNUNG009','West','erste','3');">
            <text:p>insert into wohnungen (ID, OID, wohn_ausrichtung, wohn_stock, MANDANT) values ('4028','OIDM3_WOHNUNG009','West','erste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W009 = &quot;OIDM3_WOHNUNG009&quot;;">
            <text:p>public final static String M3_W009 = "OIDM3_WOHNUNG009";</text:p>
          </table:table-cell>
        </table:table-row>
        <table:table-row table:style-name="ro1">
          <table:table-cell office:value-type="string">
            <text:p>M3_W010</text:p>
          </table:table-cell>
          <table:table-cell office:value-type="float" office:value="4029">
            <text:p>4029</text:p>
          </table:table-cell>
          <table:table-cell office:value-type="string">
            <text:p>OIDM3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1];&quot;','&quot;;[.C31];&quot;','&quot;;[.D31];&quot;','&quot;;[.E31];&quot;','&quot;;[.F31];&quot;');&quot;)" office:value-type="string" office:string-value="insert into wohnungen (ID, OID, wohn_ausrichtung, wohn_stock, MANDANT) values ('4029','OIDM3_WOHNUNG010','West','erste','3');">
            <text:p>insert into wohnungen (ID, OID, wohn_ausrichtung, wohn_stock, MANDANT) values ('4029','OIDM3_WOHNUNG010','West','erste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W010 = &quot;OIDM3_WOHNUNG010&quot;;">
            <text:p>public final static String M3_W010 = "OIDM3_WOHNUNG010";</text:p>
          </table:table-cell>
        </table:table-row>
      </table:table>
      <table:table table:name="Bürger_wohnungen" table:style-name="ta1" table:print="false"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WOHNUNGEN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CONCATENATE(&quot;insert into buerger_wohnungen (&quot;;[.A$1];&quot;, &quot;;[.B$1];&quot;) values ('&quot;;[.A2];&quot;','&quot;;[.B2];&quot;');&quot;)" office:value-type="string" office:string-value="insert into buerger_wohnungen (BUERGER, WOHNUNGEN) values ('2000','4000');">
            <text:p>insert into buerger_wohnungen (BUERGER, WOHNUNGEN) values ('2000','4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01">
            <text:p>4001</text:p>
          </table:table-cell>
          <table:table-cell table:number-columns-repeated="2"/>
          <table:table-cell table:formula="of:=CONCATENATE(&quot;insert into buerger_wohnungen (&quot;;[.A$1];&quot;, &quot;;[.B$1];&quot;) values ('&quot;;[.A3];&quot;','&quot;;[.B3];&quot;');&quot;)" office:value-type="string" office:string-value="insert into buerger_wohnungen (BUERGER, WOHNUNGEN) values ('2001','4001');">
            <text:p>insert into buerger_wohnungen (BUERGER, WOHNUNGEN) values ('2001','4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02">
            <text:p>4002</text:p>
          </table:table-cell>
          <table:table-cell table:number-columns-repeated="2"/>
          <table:table-cell table:formula="of:=CONCATENATE(&quot;insert into buerger_wohnungen (&quot;;[.A$1];&quot;, &quot;;[.B$1];&quot;) values ('&quot;;[.A4];&quot;','&quot;;[.B4];&quot;');&quot;)" office:value-type="string" office:string-value="insert into buerger_wohnungen (BUERGER, WOHNUNGEN) values ('2002','4002');">
            <text:p>insert into buerger_wohnungen (BUERGER, WOHNUNGEN) values ('2002','4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03">
            <text:p>4003</text:p>
          </table:table-cell>
          <table:table-cell table:number-columns-repeated="2"/>
          <table:table-cell table:formula="of:=CONCATENATE(&quot;insert into buerger_wohnungen (&quot;;[.A$1];&quot;, &quot;;[.B$1];&quot;) values ('&quot;;[.A5];&quot;','&quot;;[.B5];&quot;');&quot;)" office:value-type="string" office:string-value="insert into buerger_wohnungen (BUERGER, WOHNUNGEN) values ('2003','4003');">
            <text:p>insert into buerger_wohnungen (BUERGER, WOHNUNGEN) values ('2003','4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04">
            <text:p>4004</text:p>
          </table:table-cell>
          <table:table-cell table:number-columns-repeated="2"/>
          <table:table-cell table:formula="of:=CONCATENATE(&quot;insert into buerger_wohnungen (&quot;;[.A$1];&quot;, &quot;;[.B$1];&quot;) values ('&quot;;[.A6];&quot;','&quot;;[.B6];&quot;');&quot;)" office:value-type="string" office:string-value="insert into buerger_wohnungen (BUERGER, WOHNUNGEN) values ('2004','4004');">
            <text:p>insert into buerger_wohnungen (BUERGER, WOHNUNGEN) values ('2004','4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05">
            <text:p>4005</text:p>
          </table:table-cell>
          <table:table-cell table:number-columns-repeated="2"/>
          <table:table-cell table:formula="of:=CONCATENATE(&quot;insert into buerger_wohnungen (&quot;;[.A$1];&quot;, &quot;;[.B$1];&quot;) values ('&quot;;[.A7];&quot;','&quot;;[.B7];&quot;');&quot;)" office:value-type="string" office:string-value="insert into buerger_wohnungen (BUERGER, WOHNUNGEN) values ('2005','4005');">
            <text:p>insert into buerger_wohnungen (BUERGER, WOHNUNGEN) values ('2005','4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06">
            <text:p>4006</text:p>
          </table:table-cell>
          <table:table-cell table:number-columns-repeated="2"/>
          <table:table-cell table:formula="of:=CONCATENATE(&quot;insert into buerger_wohnungen (&quot;;[.A$1];&quot;, &quot;;[.B$1];&quot;) values ('&quot;;[.A8];&quot;','&quot;;[.B8];&quot;');&quot;)" office:value-type="string" office:string-value="insert into buerger_wohnungen (BUERGER, WOHNUNGEN) values ('2006','4006');">
            <text:p>insert into buerger_wohnungen (BUERGER, WOHNUNGEN) values ('2006','4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07">
            <text:p>4007</text:p>
          </table:table-cell>
          <table:table-cell table:number-columns-repeated="2"/>
          <table:table-cell table:formula="of:=CONCATENATE(&quot;insert into buerger_wohnungen (&quot;;[.A$1];&quot;, &quot;;[.B$1];&quot;) values ('&quot;;[.A9];&quot;','&quot;;[.B9];&quot;');&quot;)" office:value-type="string" office:string-value="insert into buerger_wohnungen (BUERGER, WOHNUNGEN) values ('2007','4007');">
            <text:p>insert into buerger_wohnungen (BUERGER, WOHNUNGEN) values ('2007','4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08">
            <text:p>4008</text:p>
          </table:table-cell>
          <table:table-cell table:number-columns-repeated="2"/>
          <table:table-cell table:formula="of:=CONCATENATE(&quot;insert into buerger_wohnungen (&quot;;[.A$1];&quot;, &quot;;[.B$1];&quot;) values ('&quot;;[.A10];&quot;','&quot;;[.B10];&quot;');&quot;)" office:value-type="string" office:string-value="insert into buerger_wohnungen (BUERGER, WOHNUNGEN) values ('2008','4008');">
            <text:p>insert into buerger_wohnungen (BUERGER, WOHNUNGEN) values ('2008','4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09">
            <text:p>4009</text:p>
          </table:table-cell>
          <table:table-cell table:number-columns-repeated="2"/>
          <table:table-cell table:formula="of:=CONCATENATE(&quot;insert into buerger_wohnungen (&quot;;[.A$1];&quot;, &quot;;[.B$1];&quot;) values ('&quot;;[.A11];&quot;','&quot;;[.B11];&quot;');&quot;)" office:value-type="string" office:string-value="insert into buerger_wohnungen (BUERGER, WOHNUNGEN) values ('2009','4009');">
            <text:p>insert into buerger_wohnungen (BUERGER, WOHNUNGEN) values ('2009','4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12];&quot;','&quot;;[.B12];&quot;');&quot;)" office:value-type="string" office:string-value="insert into buerger_wohnungen (BUERGER, WOHNUNGEN) values ('2010','4010');">
            <text:p>insert into buerger_wohnungen (BUERGER, WOHNUNGEN) values ('2010','4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13];&quot;','&quot;;[.B13];&quot;');&quot;)" office:value-type="string" office:string-value="insert into buerger_wohnungen (BUERGER, WOHNUNGEN) values ('2011','4011');">
            <text:p>insert into buerger_wohnungen (BUERGER, WOHNUNGEN) values ('2011','4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14];&quot;','&quot;;[.B14];&quot;');&quot;)" office:value-type="string" office:string-value="insert into buerger_wohnungen (BUERGER, WOHNUNGEN) values ('2012','4012');">
            <text:p>insert into buerger_wohnungen (BUERGER, WOHNUNGEN) values ('2012','4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15];&quot;','&quot;;[.B15];&quot;');&quot;)" office:value-type="string" office:string-value="insert into buerger_wohnungen (BUERGER, WOHNUNGEN) values ('2013','4013');">
            <text:p>insert into buerger_wohnungen (BUERGER, WOHNUNGEN) values ('2013','4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16];&quot;','&quot;;[.B16];&quot;');&quot;)" office:value-type="string" office:string-value="insert into buerger_wohnungen (BUERGER, WOHNUNGEN) values ('2014','4014');">
            <text:p>insert into buerger_wohnungen (BUERGER, WOHNUNGEN) values ('2014','4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17];&quot;','&quot;;[.B17];&quot;');&quot;)" office:value-type="string" office:string-value="insert into buerger_wohnungen (BUERGER, WOHNUNGEN) values ('2015','4015');">
            <text:p>insert into buerger_wohnungen (BUERGER, WOHNUNGEN) values ('2015','4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18];&quot;','&quot;;[.B18];&quot;');&quot;)" office:value-type="string" office:string-value="insert into buerger_wohnungen (BUERGER, WOHNUNGEN) values ('2016','4016');">
            <text:p>insert into buerger_wohnungen (BUERGER, WOHNUNGEN) values ('2016','4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19];&quot;','&quot;;[.B19];&quot;');&quot;)" office:value-type="string" office:string-value="insert into buerger_wohnungen (BUERGER, WOHNUNGEN) values ('2017','4017');">
            <text:p>insert into buerger_wohnungen (BUERGER, WOHNUNGEN) values ('2017','4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0];&quot;','&quot;;[.B20];&quot;');&quot;)" office:value-type="string" office:string-value="insert into buerger_wohnungen (BUERGER, WOHNUNGEN) values ('2018','4018');">
            <text:p>insert into buerger_wohnungen (BUERGER, WOHNUNGEN) values ('2018','4018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21];&quot;','&quot;;[.B21];&quot;');&quot;)" office:value-type="string" office:string-value="insert into buerger_wohnungen (BUERGER, WOHNUNGEN) values ('2000','4010');">
            <text:p>insert into buerger_wohnungen (BUERGER, WOHNUNGEN) values ('2000','4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22];&quot;','&quot;;[.B22];&quot;');&quot;)" office:value-type="string" office:string-value="insert into buerger_wohnungen (BUERGER, WOHNUNGEN) values ('2001','4011');">
            <text:p>insert into buerger_wohnungen (BUERGER, WOHNUNGEN) values ('2001','4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23];&quot;','&quot;;[.B23];&quot;');&quot;)" office:value-type="string" office:string-value="insert into buerger_wohnungen (BUERGER, WOHNUNGEN) values ('2002','4012');">
            <text:p>insert into buerger_wohnungen (BUERGER, WOHNUNGEN) values ('2002','4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24];&quot;','&quot;;[.B24];&quot;');&quot;)" office:value-type="string" office:string-value="insert into buerger_wohnungen (BUERGER, WOHNUNGEN) values ('2003','4013');">
            <text:p>insert into buerger_wohnungen (BUERGER, WOHNUNGEN) values ('2003','4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25];&quot;','&quot;;[.B25];&quot;');&quot;)" office:value-type="string" office:string-value="insert into buerger_wohnungen (BUERGER, WOHNUNGEN) values ('2004','4014');">
            <text:p>insert into buerger_wohnungen (BUERGER, WOHNUNGEN) values ('2004','4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26];&quot;','&quot;;[.B26];&quot;');&quot;)" office:value-type="string" office:string-value="insert into buerger_wohnungen (BUERGER, WOHNUNGEN) values ('2005','4015');">
            <text:p>insert into buerger_wohnungen (BUERGER, WOHNUNGEN) values ('2005','4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27];&quot;','&quot;;[.B27];&quot;');&quot;)" office:value-type="string" office:string-value="insert into buerger_wohnungen (BUERGER, WOHNUNGEN) values ('2006','4016');">
            <text:p>insert into buerger_wohnungen (BUERGER, WOHNUNGEN) values ('2006','4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28];&quot;','&quot;;[.B28];&quot;');&quot;)" office:value-type="string" office:string-value="insert into buerger_wohnungen (BUERGER, WOHNUNGEN) values ('2007','4017');">
            <text:p>insert into buerger_wohnungen (BUERGER, WOHNUNGEN) values ('2007','4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9];&quot;','&quot;;[.B29];&quot;');&quot;)" office:value-type="string" office:string-value="insert into buerger_wohnungen (BUERGER, WOHNUNGEN) values ('2008','4018');">
            <text:p>insert into buerger_wohnungen (BUERGER, WOHNUNGEN) values ('2008','4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19">
            <text:p>4019</text:p>
          </table:table-cell>
          <table:table-cell table:number-columns-repeated="2"/>
          <table:table-cell table:formula="of:=CONCATENATE(&quot;insert into buerger_wohnungen (&quot;;[.A$1];&quot;, &quot;;[.B$1];&quot;) values ('&quot;;[.A30];&quot;','&quot;;[.B30];&quot;');&quot;)" office:value-type="string" office:string-value="insert into buerger_wohnungen (BUERGER, WOHNUNGEN) values ('2009','4019');">
            <text:p>insert into buerger_wohnungen (BUERGER, WOHNUNGEN) values ('2009','4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20">
            <text:p>4020</text:p>
          </table:table-cell>
          <table:table-cell table:number-columns-repeated="2"/>
          <table:table-cell table:formula="of:=CONCATENATE(&quot;insert into buerger_wohnungen (&quot;;[.A$1];&quot;, &quot;;[.B$1];&quot;) values ('&quot;;[.A31];&quot;','&quot;;[.B31];&quot;');&quot;)" office:value-type="string" office:string-value="insert into buerger_wohnungen (BUERGER, WOHNUNGEN) values ('2010','4020');">
            <text:p>insert into buerger_wohnungen (BUERGER, WOHNUNGEN) values ('2010','4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21">
            <text:p>4021</text:p>
          </table:table-cell>
          <table:table-cell table:number-columns-repeated="2"/>
          <table:table-cell table:formula="of:=CONCATENATE(&quot;insert into buerger_wohnungen (&quot;;[.A$1];&quot;, &quot;;[.B$1];&quot;) values ('&quot;;[.A32];&quot;','&quot;;[.B32];&quot;');&quot;)" office:value-type="string" office:string-value="insert into buerger_wohnungen (BUERGER, WOHNUNGEN) values ('2011','4021');">
            <text:p>insert into buerger_wohnungen (BUERGER, WOHNUNGEN) values ('2011','4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22">
            <text:p>4022</text:p>
          </table:table-cell>
          <table:table-cell table:number-columns-repeated="2"/>
          <table:table-cell table:formula="of:=CONCATENATE(&quot;insert into buerger_wohnungen (&quot;;[.A$1];&quot;, &quot;;[.B$1];&quot;) values ('&quot;;[.A33];&quot;','&quot;;[.B33];&quot;');&quot;)" office:value-type="string" office:string-value="insert into buerger_wohnungen (BUERGER, WOHNUNGEN) values ('2012','4022');">
            <text:p>insert into buerger_wohnungen (BUERGER, WOHNUNGEN) values ('2012','4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23">
            <text:p>4023</text:p>
          </table:table-cell>
          <table:table-cell table:number-columns-repeated="2"/>
          <table:table-cell table:formula="of:=CONCATENATE(&quot;insert into buerger_wohnungen (&quot;;[.A$1];&quot;, &quot;;[.B$1];&quot;) values ('&quot;;[.A34];&quot;','&quot;;[.B34];&quot;');&quot;)" office:value-type="string" office:string-value="insert into buerger_wohnungen (BUERGER, WOHNUNGEN) values ('2013','4023');">
            <text:p>insert into buerger_wohnungen (BUERGER, WOHNUNGEN) values ('2013','4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24">
            <text:p>4024</text:p>
          </table:table-cell>
          <table:table-cell table:number-columns-repeated="2"/>
          <table:table-cell table:formula="of:=CONCATENATE(&quot;insert into buerger_wohnungen (&quot;;[.A$1];&quot;, &quot;;[.B$1];&quot;) values ('&quot;;[.A35];&quot;','&quot;;[.B35];&quot;');&quot;)" office:value-type="string" office:string-value="insert into buerger_wohnungen (BUERGER, WOHNUNGEN) values ('2014','4024');">
            <text:p>insert into buerger_wohnungen (BUERGER, WOHNUNGEN) values ('2014','4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25">
            <text:p>4025</text:p>
          </table:table-cell>
          <table:table-cell table:number-columns-repeated="2"/>
          <table:table-cell table:formula="of:=CONCATENATE(&quot;insert into buerger_wohnungen (&quot;;[.A$1];&quot;, &quot;;[.B$1];&quot;) values ('&quot;;[.A36];&quot;','&quot;;[.B36];&quot;');&quot;)" office:value-type="string" office:string-value="insert into buerger_wohnungen (BUERGER, WOHNUNGEN) values ('2015','4025');">
            <text:p>insert into buerger_wohnungen (BUERGER, WOHNUNGEN) values ('2015','4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26">
            <text:p>4026</text:p>
          </table:table-cell>
          <table:table-cell table:number-columns-repeated="2"/>
          <table:table-cell table:formula="of:=CONCATENATE(&quot;insert into buerger_wohnungen (&quot;;[.A$1];&quot;, &quot;;[.B$1];&quot;) values ('&quot;;[.A37];&quot;','&quot;;[.B37];&quot;');&quot;)" office:value-type="string" office:string-value="insert into buerger_wohnungen (BUERGER, WOHNUNGEN) values ('2016','4026');">
            <text:p>insert into buerger_wohnungen (BUERGER, WOHNUNGEN) values ('2016','4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27">
            <text:p>4027</text:p>
          </table:table-cell>
          <table:table-cell table:number-columns-repeated="2"/>
          <table:table-cell table:formula="of:=CONCATENATE(&quot;insert into buerger_wohnungen (&quot;;[.A$1];&quot;, &quot;;[.B$1];&quot;) values ('&quot;;[.A38];&quot;','&quot;;[.B38];&quot;');&quot;)" office:value-type="string" office:string-value="insert into buerger_wohnungen (BUERGER, WOHNUNGEN) values ('2017','4027');">
            <text:p>insert into buerger_wohnungen (BUERGER, WOHNUNGEN) values ('2017','4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28">
            <text:p>4028</text:p>
          </table:table-cell>
          <table:table-cell table:number-columns-repeated="2"/>
          <table:table-cell table:formula="of:=CONCATENATE(&quot;insert into buerger_wohnungen (&quot;;[.A$1];&quot;, &quot;;[.B$1];&quot;) values ('&quot;;[.A39];&quot;','&quot;;[.B39];&quot;');&quot;)" office:value-type="string" office:string-value="insert into buerger_wohnungen (BUERGER, WOHNUNGEN) values ('2018','4028');">
            <text:p>insert into buerger_wohnungen (BUERGER, WOHNUNGEN) values ('2018','4028');</text:p>
          </table:table-cell>
        </table:table-row>
      </table:table>
      <table:table table:name="Staatsangehoerigkeit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S001</text:p>
          </table:table-cell>
          <table:table-cell office:value-type="float" office:value="5000">
            <text:p>5000</text:p>
          </table:table-cell>
          <table:table-cell office:value-type="string">
            <text:p>OIDM2_STAATS001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];&quot;','&quot;;[.C2];&quot;','&quot;;[.D2];&quot;');&quot;)" office:value-type="string" office:string-value="insert into staatsangehoerigkeit_reference (ID, ref_oid,  MANDANT) values ('5000','OIDM2_STAATS001','2');">
            <text:p>insert into staatsangehoerigkeit_reference (ID, ref_oid, <text:s/>MANDANT) values ('5000','OIDM2_STAATS001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S001 = &quot;OIDM2_STAATS001&quot;;">
            <text:p>public final static String M2_S001 = "OIDM2_STAATS001";</text:p>
          </table:table-cell>
        </table:table-row>
        <table:table-row table:style-name="ro1">
          <table:table-cell office:value-type="string">
            <text:p>M2_S002</text:p>
          </table:table-cell>
          <table:table-cell office:value-type="float" office:value="5001">
            <text:p>5001</text:p>
          </table:table-cell>
          <table:table-cell office:value-type="string">
            <text:p>OIDM2_STAATS002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3];&quot;','&quot;;[.C3];&quot;','&quot;;[.D3];&quot;');&quot;)" office:value-type="string" office:string-value="insert into staatsangehoerigkeit_reference (ID, ref_oid,  MANDANT) values ('5001','OIDM2_STAATS002','2');">
            <text:p>insert into staatsangehoerigkeit_reference (ID, ref_oid, <text:s/>MANDANT) values ('5001','OIDM2_STAATS002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S002 = &quot;OIDM2_STAATS002&quot;;">
            <text:p>public final static String M2_S002 = "OIDM2_STAATS002";</text:p>
          </table:table-cell>
        </table:table-row>
        <table:table-row table:style-name="ro1">
          <table:table-cell office:value-type="string">
            <text:p>M2_S003</text:p>
          </table:table-cell>
          <table:table-cell office:value-type="float" office:value="5002">
            <text:p>5002</text:p>
          </table:table-cell>
          <table:table-cell office:value-type="string">
            <text:p>OIDM2_STAATS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4];&quot;','&quot;;[.C4];&quot;','&quot;;[.D4];&quot;');&quot;)" office:value-type="string" office:string-value="insert into staatsangehoerigkeit_reference (ID, ref_oid,  MANDANT) values ('5002','OIDM2_STAATS003','2');">
            <text:p>insert into staatsangehoerigkeit_reference (ID, ref_oid, <text:s/>MANDANT) values ('5002','OIDM2_STAATS003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S003 = &quot;OIDM2_STAATS003&quot;;">
            <text:p>public final static String M2_S003 = "OIDM2_STAATS003";</text:p>
          </table:table-cell>
        </table:table-row>
        <table:table-row table:style-name="ro1">
          <table:table-cell office:value-type="string">
            <text:p>M2_S004</text:p>
          </table:table-cell>
          <table:table-cell office:value-type="float" office:value="5003">
            <text:p>5003</text:p>
          </table:table-cell>
          <table:table-cell office:value-type="string">
            <text:p>OIDM2_STAATS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5];&quot;','&quot;;[.C5];&quot;','&quot;;[.D5];&quot;');&quot;)" office:value-type="string" office:string-value="insert into staatsangehoerigkeit_reference (ID, ref_oid,  MANDANT) values ('5003','OIDM2_STAATS004','2');">
            <text:p>insert into staatsangehoerigkeit_reference (ID, ref_oid, <text:s/>MANDANT) values ('5003','OIDM2_STAATS004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S004 = &quot;OIDM2_STAATS004&quot;;">
            <text:p>public final static String M2_S004 = "OIDM2_STAATS004";</text:p>
          </table:table-cell>
        </table:table-row>
        <table:table-row table:style-name="ro1">
          <table:table-cell office:value-type="string">
            <text:p>M2_S005</text:p>
          </table:table-cell>
          <table:table-cell office:value-type="float" office:value="5004">
            <text:p>5004</text:p>
          </table:table-cell>
          <table:table-cell office:value-type="string">
            <text:p>OIDM2_STAATS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6];&quot;','&quot;;[.C6];&quot;','&quot;;[.D6];&quot;');&quot;)" office:value-type="string" office:string-value="insert into staatsangehoerigkeit_reference (ID, ref_oid,  MANDANT) values ('5004','OIDM2_STAATS005','2');">
            <text:p>insert into staatsangehoerigkeit_reference (ID, ref_oid, <text:s/>MANDANT) values ('5004','OIDM2_STAATS005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S005 = &quot;OIDM2_STAATS005&quot;;">
            <text:p>public final static String M2_S005 = "OIDM2_STAATS005";</text:p>
          </table:table-cell>
        </table:table-row>
        <table:table-row table:style-name="ro1">
          <table:table-cell office:value-type="string">
            <text:p>M2_S006</text:p>
          </table:table-cell>
          <table:table-cell office:value-type="float" office:value="5005">
            <text:p>5005</text:p>
          </table:table-cell>
          <table:table-cell office:value-type="string">
            <text:p>OIDM2_STAATS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7];&quot;','&quot;;[.C7];&quot;','&quot;;[.D7];&quot;');&quot;)" office:value-type="string" office:string-value="insert into staatsangehoerigkeit_reference (ID, ref_oid,  MANDANT) values ('5005','OIDM2_STAATS006','2');">
            <text:p>insert into staatsangehoerigkeit_reference (ID, ref_oid, <text:s/>MANDANT) values ('5005','OIDM2_STAATS006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S006 = &quot;OIDM2_STAATS006&quot;;">
            <text:p>public final static String M2_S006 = "OIDM2_STAATS006";</text:p>
          </table:table-cell>
        </table:table-row>
        <table:table-row table:style-name="ro1">
          <table:table-cell office:value-type="string">
            <text:p>M2_S007</text:p>
          </table:table-cell>
          <table:table-cell office:value-type="float" office:value="5006">
            <text:p>5006</text:p>
          </table:table-cell>
          <table:table-cell office:value-type="string">
            <text:p>OIDM2_STAATS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8];&quot;','&quot;;[.C8];&quot;','&quot;;[.D8];&quot;');&quot;)" office:value-type="string" office:string-value="insert into staatsangehoerigkeit_reference (ID, ref_oid,  MANDANT) values ('5006','OIDM2_STAATS007','2');">
            <text:p>insert into staatsangehoerigkeit_reference (ID, ref_oid, <text:s/>MANDANT) values ('5006','OIDM2_STAATS007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S007 = &quot;OIDM2_STAATS007&quot;;">
            <text:p>public final static String M2_S007 = "OIDM2_STAATS007";</text:p>
          </table:table-cell>
        </table:table-row>
        <table:table-row table:style-name="ro1">
          <table:table-cell office:value-type="string">
            <text:p>M2_S008</text:p>
          </table:table-cell>
          <table:table-cell office:value-type="float" office:value="5007">
            <text:p>5007</text:p>
          </table:table-cell>
          <table:table-cell office:value-type="string">
            <text:p>OIDM2_STAATS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9];&quot;','&quot;;[.C9];&quot;','&quot;;[.D9];&quot;');&quot;)" office:value-type="string" office:string-value="insert into staatsangehoerigkeit_reference (ID, ref_oid,  MANDANT) values ('5007','OIDM2_STAATS008','2');">
            <text:p>insert into staatsangehoerigkeit_reference (ID, ref_oid, <text:s/>MANDANT) values ('5007','OIDM2_STAATS008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S008 = &quot;OIDM2_STAATS008&quot;;">
            <text:p>public final static String M2_S008 = "OIDM2_STAATS008";</text:p>
          </table:table-cell>
        </table:table-row>
        <table:table-row table:style-name="ro1">
          <table:table-cell office:value-type="string">
            <text:p>M2_S009</text:p>
          </table:table-cell>
          <table:table-cell office:value-type="float" office:value="5008">
            <text:p>5008</text:p>
          </table:table-cell>
          <table:table-cell office:value-type="string">
            <text:p>OIDM2_STAATS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0];&quot;','&quot;;[.C10];&quot;','&quot;;[.D10];&quot;');&quot;)" office:value-type="string" office:string-value="insert into staatsangehoerigkeit_reference (ID, ref_oid,  MANDANT) values ('5008','OIDM2_STAATS009','2');">
            <text:p>insert into staatsangehoerigkeit_reference (ID, ref_oid, <text:s/>MANDANT) values ('5008','OIDM2_STAATS009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S009 = &quot;OIDM2_STAATS009&quot;;">
            <text:p>public final static String M2_S009 = "OIDM2_STAATS009";</text:p>
          </table:table-cell>
        </table:table-row>
        <table:table-row table:style-name="ro1">
          <table:table-cell office:value-type="string">
            <text:p>M2_S010</text:p>
          </table:table-cell>
          <table:table-cell office:value-type="float" office:value="5009">
            <text:p>5009</text:p>
          </table:table-cell>
          <table:table-cell office:value-type="string">
            <text:p>OIDM2_STAATS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1];&quot;','&quot;;[.C11];&quot;','&quot;;[.D11];&quot;');&quot;)" office:value-type="string" office:string-value="insert into staatsangehoerigkeit_reference (ID, ref_oid,  MANDANT) values ('5009','OIDM2_STAATS010','2');">
            <text:p>insert into staatsangehoerigkeit_reference (ID, ref_oid, <text:s/>MANDANT) values ('5009','OIDM2_STAATS010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S010 = &quot;OIDM2_STAATS010&quot;;">
            <text:p>public final static String M2_S010 = "OIDM2_STAATS010";</text:p>
          </table:table-cell>
        </table:table-row>
        <table:table-row table:style-name="ro1">
          <table:table-cell office:value-type="string">
            <text:p>M2_S011</text:p>
          </table:table-cell>
          <table:table-cell office:value-type="float" office:value="5010">
            <text:p>5010</text:p>
          </table:table-cell>
          <table:table-cell office:value-type="string">
            <text:p>OIDM2_STAATS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2];&quot;','&quot;;[.C12];&quot;','&quot;;[.D12];&quot;');&quot;)" office:value-type="string" office:string-value="insert into staatsangehoerigkeit_reference (ID, ref_oid,  MANDANT) values ('5010','OIDM2_STAATS011','2');">
            <text:p>insert into staatsangehoerigkeit_reference (ID, ref_oid, <text:s/>MANDANT) values ('5010','OIDM2_STAATS011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S011 = &quot;OIDM2_STAATS011&quot;;">
            <text:p>public final static String M2_S011 = "OIDM2_STAATS011";</text:p>
          </table:table-cell>
        </table:table-row>
        <table:table-row table:style-name="ro1">
          <table:table-cell office:value-type="string">
            <text:p>M2_S012</text:p>
          </table:table-cell>
          <table:table-cell office:value-type="float" office:value="5011">
            <text:p>5011</text:p>
          </table:table-cell>
          <table:table-cell office:value-type="string">
            <text:p>OIDM2_STAATS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3];&quot;','&quot;;[.C13];&quot;','&quot;;[.D13];&quot;');&quot;)" office:value-type="string" office:string-value="insert into staatsangehoerigkeit_reference (ID, ref_oid,  MANDANT) values ('5011','OIDM2_STAATS012','2');">
            <text:p>insert into staatsangehoerigkeit_reference (ID, ref_oid, <text:s/>MANDANT) values ('5011','OIDM2_STAATS012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S012 = &quot;OIDM2_STAATS012&quot;;">
            <text:p>public final static String M2_S012 = "OIDM2_STAATS012";</text:p>
          </table:table-cell>
        </table:table-row>
        <table:table-row table:style-name="ro1">
          <table:table-cell office:value-type="string">
            <text:p>M2_S013</text:p>
          </table:table-cell>
          <table:table-cell office:value-type="float" office:value="5012">
            <text:p>5012</text:p>
          </table:table-cell>
          <table:table-cell office:value-type="string">
            <text:p>OIDM2_STAATS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4];&quot;','&quot;;[.C14];&quot;','&quot;;[.D14];&quot;');&quot;)" office:value-type="string" office:string-value="insert into staatsangehoerigkeit_reference (ID, ref_oid,  MANDANT) values ('5012','OIDM2_STAATS013','2');">
            <text:p>insert into staatsangehoerigkeit_reference (ID, ref_oid, <text:s/>MANDANT) values ('5012','OIDM2_STAATS013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S013 = &quot;OIDM2_STAATS013&quot;;">
            <text:p>public final static String M2_S013 = "OIDM2_STAATS013";</text:p>
          </table:table-cell>
        </table:table-row>
        <table:table-row table:style-name="ro1">
          <table:table-cell office:value-type="string">
            <text:p>M2_S014</text:p>
          </table:table-cell>
          <table:table-cell office:value-type="float" office:value="5013">
            <text:p>5013</text:p>
          </table:table-cell>
          <table:table-cell office:value-type="string">
            <text:p>OIDM2_STAATS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5];&quot;','&quot;;[.C15];&quot;','&quot;;[.D15];&quot;');&quot;)" office:value-type="string" office:string-value="insert into staatsangehoerigkeit_reference (ID, ref_oid,  MANDANT) values ('5013','OIDM2_STAATS014','2');">
            <text:p>insert into staatsangehoerigkeit_reference (ID, ref_oid, <text:s/>MANDANT) values ('5013','OIDM2_STAATS014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S014 = &quot;OIDM2_STAATS014&quot;;">
            <text:p>public final static String M2_S014 = "OIDM2_STAATS014";</text:p>
          </table:table-cell>
        </table:table-row>
        <table:table-row table:style-name="ro1">
          <table:table-cell office:value-type="string">
            <text:p>M2_S015</text:p>
          </table:table-cell>
          <table:table-cell office:value-type="float" office:value="5014">
            <text:p>5014</text:p>
          </table:table-cell>
          <table:table-cell office:value-type="string">
            <text:p>OIDM2_STAATS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6];&quot;','&quot;;[.C16];&quot;','&quot;;[.D16];&quot;');&quot;)" office:value-type="string" office:string-value="insert into staatsangehoerigkeit_reference (ID, ref_oid,  MANDANT) values ('5014','OIDM2_STAATS015','2');">
            <text:p>insert into staatsangehoerigkeit_reference (ID, ref_oid, <text:s/>MANDANT) values ('5014','OIDM2_STAATS015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S015 = &quot;OIDM2_STAATS015&quot;;">
            <text:p>public final static String M2_S015 = "OIDM2_STAATS015";</text:p>
          </table:table-cell>
        </table:table-row>
        <table:table-row table:style-name="ro1">
          <table:table-cell office:value-type="string">
            <text:p>M2_S016</text:p>
          </table:table-cell>
          <table:table-cell office:value-type="float" office:value="5015">
            <text:p>5015</text:p>
          </table:table-cell>
          <table:table-cell office:value-type="string">
            <text:p>OIDM2_STAATS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7];&quot;','&quot;;[.C17];&quot;','&quot;;[.D17];&quot;');&quot;)" office:value-type="string" office:string-value="insert into staatsangehoerigkeit_reference (ID, ref_oid,  MANDANT) values ('5015','OIDM2_STAATS016','2');">
            <text:p>insert into staatsangehoerigkeit_reference (ID, ref_oid, <text:s/>MANDANT) values ('5015','OIDM2_STAATS016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S016 = &quot;OIDM2_STAATS016&quot;;">
            <text:p>public final static String M2_S016 = "OIDM2_STAATS016";</text:p>
          </table:table-cell>
        </table:table-row>
        <table:table-row table:style-name="ro1">
          <table:table-cell office:value-type="string">
            <text:p>M2_S017</text:p>
          </table:table-cell>
          <table:table-cell office:value-type="float" office:value="5016">
            <text:p>5016</text:p>
          </table:table-cell>
          <table:table-cell office:value-type="string">
            <text:p>OIDM2_STAATS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8];&quot;','&quot;;[.C18];&quot;','&quot;;[.D18];&quot;');&quot;)" office:value-type="string" office:string-value="insert into staatsangehoerigkeit_reference (ID, ref_oid,  MANDANT) values ('5016','OIDM2_STAATS017','2');">
            <text:p>insert into staatsangehoerigkeit_reference (ID, ref_oid, <text:s/>MANDANT) values ('5016','OIDM2_STAATS017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S017 = &quot;OIDM2_STAATS017&quot;;">
            <text:p>public final static String M2_S017 = "OIDM2_STAATS017";</text:p>
          </table:table-cell>
        </table:table-row>
        <table:table-row table:style-name="ro1">
          <table:table-cell office:value-type="string">
            <text:p>M2_S018</text:p>
          </table:table-cell>
          <table:table-cell office:value-type="float" office:value="5017">
            <text:p>5017</text:p>
          </table:table-cell>
          <table:table-cell office:value-type="string">
            <text:p>OIDM2_STAATS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9];&quot;','&quot;;[.C19];&quot;','&quot;;[.D19];&quot;');&quot;)" office:value-type="string" office:string-value="insert into staatsangehoerigkeit_reference (ID, ref_oid,  MANDANT) values ('5017','OIDM2_STAATS018','2');">
            <text:p>insert into staatsangehoerigkeit_reference (ID, ref_oid, <text:s/>MANDANT) values ('5017','OIDM2_STAATS018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S018 = &quot;OIDM2_STAATS018&quot;;">
            <text:p>public final static String M2_S018 = "OIDM2_STAATS018";</text:p>
          </table:table-cell>
        </table:table-row>
        <table:table-row table:style-name="ro1">
          <table:table-cell office:value-type="string">
            <text:p>M2_S019</text:p>
          </table:table-cell>
          <table:table-cell office:value-type="float" office:value="5018">
            <text:p>5018</text:p>
          </table:table-cell>
          <table:table-cell office:value-type="string">
            <text:p>OIDM2_STAATS01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0];&quot;','&quot;;[.C20];&quot;','&quot;;[.D20];&quot;');&quot;)" office:value-type="string" office:string-value="insert into staatsangehoerigkeit_reference (ID, ref_oid,  MANDANT) values ('5018','OIDM2_STAATS019','2');">
            <text:p>insert into staatsangehoerigkeit_reference (ID, ref_oid, <text:s/>MANDANT) values ('5018','OIDM2_STAATS019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S019 = &quot;OIDM2_STAATS019&quot;;">
            <text:p>public final static String M2_S019 = "OIDM2_STAATS019";</text:p>
          </table:table-cell>
        </table:table-row>
        <table:table-row table:style-name="ro1">
          <table:table-cell office:value-type="string">
            <text:p>M2_S020</text:p>
          </table:table-cell>
          <table:table-cell office:value-type="float" office:value="5019">
            <text:p>5019</text:p>
          </table:table-cell>
          <table:table-cell office:value-type="string">
            <text:p>OIDM2_STAATS02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1];&quot;','&quot;;[.C21];&quot;','&quot;;[.D21];&quot;');&quot;)" office:value-type="string" office:string-value="insert into staatsangehoerigkeit_reference (ID, ref_oid,  MANDANT) values ('5019','OIDM2_STAATS020','2');">
            <text:p>insert into staatsangehoerigkeit_reference (ID, ref_oid, <text:s/>MANDANT) values ('5019','OIDM2_STAATS020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S020 = &quot;OIDM2_STAATS020&quot;;">
            <text:p>public final static String M2_S020 = "OIDM2_STAATS020";</text:p>
          </table:table-cell>
        </table:table-row>
        <table:table-row table:style-name="ro1">
          <table:table-cell office:value-type="string">
            <text:p>M3_S001</text:p>
          </table:table-cell>
          <table:table-cell office:value-type="float" office:value="5020">
            <text:p>5020</text:p>
          </table:table-cell>
          <table:table-cell office:value-type="string">
            <text:p>OIDM3_STAATS00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2];&quot;','&quot;;[.C22];&quot;','&quot;;[.D22];&quot;');&quot;)" office:value-type="string" office:string-value="insert into staatsangehoerigkeit_reference (ID, ref_oid,  MANDANT) values ('5020','OIDM3_STAATS001','3');">
            <text:p>insert into staatsangehoerigkeit_reference (ID, ref_oid, <text:s/>MANDANT) values ('5020','OIDM3_STAATS001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S001 = &quot;OIDM3_STAATS001&quot;;">
            <text:p>public final static String M3_S001 = "OIDM3_STAATS001";</text:p>
          </table:table-cell>
        </table:table-row>
        <table:table-row table:style-name="ro1">
          <table:table-cell office:value-type="string">
            <text:p>M3_S002</text:p>
          </table:table-cell>
          <table:table-cell office:value-type="float" office:value="5021">
            <text:p>5021</text:p>
          </table:table-cell>
          <table:table-cell office:value-type="string">
            <text:p>OIDM3_STAATS00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3];&quot;','&quot;;[.C23];&quot;','&quot;;[.D23];&quot;');&quot;)" office:value-type="string" office:string-value="insert into staatsangehoerigkeit_reference (ID, ref_oid,  MANDANT) values ('5021','OIDM3_STAATS002','3');">
            <text:p>insert into staatsangehoerigkeit_reference (ID, ref_oid, <text:s/>MANDANT) values ('5021','OIDM3_STAATS002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S002 = &quot;OIDM3_STAATS002&quot;;">
            <text:p>public final static String M3_S002 = "OIDM3_STAATS002";</text:p>
          </table:table-cell>
        </table:table-row>
        <table:table-row table:style-name="ro1">
          <table:table-cell office:value-type="string">
            <text:p>M3_S003</text:p>
          </table:table-cell>
          <table:table-cell office:value-type="float" office:value="5022">
            <text:p>5022</text:p>
          </table:table-cell>
          <table:table-cell office:value-type="string">
            <text:p>OIDM3_STAATS00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4];&quot;','&quot;;[.C24];&quot;','&quot;;[.D24];&quot;');&quot;)" office:value-type="string" office:string-value="insert into staatsangehoerigkeit_reference (ID, ref_oid,  MANDANT) values ('5022','OIDM3_STAATS003','3');">
            <text:p>insert into staatsangehoerigkeit_reference (ID, ref_oid, <text:s/>MANDANT) values ('5022','OIDM3_STAATS003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S003 = &quot;OIDM3_STAATS003&quot;;">
            <text:p>public final static String M3_S003 = "OIDM3_STAATS003";</text:p>
          </table:table-cell>
        </table:table-row>
        <table:table-row table:style-name="ro1">
          <table:table-cell office:value-type="string">
            <text:p>M3_S004</text:p>
          </table:table-cell>
          <table:table-cell office:value-type="float" office:value="5023">
            <text:p>5023</text:p>
          </table:table-cell>
          <table:table-cell office:value-type="string">
            <text:p>OIDM3_STAATS00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5];&quot;','&quot;;[.C25];&quot;','&quot;;[.D25];&quot;');&quot;)" office:value-type="string" office:string-value="insert into staatsangehoerigkeit_reference (ID, ref_oid,  MANDANT) values ('5023','OIDM3_STAATS004','3');">
            <text:p>insert into staatsangehoerigkeit_reference (ID, ref_oid, <text:s/>MANDANT) values ('5023','OIDM3_STAATS004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S004 = &quot;OIDM3_STAATS004&quot;;">
            <text:p>public final static String M3_S004 = "OIDM3_STAATS004";</text:p>
          </table:table-cell>
        </table:table-row>
        <table:table-row table:style-name="ro1">
          <table:table-cell office:value-type="string">
            <text:p>M3_S005</text:p>
          </table:table-cell>
          <table:table-cell office:value-type="float" office:value="5024">
            <text:p>5024</text:p>
          </table:table-cell>
          <table:table-cell office:value-type="string">
            <text:p>OIDM3_STAATS00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6];&quot;','&quot;;[.C26];&quot;','&quot;;[.D26];&quot;');&quot;)" office:value-type="string" office:string-value="insert into staatsangehoerigkeit_reference (ID, ref_oid,  MANDANT) values ('5024','OIDM3_STAATS005','3');">
            <text:p>insert into staatsangehoerigkeit_reference (ID, ref_oid, <text:s/>MANDANT) values ('5024','OIDM3_STAATS005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S005 = &quot;OIDM3_STAATS005&quot;;">
            <text:p>public final static String M3_S005 = "OIDM3_STAATS005";</text:p>
          </table:table-cell>
        </table:table-row>
        <table:table-row table:style-name="ro1">
          <table:table-cell office:value-type="string">
            <text:p>M3_S006</text:p>
          </table:table-cell>
          <table:table-cell office:value-type="float" office:value="5025">
            <text:p>5025</text:p>
          </table:table-cell>
          <table:table-cell office:value-type="string">
            <text:p>OIDM3_STAATS00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7];&quot;','&quot;;[.C27];&quot;','&quot;;[.D27];&quot;');&quot;)" office:value-type="string" office:string-value="insert into staatsangehoerigkeit_reference (ID, ref_oid,  MANDANT) values ('5025','OIDM3_STAATS006','3');">
            <text:p>insert into staatsangehoerigkeit_reference (ID, ref_oid, <text:s/>MANDANT) values ('5025','OIDM3_STAATS006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S006 = &quot;OIDM3_STAATS006&quot;;">
            <text:p>public final static String M3_S006 = "OIDM3_STAATS006";</text:p>
          </table:table-cell>
        </table:table-row>
        <table:table-row table:style-name="ro1">
          <table:table-cell office:value-type="string">
            <text:p>M3_S007</text:p>
          </table:table-cell>
          <table:table-cell office:value-type="float" office:value="5026">
            <text:p>5026</text:p>
          </table:table-cell>
          <table:table-cell office:value-type="string">
            <text:p>OIDM3_STAATS007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8];&quot;','&quot;;[.C28];&quot;','&quot;;[.D28];&quot;');&quot;)" office:value-type="string" office:string-value="insert into staatsangehoerigkeit_reference (ID, ref_oid,  MANDANT) values ('5026','OIDM3_STAATS007','3');">
            <text:p>insert into staatsangehoerigkeit_reference (ID, ref_oid, <text:s/>MANDANT) values ('5026','OIDM3_STAATS007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S007 = &quot;OIDM3_STAATS007&quot;;">
            <text:p>public final static String M3_S007 = "OIDM3_STAATS007";</text:p>
          </table:table-cell>
        </table:table-row>
        <table:table-row table:style-name="ro1">
          <table:table-cell office:value-type="string">
            <text:p>M3_S008</text:p>
          </table:table-cell>
          <table:table-cell office:value-type="float" office:value="5027">
            <text:p>5027</text:p>
          </table:table-cell>
          <table:table-cell office:value-type="string">
            <text:p>OIDM3_STAATS008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9];&quot;','&quot;;[.C29];&quot;','&quot;;[.D29];&quot;');&quot;)" office:value-type="string" office:string-value="insert into staatsangehoerigkeit_reference (ID, ref_oid,  MANDANT) values ('5027','OIDM3_STAATS008','3');">
            <text:p>insert into staatsangehoerigkeit_reference (ID, ref_oid, <text:s/>MANDANT) values ('5027','OIDM3_STAATS008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S008 = &quot;OIDM3_STAATS008&quot;;">
            <text:p>public final static String M3_S008 = "OIDM3_STAATS008";</text:p>
          </table:table-cell>
        </table:table-row>
        <table:table-row table:style-name="ro1">
          <table:table-cell office:value-type="string">
            <text:p>M3_S009</text:p>
          </table:table-cell>
          <table:table-cell office:value-type="float" office:value="5028">
            <text:p>5028</text:p>
          </table:table-cell>
          <table:table-cell office:value-type="string">
            <text:p>OIDM3_STAATS00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0];&quot;','&quot;;[.C30];&quot;','&quot;;[.D30];&quot;');&quot;)" office:value-type="string" office:string-value="insert into staatsangehoerigkeit_reference (ID, ref_oid,  MANDANT) values ('5028','OIDM3_STAATS009','3');">
            <text:p>insert into staatsangehoerigkeit_reference (ID, ref_oid, <text:s/>MANDANT) values ('5028','OIDM3_STAATS009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S009 = &quot;OIDM3_STAATS009&quot;;">
            <text:p>public final static String M3_S009 = "OIDM3_STAATS009";</text:p>
          </table:table-cell>
        </table:table-row>
        <table:table-row table:style-name="ro1">
          <table:table-cell office:value-type="string">
            <text:p>M3_S010</text:p>
          </table:table-cell>
          <table:table-cell office:value-type="float" office:value="5029">
            <text:p>5029</text:p>
          </table:table-cell>
          <table:table-cell office:value-type="string">
            <text:p>OIDM3_STAATS01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1];&quot;','&quot;;[.C31];&quot;','&quot;;[.D31];&quot;');&quot;)" office:value-type="string" office:string-value="insert into staatsangehoerigkeit_reference (ID, ref_oid,  MANDANT) values ('5029','OIDM3_STAATS010','3');">
            <text:p>insert into staatsangehoerigkeit_reference (ID, ref_oid, <text:s/>MANDANT) values ('5029','OIDM3_STAATS010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S010 = &quot;OIDM3_STAATS010&quot;;">
            <text:p>public final static String M3_S010 = "OIDM3_STAATS010";</text:p>
          </table:table-cell>
        </table:table-row>
        <table:table-row table:style-name="ro1">
          <table:table-cell office:value-type="string">
            <text:p>M3_S011</text:p>
          </table:table-cell>
          <table:table-cell office:value-type="float" office:value="5030">
            <text:p>5030</text:p>
          </table:table-cell>
          <table:table-cell office:value-type="string">
            <text:p>OIDM3_STAATS01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2];&quot;','&quot;;[.C32];&quot;','&quot;;[.D32];&quot;');&quot;)" office:value-type="string" office:string-value="insert into staatsangehoerigkeit_reference (ID, ref_oid,  MANDANT) values ('5030','OIDM3_STAATS011','3');">
            <text:p>insert into staatsangehoerigkeit_reference (ID, ref_oid, <text:s/>MANDANT) values ('5030','OIDM3_STAATS011','3'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3_S011 = &quot;OIDM3_STAATS011&quot;;">
            <text:p>public final static String M3_S011 = "OIDM3_STAATS011";</text:p>
          </table:table-cell>
        </table:table-row>
        <table:table-row table:style-name="ro1">
          <table:table-cell office:value-type="string">
            <text:p>M3_S012</text:p>
          </table:table-cell>
          <table:table-cell office:value-type="float" office:value="5031">
            <text:p>5031</text:p>
          </table:table-cell>
          <table:table-cell office:value-type="string">
            <text:p>OIDM3_STAATS0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3];&quot;','&quot;;[.C33];&quot;','&quot;;[.D33];&quot;');&quot;)" office:value-type="string" office:string-value="insert into staatsangehoerigkeit_reference (ID, ref_oid,  MANDANT) values ('5031','OIDM3_STAATS012','3');">
            <text:p>insert into staatsangehoerigkeit_reference (ID, ref_oid, <text:s/>MANDANT) values ('5031','OIDM3_STAATS012','3'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3_S012 = &quot;OIDM3_STAATS012&quot;;">
            <text:p>public final static String M3_S012 = "OIDM3_STAATS012";</text:p>
          </table:table-cell>
        </table:table-row>
      </table:table>
      <table:table table:name="Buerger_Staatsangehoerigkeit" table:style-name="ta1" table:print="false"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staatsangehoerigkeit_references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];&quot;','&quot;;[.B2];&quot;');&quot;)" office:value-type="string" office:string-value="insert into buerger_staatsangehoerigkeit_references (BUERGER, staatsangehoerigkeit_references) values ('2000','5000');">
            <text:p>insert into buerger_staatsangehoerigkeit_references (BUERGER, staatsangehoerigkeit_references) values ('2000','5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01">
            <text:p>500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];&quot;','&quot;;[.B3];&quot;');&quot;)" office:value-type="string" office:string-value="insert into buerger_staatsangehoerigkeit_references (BUERGER, staatsangehoerigkeit_references) values ('2001','5001');">
            <text:p>insert into buerger_staatsangehoerigkeit_references (BUERGER, staatsangehoerigkeit_references) values ('2001','5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02">
            <text:p>500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4];&quot;','&quot;;[.B4];&quot;');&quot;)" office:value-type="string" office:string-value="insert into buerger_staatsangehoerigkeit_references (BUERGER, staatsangehoerigkeit_references) values ('2002','5002');">
            <text:p>insert into buerger_staatsangehoerigkeit_references (BUERGER, staatsangehoerigkeit_references) values ('2002','5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03">
            <text:p>500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5];&quot;','&quot;;[.B5];&quot;');&quot;)" office:value-type="string" office:string-value="insert into buerger_staatsangehoerigkeit_references (BUERGER, staatsangehoerigkeit_references) values ('2003','5003');">
            <text:p>insert into buerger_staatsangehoerigkeit_references (BUERGER, staatsangehoerigkeit_references) values ('2003','5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04">
            <text:p>500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6];&quot;','&quot;;[.B6];&quot;');&quot;)" office:value-type="string" office:string-value="insert into buerger_staatsangehoerigkeit_references (BUERGER, staatsangehoerigkeit_references) values ('2004','5004');">
            <text:p>insert into buerger_staatsangehoerigkeit_references (BUERGER, staatsangehoerigkeit_references) values ('2004','5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05">
            <text:p>500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7];&quot;','&quot;;[.B7];&quot;');&quot;)" office:value-type="string" office:string-value="insert into buerger_staatsangehoerigkeit_references (BUERGER, staatsangehoerigkeit_references) values ('2005','5005');">
            <text:p>insert into buerger_staatsangehoerigkeit_references (BUERGER, staatsangehoerigkeit_references) values ('2005','5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06">
            <text:p>500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8];&quot;','&quot;;[.B8];&quot;');&quot;)" office:value-type="string" office:string-value="insert into buerger_staatsangehoerigkeit_references (BUERGER, staatsangehoerigkeit_references) values ('2006','5006');">
            <text:p>insert into buerger_staatsangehoerigkeit_references (BUERGER, staatsangehoerigkeit_references) values ('2006','5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07">
            <text:p>500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9];&quot;','&quot;;[.B9];&quot;');&quot;)" office:value-type="string" office:string-value="insert into buerger_staatsangehoerigkeit_references (BUERGER, staatsangehoerigkeit_references) values ('2007','5007');">
            <text:p>insert into buerger_staatsangehoerigkeit_references (BUERGER, staatsangehoerigkeit_references) values ('2007','5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08">
            <text:p>500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0];&quot;','&quot;;[.B10];&quot;');&quot;)" office:value-type="string" office:string-value="insert into buerger_staatsangehoerigkeit_references (BUERGER, staatsangehoerigkeit_references) values ('2008','5008');">
            <text:p>insert into buerger_staatsangehoerigkeit_references (BUERGER, staatsangehoerigkeit_references) values ('2008','5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09">
            <text:p>500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1];&quot;','&quot;;[.B11];&quot;');&quot;)" office:value-type="string" office:string-value="insert into buerger_staatsangehoerigkeit_references (BUERGER, staatsangehoerigkeit_references) values ('2009','5009');">
            <text:p>insert into buerger_staatsangehoerigkeit_references (BUERGER, staatsangehoerigkeit_references) values ('2009','5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2];&quot;','&quot;;[.B12];&quot;');&quot;)" office:value-type="string" office:string-value="insert into buerger_staatsangehoerigkeit_references (BUERGER, staatsangehoerigkeit_references) values ('2010','5010');">
            <text:p>insert into buerger_staatsangehoerigkeit_references (BUERGER, staatsangehoerigkeit_references) values ('2010','5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3];&quot;','&quot;;[.B13];&quot;');&quot;)" office:value-type="string" office:string-value="insert into buerger_staatsangehoerigkeit_references (BUERGER, staatsangehoerigkeit_references) values ('2011','5011');">
            <text:p>insert into buerger_staatsangehoerigkeit_references (BUERGER, staatsangehoerigkeit_references) values ('2011','5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4];&quot;','&quot;;[.B14];&quot;');&quot;)" office:value-type="string" office:string-value="insert into buerger_staatsangehoerigkeit_references (BUERGER, staatsangehoerigkeit_references) values ('2012','5012');">
            <text:p>insert into buerger_staatsangehoerigkeit_references (BUERGER, staatsangehoerigkeit_references) values ('2012','5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5];&quot;','&quot;;[.B15];&quot;');&quot;)" office:value-type="string" office:string-value="insert into buerger_staatsangehoerigkeit_references (BUERGER, staatsangehoerigkeit_references) values ('2013','5013');">
            <text:p>insert into buerger_staatsangehoerigkeit_references (BUERGER, staatsangehoerigkeit_references) values ('2013','5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6];&quot;','&quot;;[.B16];&quot;');&quot;)" office:value-type="string" office:string-value="insert into buerger_staatsangehoerigkeit_references (BUERGER, staatsangehoerigkeit_references) values ('2014','5014');">
            <text:p>insert into buerger_staatsangehoerigkeit_references (BUERGER, staatsangehoerigkeit_references) values ('2014','5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7];&quot;','&quot;;[.B17];&quot;');&quot;)" office:value-type="string" office:string-value="insert into buerger_staatsangehoerigkeit_references (BUERGER, staatsangehoerigkeit_references) values ('2015','5015');">
            <text:p>insert into buerger_staatsangehoerigkeit_references (BUERGER, staatsangehoerigkeit_references) values ('2015','5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8];&quot;','&quot;;[.B18];&quot;');&quot;)" office:value-type="string" office:string-value="insert into buerger_staatsangehoerigkeit_references (BUERGER, staatsangehoerigkeit_references) values ('2016','5016');">
            <text:p>insert into buerger_staatsangehoerigkeit_references (BUERGER, staatsangehoerigkeit_references) values ('2016','5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9];&quot;','&quot;;[.B19];&quot;');&quot;)" office:value-type="string" office:string-value="insert into buerger_staatsangehoerigkeit_references (BUERGER, staatsangehoerigkeit_references) values ('2017','5017');">
            <text:p>insert into buerger_staatsangehoerigkeit_references (BUERGER, staatsangehoerigkeit_references) values ('2017','5017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0];&quot;','&quot;;[.B20];&quot;');&quot;)" office:value-type="string" office:string-value="insert into buerger_staatsangehoerigkeit_references (BUERGER, staatsangehoerigkeit_references) values ('2000','5010');">
            <text:p>insert into buerger_staatsangehoerigkeit_references (BUERGER, staatsangehoerigkeit_references) values ('2000','5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1];&quot;','&quot;;[.B21];&quot;');&quot;)" office:value-type="string" office:string-value="insert into buerger_staatsangehoerigkeit_references (BUERGER, staatsangehoerigkeit_references) values ('2001','5011');">
            <text:p>insert into buerger_staatsangehoerigkeit_references (BUERGER, staatsangehoerigkeit_references) values ('2001','5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2];&quot;','&quot;;[.B22];&quot;');&quot;)" office:value-type="string" office:string-value="insert into buerger_staatsangehoerigkeit_references (BUERGER, staatsangehoerigkeit_references) values ('2002','5012');">
            <text:p>insert into buerger_staatsangehoerigkeit_references (BUERGER, staatsangehoerigkeit_references) values ('2002','5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3];&quot;','&quot;;[.B23];&quot;');&quot;)" office:value-type="string" office:string-value="insert into buerger_staatsangehoerigkeit_references (BUERGER, staatsangehoerigkeit_references) values ('2003','5013');">
            <text:p>insert into buerger_staatsangehoerigkeit_references (BUERGER, staatsangehoerigkeit_references) values ('2003','5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4];&quot;','&quot;;[.B24];&quot;');&quot;)" office:value-type="string" office:string-value="insert into buerger_staatsangehoerigkeit_references (BUERGER, staatsangehoerigkeit_references) values ('2004','5014');">
            <text:p>insert into buerger_staatsangehoerigkeit_references (BUERGER, staatsangehoerigkeit_references) values ('2004','5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5];&quot;','&quot;;[.B25];&quot;');&quot;)" office:value-type="string" office:string-value="insert into buerger_staatsangehoerigkeit_references (BUERGER, staatsangehoerigkeit_references) values ('2005','5015');">
            <text:p>insert into buerger_staatsangehoerigkeit_references (BUERGER, staatsangehoerigkeit_references) values ('2005','5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6];&quot;','&quot;;[.B26];&quot;');&quot;)" office:value-type="string" office:string-value="insert into buerger_staatsangehoerigkeit_references (BUERGER, staatsangehoerigkeit_references) values ('2006','5016');">
            <text:p>insert into buerger_staatsangehoerigkeit_references (BUERGER, staatsangehoerigkeit_references) values ('2006','5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7];&quot;','&quot;;[.B27];&quot;');&quot;)" office:value-type="string" office:string-value="insert into buerger_staatsangehoerigkeit_references (BUERGER, staatsangehoerigkeit_references) values ('2007','5017');">
            <text:p>insert into buerger_staatsangehoerigkeit_references (BUERGER, staatsangehoerigkeit_references) values ('2007','5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18">
            <text:p>501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8];&quot;','&quot;;[.B28];&quot;');&quot;)" office:value-type="string" office:string-value="insert into buerger_staatsangehoerigkeit_references (BUERGER, staatsangehoerigkeit_references) values ('2008','5018');">
            <text:p>insert into buerger_staatsangehoerigkeit_references (BUERGER, staatsangehoerigkeit_references) values ('2008','5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19">
            <text:p>501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9];&quot;','&quot;;[.B29];&quot;');&quot;)" office:value-type="string" office:string-value="insert into buerger_staatsangehoerigkeit_references (BUERGER, staatsangehoerigkeit_references) values ('2009','5019');">
            <text:p>insert into buerger_staatsangehoerigkeit_references (BUERGER, staatsangehoerigkeit_references) values ('2009','5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20">
            <text:p>502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0];&quot;','&quot;;[.B30];&quot;');&quot;)" office:value-type="string" office:string-value="insert into buerger_staatsangehoerigkeit_references (BUERGER, staatsangehoerigkeit_references) values ('2010','5020');">
            <text:p>insert into buerger_staatsangehoerigkeit_references (BUERGER, staatsangehoerigkeit_references) values ('2010','5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21">
            <text:p>502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1];&quot;','&quot;;[.B31];&quot;');&quot;)" office:value-type="string" office:string-value="insert into buerger_staatsangehoerigkeit_references (BUERGER, staatsangehoerigkeit_references) values ('2011','5021');">
            <text:p>insert into buerger_staatsangehoerigkeit_references (BUERGER, staatsangehoerigkeit_references) values ('2011','5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22">
            <text:p>502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2];&quot;','&quot;;[.B32];&quot;');&quot;)" office:value-type="string" office:string-value="insert into buerger_staatsangehoerigkeit_references (BUERGER, staatsangehoerigkeit_references) values ('2012','5022');">
            <text:p>insert into buerger_staatsangehoerigkeit_references (BUERGER, staatsangehoerigkeit_references) values ('2012','5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23">
            <text:p>502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3];&quot;','&quot;;[.B33];&quot;');&quot;)" office:value-type="string" office:string-value="insert into buerger_staatsangehoerigkeit_references (BUERGER, staatsangehoerigkeit_references) values ('2013','5023');">
            <text:p>insert into buerger_staatsangehoerigkeit_references (BUERGER, staatsangehoerigkeit_references) values ('2013','5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24">
            <text:p>502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4];&quot;','&quot;;[.B34];&quot;');&quot;)" office:value-type="string" office:string-value="insert into buerger_staatsangehoerigkeit_references (BUERGER, staatsangehoerigkeit_references) values ('2014','5024');">
            <text:p>insert into buerger_staatsangehoerigkeit_references (BUERGER, staatsangehoerigkeit_references) values ('2014','5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25">
            <text:p>502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5];&quot;','&quot;;[.B35];&quot;');&quot;)" office:value-type="string" office:string-value="insert into buerger_staatsangehoerigkeit_references (BUERGER, staatsangehoerigkeit_references) values ('2015','5025');">
            <text:p>insert into buerger_staatsangehoerigkeit_references (BUERGER, staatsangehoerigkeit_references) values ('2015','5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26">
            <text:p>502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6];&quot;','&quot;;[.B36];&quot;');&quot;)" office:value-type="string" office:string-value="insert into buerger_staatsangehoerigkeit_references (BUERGER, staatsangehoerigkeit_references) values ('2016','5026');">
            <text:p>insert into buerger_staatsangehoerigkeit_references (BUERGER, staatsangehoerigkeit_references) values ('2016','5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27">
            <text:p>502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7];&quot;','&quot;;[.B37];&quot;');&quot;)" office:value-type="string" office:string-value="insert into buerger_staatsangehoerigkeit_references (BUERGER, staatsangehoerigkeit_references) values ('2017','5027');">
            <text:p>insert into buerger_staatsangehoerigkeit_references (BUERGER, staatsangehoerigkeit_references) values ('2017','5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028">
            <text:p>502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8];&quot;','&quot;;[.B38];&quot;');&quot;)" office:value-type="string" office:string-value="insert into buerger_staatsangehoerigkeit_references (BUERGER, staatsangehoerigkeit_references) values ('2018','5028');">
            <text:p>insert into buerger_staatsangehoerigkeit_references (BUERGER, staatsangehoerigkeit_references) values ('2018','5028');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5029">
            <text:p>502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9];&quot;','&quot;;[.B39];&quot;');&quot;)" office:value-type="string" office:string-value="insert into buerger_staatsangehoerigkeit_references (BUERGER, staatsangehoerigkeit_references) values ('2019','5029');">
            <text:p>insert into buerger_staatsangehoerigkeit_references (BUERGER, staatsangehoerigkeit_references) values ('2019','5029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24.08.2015</text:date>, <text:time>12:56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8-24T12:53:17</dc:date>
    <meta:editing-duration>PT31H07M37S</meta:editing-duration>
    <meta:editing-cycles>39</meta:editing-cycles>
    <meta:generator>OpenOffice.org/3.2$Linux OpenOffice.org_project/320m19$Build-9505</meta:generator>
    <meta:document-statistic meta:table-count="14" meta:cell-count="3138" meta:object-count="0"/>
  </office:meta>
</office:document-meta>
</file>